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07"/>
    <style:style style:name="ce2" style:family="table-cell" style:parent-style-name="Default" style:data-style-name="N108"/>
    <style:style style:name="ce5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ndia PROFILE" table:style-name="ta1">
        <table:shapes>
          <draw:frame draw:z-index="0" draw:style-name="gr1" draw:text-style-name="P1" svg:width="15.999cm" svg:height="8.999cm" svg:x="9.683cm" svg:y="0.286cm">
            <draw:object draw:notify-on-update-of-ranges="'Sandia PROFILE'.A2:'Sandia PROFILE'.A42 'Sandia PROFILE'.B1:'Sandia PROFILE'.B1 'Sandia PROFILE'.B2:'Sandia PROFILE'.B42 'Sandia PROFILE'.A2:'Sandia PROFILE'.A42 'Sandia PROFILE'.C1:'Sandia PROFILE'.C1 'Sandia PROFILE'.C2:'Sandia PROFILE'.C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oA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office:value-type="string" calcext:value-type="string">
            <text:p>Re=2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</text:p>
          </table:table-cell>
          <table:table-cell office:value-type="float" office:value="0.0064" calcext:value-type="float">
            <text:p>0,00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,1100</text:p>
          </table:table-cell>
          <table:table-cell office:value-type="float" office:value="0.0064" calcext:value-type="float">
            <text:p>0,00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00</text:p>
          </table:table-cell>
          <table:table-cell office:value-type="float" office:value="0.0066" calcext:value-type="float">
            <text:p>0,006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,3300</text:p>
          </table:table-cell>
          <table:table-cell office:value-type="float" office:value="0.0069" calcext:value-type="float">
            <text:p>0,006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,4400</text:p>
          </table:table-cell>
          <table:table-cell office:value-type="float" office:value="0.0073" calcext:value-type="float">
            <text:p>0,007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,5500</text:p>
          </table:table-cell>
          <table:table-cell office:value-type="float" office:value="0.0081" calcext:value-type="float">
            <text:p>0,008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,6600</text:p>
          </table:table-cell>
          <table:table-cell office:value-type="float" office:value="0.009" calcext:value-type="float">
            <text:p>0,009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" calcext:value-type="float">
            <text:p>0,7700</text:p>
          </table:table-cell>
          <table:table-cell office:value-type="float" office:value="0.0097" calcext:value-type="float">
            <text:p>0,00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8" calcext:value-type="float">
            <text:p>0,8800</text:p>
          </table:table-cell>
          <table:table-cell office:value-type="float" office:value="0.0105" calcext:value-type="float">
            <text:p>0,01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" calcext:value-type="float">
            <text:p>0,9900</text:p>
          </table:table-cell>
          <table:table-cell office:value-type="float" office:value="0.0113" calcext:value-type="float">
            <text:p>0,01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727" calcext:value-type="float">
            <text:p>1,0727</text:p>
          </table:table-cell>
          <table:table-cell office:value-type="float" office:value="0.0128" calcext:value-type="float">
            <text:p>0,012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539" calcext:value-type="float">
            <text:p>1,1539</text:p>
          </table:table-cell>
          <table:table-cell office:value-type="float" office:value="0.014" calcext:value-type="float">
            <text:p>0,014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072" calcext:value-type="float">
            <text:p>1,2072</text:p>
          </table:table-cell>
          <table:table-cell office:value-type="float" office:value="0.0155" calcext:value-type="float">
            <text:p>0,015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169" calcext:value-type="float">
            <text:p>1,2169</text:p>
          </table:table-cell>
          <table:table-cell office:value-type="float" office:value="0.0172" calcext:value-type="float">
            <text:p>0,01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1614" calcext:value-type="float">
            <text:p>1,1614</text:p>
          </table:table-cell>
          <table:table-cell office:value-type="float" office:value="0.0191" calcext:value-type="float">
            <text:p>0,019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478" calcext:value-type="float">
            <text:p>1,0478</text:p>
          </table:table-cell>
          <table:table-cell office:value-type="float" office:value="0.0213" calcext:value-type="float">
            <text:p>0,02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21" calcext:value-type="float">
            <text:p>0,9221</text:p>
          </table:table-cell>
          <table:table-cell office:value-type="float" office:value="0.0237" calcext:value-type="float">
            <text:p>0,023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826" calcext:value-type="float">
            <text:p>0,7826</text:p>
          </table:table-cell>
          <table:table-cell office:value-type="float" office:value="0.138" calcext:value-type="float">
            <text:p>0,138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163" calcext:value-type="float">
            <text:p>0,7163</text:p>
          </table:table-cell>
          <table:table-cell office:value-type="float" office:value="0.252" calcext:value-type="float">
            <text:p>0,25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091" calcext:value-type="float">
            <text:p>0,7091</text:p>
          </table:table-cell>
          <table:table-cell office:value-type="float" office:value="0.274" calcext:value-type="float">
            <text:p>0,274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269" calcext:value-type="float">
            <text:p>0,7269</text:p>
          </table:table-cell>
          <table:table-cell office:value-type="float" office:value="0.297" calcext:value-type="float">
            <text:p>0,297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595" calcext:value-type="float">
            <text:p>0,7595</text:p>
          </table:table-cell>
          <table:table-cell office:value-type="float" office:value="0.32" calcext:value-type="float">
            <text:p>0,32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981" calcext:value-type="float">
            <text:p>0,7981</text:p>
          </table:table-cell>
          <table:table-cell office:value-type="float" office:value="0.344" calcext:value-type="float">
            <text:p>0,344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426" calcext:value-type="float">
            <text:p>0,8426</text:p>
          </table:table-cell>
          <table:table-cell office:value-type="float" office:value="0.369" calcext:value-type="float">
            <text:p>0,369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882" calcext:value-type="float">
            <text:p>0,8882</text:p>
          </table:table-cell>
          <table:table-cell office:value-type="float" office:value="0.394" calcext:value-type="float">
            <text:p>0,394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352" calcext:value-type="float">
            <text:p>0,9352</text:p>
          </table:table-cell>
          <table:table-cell office:value-type="float" office:value="0.42" calcext:value-type="float">
            <text:p>0,42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842" calcext:value-type="float">
            <text:p>0,9842</text:p>
          </table:table-cell>
          <table:table-cell office:value-type="float" office:value="0.446" calcext:value-type="float">
            <text:p>0,446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355" calcext:value-type="float">
            <text:p>1,0355</text:p>
          </table:table-cell>
          <table:table-cell office:value-type="float" office:value="0.473" calcext:value-type="float">
            <text:p>0,4730</text:p>
          </table:table-cell>
          <table:table-cell/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l NACA-TN-3361" table:style-name="ta1">
        <table:shapes>
          <draw:frame draw:z-index="0" draw:style-name="gr1" draw:text-style-name="P1" svg:width="15.999cm" svg:height="8.999cm" svg:x="4.617cm" svg:y="0.1cm">
            <draw:object draw:notify-on-update-of-ranges="'Cl NACA-TN-3361'.A2:'Cl NACA-TN-3361'.A39 'Cl NACA-TN-3361'.B1:'Cl NACA-TN-3361'.B1 'Cl NACA-TN-3361'.B2:'Cl NACA-TN-3361'.B39 'Sandia PROFILE'.A2:'Sandia PROFILE'.A42 'Sandia PROFILE'.B2:'Sandia PROFILE'.B42 XFOIL.A3:XFOIL.A9 XFOIL.B3:XFOIL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5.177cm" svg:y="9.669cm">
            <draw:object draw:notify-on-update-of-ranges="'Cl NACA-TN-3361'.A2:'Cl NACA-TN-3361'.A39 'Cl NACA-TN-3361'.B1:'Cl NACA-TN-3361'.B1 'Cl NACA-TN-3361'.B2:'Cl NACA-TN-3361'.B39 'Sandia PROFILE'.A2:'Sandia PROFILE'.A42 'Sandia PROFILE'.B2:'Sandia PROFILE'.B42 XFOIL.A3:XFOIL.A9 XFOIL.B3:XFOIL.B9 Arkusz6.A2:Arkusz6.A59 Arkusz6.B2:Arkusz6.B5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float" office:value="-1.683" calcext:value-type="float">
            <text:p>-1,683</text:p>
          </table:table-cell>
          <table:table-cell office:value-type="float" office:value="-0.1304" calcext:value-type="float">
            <text:p>-0,1304</text:p>
          </table:table-cell>
        </table:table-row>
        <table:table-row table:style-name="ro1">
          <table:table-cell office:value-type="float" office:value="-0.241" calcext:value-type="float">
            <text:p>-0,241</text:p>
          </table:table-cell>
          <table:table-cell office:value-type="float" office:value="0.00162" calcext:value-type="float">
            <text:p>0,00162</text:p>
          </table:table-cell>
        </table:table-row>
        <table:table-row table:style-name="ro1">
          <table:table-cell office:value-type="float" office:value="1.765" calcext:value-type="float">
            <text:p>1,765</text:p>
          </table:table-cell>
          <table:table-cell office:value-type="float" office:value="0.19822" calcext:value-type="float">
            <text:p>0,19822</text:p>
          </table:table-cell>
        </table:table-row>
        <table:table-row table:style-name="ro1">
          <table:table-cell office:value-type="float" office:value="3.211" calcext:value-type="float">
            <text:p>3,211</text:p>
          </table:table-cell>
          <table:table-cell office:value-type="float" office:value="0.3692" calcext:value-type="float">
            <text:p>0,3692</text:p>
          </table:table-cell>
        </table:table-row>
        <table:table-row table:style-name="ro1">
          <table:table-cell office:value-type="float" office:value="4.829" calcext:value-type="float">
            <text:p>4,829</text:p>
          </table:table-cell>
          <table:table-cell office:value-type="float" office:value="0.54373" calcext:value-type="float">
            <text:p>0,54373</text:p>
          </table:table-cell>
        </table:table-row>
        <table:table-row table:style-name="ro1">
          <table:table-cell office:value-type="float" office:value="6.78" calcext:value-type="float">
            <text:p>6,78</text:p>
          </table:table-cell>
          <table:table-cell office:value-type="float" office:value="0.73925" calcext:value-type="float">
            <text:p>0,73925</text:p>
          </table:table-cell>
        </table:table-row>
        <table:table-row table:style-name="ro1">
          <table:table-cell office:value-type="float" office:value="8.41" calcext:value-type="float">
            <text:p>8,41</text:p>
          </table:table-cell>
          <table:table-cell office:value-type="float" office:value="0.89639" calcext:value-type="float">
            <text:p>0,89639</text:p>
          </table:table-cell>
        </table:table-row>
        <table:table-row table:style-name="ro1">
          <table:table-cell office:value-type="float" office:value="10.042" calcext:value-type="float">
            <text:p>10,042</text:p>
          </table:table-cell>
          <table:table-cell office:value-type="float" office:value="1.05005" calcext:value-type="float">
            <text:p>1,05005</text:p>
          </table:table-cell>
        </table:table-row>
        <table:table-row table:style-name="ro1">
          <table:table-cell office:value-type="float" office:value="11.515" calcext:value-type="float">
            <text:p>11,515</text:p>
          </table:table-cell>
          <table:table-cell office:value-type="float" office:value="1.18279" calcext:value-type="float">
            <text:p>1,18279</text:p>
          </table:table-cell>
        </table:table-row>
        <table:table-row table:style-name="ro1">
          <table:table-cell office:value-type="float" office:value="12.836" calcext:value-type="float">
            <text:p>12,836</text:p>
          </table:table-cell>
          <table:table-cell office:value-type="float" office:value="1.28416" calcext:value-type="float">
            <text:p>1,28416</text:p>
          </table:table-cell>
        </table:table-row>
        <table:table-row table:style-name="ro1">
          <table:table-cell office:value-type="float" office:value="13.354" calcext:value-type="float">
            <text:p>13,354</text:p>
          </table:table-cell>
          <table:table-cell office:value-type="float" office:value="1.29132" calcext:value-type="float">
            <text:p>1,29132</text:p>
          </table:table-cell>
        </table:table-row>
        <table:table-row table:style-name="ro1">
          <table:table-cell office:value-type="float" office:value="13.613" calcext:value-type="float">
            <text:p>13,613</text:p>
          </table:table-cell>
          <table:table-cell office:value-type="float" office:value="1.1697" calcext:value-type="float">
            <text:p>1,1697</text:p>
          </table:table-cell>
        </table:table-row>
        <table:table-row table:style-name="ro1">
          <table:table-cell office:value-type="float" office:value="13.917" calcext:value-type="float">
            <text:p>13,917</text:p>
          </table:table-cell>
          <table:table-cell office:value-type="float" office:value="0.98549" calcext:value-type="float">
            <text:p>0,98549</text:p>
          </table:table-cell>
        </table:table-row>
        <table:table-row table:style-name="ro1">
          <table:table-cell office:value-type="float" office:value="15.339" calcext:value-type="float">
            <text:p>15,339</text:p>
          </table:table-cell>
          <table:table-cell office:value-type="float" office:value="0.94431" calcext:value-type="float">
            <text:p>0,94431</text:p>
          </table:table-cell>
        </table:table-row>
        <table:table-row table:style-name="ro1">
          <table:table-cell office:value-type="float" office:value="17.133" calcext:value-type="float">
            <text:p>17,133</text:p>
          </table:table-cell>
          <table:table-cell office:value-type="float" office:value="0.8685" calcext:value-type="float">
            <text:p>0,8685</text:p>
          </table:table-cell>
        </table:table-row>
        <table:table-row table:style-name="ro1">
          <table:table-cell office:value-type="float" office:value="18.589" calcext:value-type="float">
            <text:p>18,589</text:p>
          </table:table-cell>
          <table:table-cell office:value-type="float" office:value="0.77864" calcext:value-type="float">
            <text:p>0,77864</text:p>
          </table:table-cell>
        </table:table-row>
        <table:table-row table:style-name="ro1">
          <table:table-cell office:value-type="float" office:value="19.148" calcext:value-type="float">
            <text:p>19,148</text:p>
          </table:table-cell>
          <table:table-cell office:value-type="float" office:value="0.72669" calcext:value-type="float">
            <text:p>0,72669</text:p>
          </table:table-cell>
        </table:table-row>
        <table:table-row table:style-name="ro1">
          <table:table-cell office:value-type="float" office:value="20.548" calcext:value-type="float">
            <text:p>20,548</text:p>
          </table:table-cell>
          <table:table-cell office:value-type="float" office:value="0.71681" calcext:value-type="float">
            <text:p>0,71681</text:p>
          </table:table-cell>
        </table:table-row>
        <table:table-row table:style-name="ro1">
          <table:table-cell office:value-type="float" office:value="22.273" calcext:value-type="float">
            <text:p>22,273</text:p>
          </table:table-cell>
          <table:table-cell office:value-type="float" office:value="0.73835" calcext:value-type="float">
            <text:p>0,73835</text:p>
          </table:table-cell>
        </table:table-row>
        <table:table-row table:style-name="ro1">
          <table:table-cell office:value-type="float" office:value="24.151" calcext:value-type="float">
            <text:p>24,151</text:p>
          </table:table-cell>
          <table:table-cell office:value-type="float" office:value="0.79125" calcext:value-type="float">
            <text:p>0,79125</text:p>
          </table:table-cell>
        </table:table-row>
        <table:table-row table:style-name="ro1">
          <table:table-cell office:value-type="float" office:value="26.705" calcext:value-type="float">
            <text:p>26,705</text:p>
          </table:table-cell>
          <table:table-cell office:value-type="float" office:value="0.87224" calcext:value-type="float">
            <text:p>0,87224</text:p>
          </table:table-cell>
        </table:table-row>
        <table:table-row table:style-name="ro1">
          <table:table-cell office:value-type="float" office:value="29.254" calcext:value-type="float">
            <text:p>29,254</text:p>
          </table:table-cell>
          <table:table-cell office:value-type="float" office:value="0.96018" calcext:value-type="float">
            <text:p>0,96018</text:p>
          </table:table-cell>
        </table:table-row>
        <table:table-row table:style-name="ro1">
          <table:table-cell office:value-type="float" office:value="33.193" calcext:value-type="float">
            <text:p>33,193</text:p>
          </table:table-cell>
          <table:table-cell office:value-type="float" office:value="1.05215" calcext:value-type="float">
            <text:p>1,05215</text:p>
          </table:table-cell>
        </table:table-row>
        <table:table-row table:style-name="ro1">
          <table:table-cell office:value-type="float" office:value="38.017" calcext:value-type="float">
            <text:p>38,017</text:p>
          </table:table-cell>
          <table:table-cell office:value-type="float" office:value="1.12359" calcext:value-type="float">
            <text:p>1,12359</text:p>
          </table:table-cell>
        </table:table-row>
        <table:table-row table:style-name="ro1">
          <table:table-cell office:value-type="float" office:value="42.005" calcext:value-type="float">
            <text:p>42,005</text:p>
          </table:table-cell>
          <table:table-cell office:value-type="float" office:value="1.14602" calcext:value-type="float">
            <text:p>1,14602</text:p>
          </table:table-cell>
        </table:table-row>
        <table:table-row table:style-name="ro1">
          <table:table-cell office:value-type="float" office:value="48.814" calcext:value-type="float">
            <text:p>48,814</text:p>
          </table:table-cell>
          <table:table-cell office:value-type="float" office:value="1.11738" calcext:value-type="float">
            <text:p>1,11738</text:p>
          </table:table-cell>
        </table:table-row>
        <table:table-row table:style-name="ro1">
          <table:table-cell office:value-type="float" office:value="55.66" calcext:value-type="float">
            <text:p>55,66</text:p>
          </table:table-cell>
          <table:table-cell office:value-type="float" office:value="1.03658" calcext:value-type="float">
            <text:p>1,03658</text:p>
          </table:table-cell>
        </table:table-row>
        <table:table-row table:style-name="ro1">
          <table:table-cell office:value-type="float" office:value="59.359" calcext:value-type="float">
            <text:p>59,359</text:p>
          </table:table-cell>
          <table:table-cell office:value-type="float" office:value="0.97543" calcext:value-type="float">
            <text:p>0,97543</text:p>
          </table:table-cell>
        </table:table-row>
        <table:table-row table:style-name="ro1">
          <table:table-cell office:value-type="float" office:value="64.305" calcext:value-type="float">
            <text:p>64,305</text:p>
          </table:table-cell>
          <table:table-cell office:value-type="float" office:value="0.87302" calcext:value-type="float">
            <text:p>0,87302</text:p>
          </table:table-cell>
        </table:table-row>
        <table:table-row table:style-name="ro1">
          <table:table-cell office:value-type="float" office:value="68.031" calcext:value-type="float">
            <text:p>68,031</text:p>
          </table:table-cell>
          <table:table-cell office:value-type="float" office:value="0.77362" calcext:value-type="float">
            <text:p>0,77362</text:p>
          </table:table-cell>
        </table:table-row>
        <table:table-row table:style-name="ro1">
          <table:table-cell office:value-type="float" office:value="71.943" calcext:value-type="float">
            <text:p>71,943</text:p>
          </table:table-cell>
          <table:table-cell office:value-type="float" office:value="0.6569" calcext:value-type="float">
            <text:p>0,6569</text:p>
          </table:table-cell>
        </table:table-row>
        <table:table-row table:style-name="ro1">
          <table:table-cell office:value-type="float" office:value="74.612" calcext:value-type="float">
            <text:p>74,612</text:p>
          </table:table-cell>
          <table:table-cell office:value-type="float" office:value="0.57448" calcext:value-type="float">
            <text:p>0,57448</text:p>
          </table:table-cell>
        </table:table-row>
        <table:table-row table:style-name="ro1">
          <table:table-cell office:value-type="float" office:value="78.477" calcext:value-type="float">
            <text:p>78,477</text:p>
          </table:table-cell>
          <table:table-cell office:value-type="float" office:value="0.46129" calcext:value-type="float">
            <text:p>0,46129</text:p>
          </table:table-cell>
        </table:table-row>
        <table:table-row table:style-name="ro1">
          <table:table-cell office:value-type="float" office:value="82.864" calcext:value-type="float">
            <text:p>82,864</text:p>
          </table:table-cell>
          <table:table-cell office:value-type="float" office:value="0.31394" calcext:value-type="float">
            <text:p>0,31394</text:p>
          </table:table-cell>
        </table:table-row>
        <table:table-row table:style-name="ro1">
          <table:table-cell office:value-type="float" office:value="85.849" calcext:value-type="float">
            <text:p>85,849</text:p>
          </table:table-cell>
          <table:table-cell office:value-type="float" office:value="0.19641" calcext:value-type="float">
            <text:p>0,19641</text:p>
          </table:table-cell>
        </table:table-row>
        <table:table-row table:style-name="ro1">
          <table:table-cell office:value-type="float" office:value="89.102" calcext:value-type="float">
            <text:p>89,102</text:p>
          </table:table-cell>
          <table:table-cell office:value-type="float" office:value="0.09003" calcext:value-type="float">
            <text:p>0,09003</text:p>
          </table:table-cell>
        </table:table-row>
      </table:table>
      <table:table table:name="Cd NACA-TN-3361" table:style-name="ta1">
        <table:shapes>
          <draw:frame draw:z-index="0" draw:style-name="gr1" draw:text-style-name="P1" svg:width="15.999cm" svg:height="8.999cm" svg:x="4.617cm" svg:y="0.1cm">
            <draw:object draw:notify-on-update-of-ranges="'Cd NACA-TN-3361'.A2:'Cd NACA-TN-3361'.A31 'Cd NACA-TN-3361'.B1:'Cd NACA-TN-3361'.B1 'Cd NACA-TN-3361'.B2:'Cd NACA-TN-3361'.B31 'Sandia PROFILE'.A2:'Sandia PROFILE'.A42 'Sandia PROFILE'.C2:'Sandia PROFILE'.C42 XFOIL.A3:XFOIL.A9 XFOIL.C3:XFOIL.C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4.792cm" svg:y="9.642cm">
            <draw:object draw:notify-on-update-of-ranges="'Cd NACA-TN-3361'.A2:'Cd NACA-TN-3361'.A31 'Cd NACA-TN-3361'.B1:'Cd NACA-TN-3361'.B1 'Cd NACA-TN-3361'.B2:'Cd NACA-TN-3361'.B31 'Sandia PROFILE'.A2:'Sandia PROFILE'.A42 'Sandia PROFILE'.C2:'Sandia PROFILE'.C42 XFOIL.A3:XFOIL.A9 XFOIL.C3:XFOIL.C9 Arkusz6.A2:Arkusz6.A59 Arkusz6.C2:Arkusz6.C5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-0.62" calcext:value-type="float">
            <text:p>-0,62</text:p>
          </table:table-cell>
          <table:table-cell office:value-type="float" office:value="0.01443" calcext:value-type="float">
            <text:p>0,01443</text:p>
          </table:table-cell>
        </table:table-row>
        <table:table-row table:style-name="ro1">
          <table:table-cell office:value-type="float" office:value="6.421" calcext:value-type="float">
            <text:p>6,421</text:p>
          </table:table-cell>
          <table:table-cell office:value-type="float" office:value="0.01704" calcext:value-type="float">
            <text:p>0,01704</text:p>
          </table:table-cell>
        </table:table-row>
        <table:table-row table:style-name="ro1">
          <table:table-cell office:value-type="float" office:value="11.116" calcext:value-type="float">
            <text:p>11,116</text:p>
          </table:table-cell>
          <table:table-cell office:value-type="float" office:value="0.01878" calcext:value-type="float">
            <text:p>0,01878</text:p>
          </table:table-cell>
        </table:table-row>
        <table:table-row table:style-name="ro1">
          <table:table-cell office:value-type="float" office:value="13.031" calcext:value-type="float">
            <text:p>13,031</text:p>
          </table:table-cell>
          <table:table-cell office:value-type="float" office:value="0.0414" calcext:value-type="float">
            <text:p>0,0414</text:p>
          </table:table-cell>
        </table:table-row>
        <table:table-row table:style-name="ro1">
          <table:table-cell office:value-type="float" office:value="14.777" calcext:value-type="float">
            <text:p>14,777</text:p>
          </table:table-cell>
          <table:table-cell office:value-type="float" office:value="0.10232" calcext:value-type="float">
            <text:p>0,10232</text:p>
          </table:table-cell>
        </table:table-row>
        <table:table-row table:style-name="ro1">
          <table:table-cell office:value-type="float" office:value="16.665" calcext:value-type="float">
            <text:p>16,665</text:p>
          </table:table-cell>
          <table:table-cell office:value-type="float" office:value="0.15782" calcext:value-type="float">
            <text:p>0,15782</text:p>
          </table:table-cell>
        </table:table-row>
        <table:table-row table:style-name="ro1">
          <table:table-cell office:value-type="float" office:value="19.099" calcext:value-type="float">
            <text:p>19,099</text:p>
          </table:table-cell>
          <table:table-cell office:value-type="float" office:value="0.22173" calcext:value-type="float">
            <text:p>0,22173</text:p>
          </table:table-cell>
        </table:table-row>
        <table:table-row table:style-name="ro1">
          <table:table-cell office:value-type="float" office:value="20.675" calcext:value-type="float">
            <text:p>20,675</text:p>
          </table:table-cell>
          <table:table-cell office:value-type="float" office:value="0.32095" calcext:value-type="float">
            <text:p>0,32095</text:p>
          </table:table-cell>
        </table:table-row>
        <table:table-row table:style-name="ro1">
          <table:table-cell office:value-type="float" office:value="24.044" calcext:value-type="float">
            <text:p>24,044</text:p>
          </table:table-cell>
          <table:table-cell office:value-type="float" office:value="0.42356" calcext:value-type="float">
            <text:p>0,42356</text:p>
          </table:table-cell>
        </table:table-row>
        <table:table-row table:style-name="ro1">
          <table:table-cell office:value-type="float" office:value="27.402" calcext:value-type="float">
            <text:p>27,402</text:p>
          </table:table-cell>
          <table:table-cell office:value-type="float" office:value="0.53987" calcext:value-type="float">
            <text:p>0,53987</text:p>
          </table:table-cell>
        </table:table-row>
        <table:table-row table:style-name="ro1">
          <table:table-cell office:value-type="float" office:value="30.887" calcext:value-type="float">
            <text:p>30,887</text:p>
          </table:table-cell>
          <table:table-cell office:value-type="float" office:value="0.66993" calcext:value-type="float">
            <text:p>0,66993</text:p>
          </table:table-cell>
        </table:table-row>
        <table:table-row table:style-name="ro1">
          <table:table-cell office:value-type="float" office:value="33.559" calcext:value-type="float">
            <text:p>33,559</text:p>
          </table:table-cell>
          <table:table-cell office:value-type="float" office:value="0.78051" calcext:value-type="float">
            <text:p>0,78051</text:p>
          </table:table-cell>
        </table:table-row>
        <table:table-row table:style-name="ro1">
          <table:table-cell office:value-type="float" office:value="37.043" calcext:value-type="float">
            <text:p>37,043</text:p>
          </table:table-cell>
          <table:table-cell office:value-type="float" office:value="0.91057" calcext:value-type="float">
            <text:p>0,91057</text:p>
          </table:table-cell>
        </table:table-row>
        <table:table-row table:style-name="ro1">
          <table:table-cell office:value-type="float" office:value="40.397" calcext:value-type="float">
            <text:p>40,397</text:p>
          </table:table-cell>
          <table:table-cell office:value-type="float" office:value="1.03236" calcext:value-type="float">
            <text:p>1,03236</text:p>
          </table:table-cell>
        </table:table-row>
        <table:table-row table:style-name="ro1">
          <table:table-cell office:value-type="float" office:value="44.013" calcext:value-type="float">
            <text:p>44,013</text:p>
          </table:table-cell>
          <table:table-cell office:value-type="float" office:value="1.17068" calcext:value-type="float">
            <text:p>1,17068</text:p>
          </table:table-cell>
        </table:table-row>
        <table:table-row table:style-name="ro1">
          <table:table-cell office:value-type="float" office:value="48.453" calcext:value-type="float">
            <text:p>48,453</text:p>
          </table:table-cell>
          <table:table-cell office:value-type="float" office:value="1.31479" calcext:value-type="float">
            <text:p>1,31479</text:p>
          </table:table-cell>
        </table:table-row>
        <table:table-row table:style-name="ro1">
          <table:table-cell office:value-type="float" office:value="52.354" calcext:value-type="float">
            <text:p>52,354</text:p>
          </table:table-cell>
          <table:table-cell office:value-type="float" office:value="1.44226" calcext:value-type="float">
            <text:p>1,44226</text:p>
          </table:table-cell>
        </table:table-row>
        <table:table-row table:style-name="ro1">
          <table:table-cell office:value-type="float" office:value="56.122" calcext:value-type="float">
            <text:p>56,122</text:p>
          </table:table-cell>
          <table:table-cell office:value-type="float" office:value="1.56421" calcext:value-type="float">
            <text:p>1,56421</text:p>
          </table:table-cell>
        </table:table-row>
        <table:table-row table:style-name="ro1">
          <table:table-cell office:value-type="float" office:value="60.571" calcext:value-type="float">
            <text:p>60,571</text:p>
          </table:table-cell>
          <table:table-cell office:value-type="float" office:value="1.69736" calcext:value-type="float">
            <text:p>1,69736</text:p>
          </table:table-cell>
        </table:table-row>
        <table:table-row table:style-name="ro1">
          <table:table-cell office:value-type="float" office:value="65.579" calcext:value-type="float">
            <text:p>65,579</text:p>
          </table:table-cell>
          <table:table-cell office:value-type="float" office:value="1.8225" calcext:value-type="float">
            <text:p>1,8225</text:p>
          </table:table-cell>
        </table:table-row>
        <table:table-row table:style-name="ro1">
          <table:table-cell office:value-type="float" office:value="70.199" calcext:value-type="float">
            <text:p>70,199</text:p>
          </table:table-cell>
          <table:table-cell office:value-type="float" office:value="1.91462" calcext:value-type="float">
            <text:p>1,91462</text:p>
          </table:table-cell>
        </table:table-row>
        <table:table-row table:style-name="ro1">
          <table:table-cell office:value-type="float" office:value="74.704" calcext:value-type="float">
            <text:p>74,704</text:p>
          </table:table-cell>
          <table:table-cell office:value-type="float" office:value="1.97931" calcext:value-type="float">
            <text:p>1,97931</text:p>
          </table:table-cell>
        </table:table-row>
        <table:table-row table:style-name="ro1">
          <table:table-cell office:value-type="float" office:value="79.084" calcext:value-type="float">
            <text:p>79,084</text:p>
          </table:table-cell>
          <table:table-cell office:value-type="float" office:value="2.0275" calcext:value-type="float">
            <text:p>2,0275</text:p>
          </table:table-cell>
        </table:table-row>
        <table:table-row table:style-name="ro1">
          <table:table-cell office:value-type="float" office:value="84.028" calcext:value-type="float">
            <text:p>84,028</text:p>
          </table:table-cell>
          <table:table-cell office:value-type="float" office:value="2.06221" calcext:value-type="float">
            <text:p>2,06221</text:p>
          </table:table-cell>
        </table:table-row>
        <table:table-row table:style-name="ro1">
          <table:table-cell office:value-type="float" office:value="89.261" calcext:value-type="float">
            <text:p>89,261</text:p>
          </table:table-cell>
          <table:table-cell office:value-type="float" office:value="2.08059" calcext:value-type="float">
            <text:p>2,08059</text:p>
          </table:table-cell>
        </table:table-row>
      </table:table>
      <table:table table:name="Cm NACA-TN-3361" table:style-name="ta1">
        <table:shapes>
          <draw:frame draw:z-index="0" draw:style-name="gr1" draw:text-style-name="P1" svg:width="15.999cm" svg:height="8.999cm" svg:x="4.617cm" svg:y="0.1cm">
            <draw:object draw:notify-on-update-of-ranges="'Cm NACA-TN-3361'.A2:'Cm NACA-TN-3361'.A18 'Cm NACA-TN-3361'.B1:'Cm NACA-TN-3361'.B1 'Cm NACA-TN-3361'.B2:'Cm NACA-TN-3361'.B18 XFOIL.A3:XFOIL.A9 XFOIL.E3:XFOIL.E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4.79cm" svg:y="9.51cm">
            <draw:object draw:notify-on-update-of-ranges="'Cm NACA-TN-3361'.A2:'Cm NACA-TN-3361'.A18 'Cm NACA-TN-3361'.B1:'Cm NACA-TN-3361'.B1 'Cm NACA-TN-3361'.B2:'Cm NACA-TN-3361'.B18 XFOIL.A3:XFOIL.A9 XFOIL.E3:XFOIL.E9 Arkusz7.A2:Arkusz7.A28 Arkusz7.B2:Arkusz7.B2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float" office:value="-0.748" calcext:value-type="float">
            <text:p>-0,748</text:p>
          </table:table-cell>
          <table:table-cell office:value-type="float" office:value="-0.00602" calcext:value-type="float">
            <text:p>-0,00602</text:p>
          </table:table-cell>
        </table:table-row>
        <table:table-row table:style-name="ro1">
          <table:table-cell office:value-type="float" office:value="8.059" calcext:value-type="float">
            <text:p>8,059</text:p>
          </table:table-cell>
          <table:table-cell office:value-type="float" office:value="-0.00262" calcext:value-type="float">
            <text:p>-0,00262</text:p>
          </table:table-cell>
        </table:table-row>
        <table:table-row table:style-name="ro1">
          <table:table-cell office:value-type="float" office:value="13.451" calcext:value-type="float">
            <text:p>13,451</text:p>
          </table:table-cell>
          <table:table-cell office:value-type="float" office:value="0.00381" calcext:value-type="float">
            <text:p>0,00381</text:p>
          </table:table-cell>
        </table:table-row>
        <table:table-row table:style-name="ro1">
          <table:table-cell office:value-type="float" office:value="14.779" calcext:value-type="float">
            <text:p>14,779</text:p>
          </table:table-cell>
          <table:table-cell office:value-type="float" office:value="-0.00439" calcext:value-type="float">
            <text:p>-0,00439</text:p>
          </table:table-cell>
        </table:table-row>
        <table:table-row table:style-name="ro1">
          <table:table-cell office:value-type="float" office:value="16.091" calcext:value-type="float">
            <text:p>16,091</text:p>
          </table:table-cell>
          <table:table-cell office:value-type="float" office:value="-0.04078" calcext:value-type="float">
            <text:p>-0,04078</text:p>
          </table:table-cell>
        </table:table-row>
        <table:table-row table:style-name="ro1">
          <table:table-cell office:value-type="float" office:value="18.058" calcext:value-type="float">
            <text:p>18,058</text:p>
          </table:table-cell>
          <table:table-cell office:value-type="float" office:value="-0.07021" calcext:value-type="float">
            <text:p>-0,07021</text:p>
          </table:table-cell>
        </table:table-row>
        <table:table-row table:style-name="ro1">
          <table:table-cell office:value-type="float" office:value="21.344" calcext:value-type="float">
            <text:p>21,344</text:p>
          </table:table-cell>
          <table:table-cell office:value-type="float" office:value="-0.10051" calcext:value-type="float">
            <text:p>-0,10051</text:p>
          </table:table-cell>
        </table:table-row>
        <table:table-row table:style-name="ro1">
          <table:table-cell office:value-type="float" office:value="26.584" calcext:value-type="float">
            <text:p>26,584</text:p>
          </table:table-cell>
          <table:table-cell office:value-type="float" office:value="-0.14653" calcext:value-type="float">
            <text:p>-0,14653</text:p>
          </table:table-cell>
        </table:table-row>
        <table:table-row table:style-name="ro1">
          <table:table-cell office:value-type="float" office:value="32.526" calcext:value-type="float">
            <text:p>32,526</text:p>
          </table:table-cell>
          <table:table-cell office:value-type="float" office:value="-0.20051" calcext:value-type="float">
            <text:p>-0,20051</text:p>
          </table:table-cell>
        </table:table-row>
        <table:table-row table:style-name="ro1">
          <table:table-cell office:value-type="float" office:value="38.182" calcext:value-type="float">
            <text:p>38,182</text:p>
          </table:table-cell>
          <table:table-cell office:value-type="float" office:value="-0.24499" calcext:value-type="float">
            <text:p>-0,24499</text:p>
          </table:table-cell>
        </table:table-row>
        <table:table-row table:style-name="ro1">
          <table:table-cell office:value-type="float" office:value="44.255" calcext:value-type="float">
            <text:p>44,255</text:p>
          </table:table-cell>
          <table:table-cell office:value-type="float" office:value="-0.29069" calcext:value-type="float">
            <text:p>-0,29069</text:p>
          </table:table-cell>
        </table:table-row>
        <table:table-row table:style-name="ro1">
          <table:table-cell office:value-type="float" office:value="51.582" calcext:value-type="float">
            <text:p>51,582</text:p>
          </table:table-cell>
          <table:table-cell office:value-type="float" office:value="-0.34276" calcext:value-type="float">
            <text:p>-0,34276</text:p>
          </table:table-cell>
        </table:table-row>
        <table:table-row table:style-name="ro1">
          <table:table-cell office:value-type="float" office:value="59.603" calcext:value-type="float">
            <text:p>59,603</text:p>
          </table:table-cell>
          <table:table-cell office:value-type="float" office:value="-0.39457" calcext:value-type="float">
            <text:p>-0,39457</text:p>
          </table:table-cell>
        </table:table-row>
        <table:table-row table:style-name="ro1">
          <table:table-cell office:value-type="float" office:value="67.416" calcext:value-type="float">
            <text:p>67,416</text:p>
          </table:table-cell>
          <table:table-cell office:value-type="float" office:value="-0.44646" calcext:value-type="float">
            <text:p>-0,44646</text:p>
          </table:table-cell>
        </table:table-row>
        <table:table-row table:style-name="ro1">
          <table:table-cell office:value-type="float" office:value="74.525" calcext:value-type="float">
            <text:p>74,525</text:p>
          </table:table-cell>
          <table:table-cell office:value-type="float" office:value="-0.48626" calcext:value-type="float">
            <text:p>-0,48626</text:p>
          </table:table-cell>
        </table:table-row>
        <table:table-row table:style-name="ro1">
          <table:table-cell office:value-type="float" office:value="81.975" calcext:value-type="float">
            <text:p>81,975</text:p>
          </table:table-cell>
          <table:table-cell office:value-type="float" office:value="-0.51908" calcext:value-type="float">
            <text:p>-0,51908</text:p>
          </table:table-cell>
        </table:table-row>
        <table:table-row table:style-name="ro1">
          <table:table-cell office:value-type="float" office:value="89.003" calcext:value-type="float">
            <text:p>89,003</text:p>
          </table:table-cell>
          <table:table-cell office:value-type="float" office:value="-0.54519" calcext:value-type="float">
            <text:p>-0,54519</text:p>
          </table:table-cell>
        </table:table-row>
      </table:table>
      <table:table table:name="XFOIL" table:style-name="ta1">
        <table:table-column table:style-name="co1" table:default-cell-style-name="ce2"/>
        <table:table-column table:style-name="co1" table:number-columns-repeated="8" table:default-cell-style-name="ce1"/>
        <table:table-row table:style-name="ro1">
          <table:table-cell table:style-name="Default" office:value-type="string" calcext:value-type="string">
            <text:p>alpha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D</text:p>
          </table:table-cell>
          <table:table-cell table:style-name="Default" office:value-type="string" calcext:value-type="string">
            <text:p>CDp</text:p>
          </table:table-cell>
          <table:table-cell table:style-name="Default" office:value-type="string" calcext:value-type="string">
            <text:p>CM</text:p>
          </table:table-cell>
          <table:table-cell table:style-name="Default" office:value-type="string" calcext:value-type="string">
            <text:p>Top_Xtr</text:p>
          </table:table-cell>
          <table:table-cell table:style-name="Default" office:value-type="string" calcext:value-type="string">
            <text:p>Bot_Xtr</text:p>
          </table:table-cell>
          <table:table-cell table:style-name="Default" office:value-type="string" calcext:value-type="string">
            <text:p>Top_Itr</text:p>
          </table:table-cell>
          <table:table-cell table:style-name="Default" office:value-type="string" calcext:value-type="string">
            <text:p>Bot_Itr</text:p>
          </table:table-cell>
        </table:table-row>
        <table:table-row table:style-name="ro1">
          <table:table-cell table:style-name="Default" office:value-type="string" calcext:value-type="string">
            <text:p>------</text:p>
          </table:table-cell>
          <table:table-cell table:style-name="Default" office:value-type="string" calcext:value-type="string">
            <text:p>--------</text:p>
          </table:table-cell>
          <table:table-cell table:number-columns-repeated="2" table:style-name="Default" office:value-type="string" calcext:value-type="string">
            <text:p>---------</text:p>
          </table:table-cell>
          <table:table-cell table:number-columns-repeated="5" table:style-name="Default" office:value-type="string" calcext:value-type="string">
            <text:p>--------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,0000</text:p>
          </table:table-cell>
          <table:table-cell office:value-type="float" office:value="0.00516" calcext:value-type="float">
            <text:p>0,0052</text:p>
          </table:table-cell>
          <table:table-cell office:value-type="float" office:value="0.00033" calcext:value-type="float">
            <text:p>0,0003</text:p>
          </table:table-cell>
          <table:table-cell office:value-type="float" office:value="-0" calcext:value-type="float">
            <text:p>0,0000</text:p>
          </table:table-cell>
          <table:table-cell table:number-columns-repeated="2" office:value-type="float" office:value="0.5769" calcext:value-type="float">
            <text:p>0,5769</text:p>
          </table:table-cell>
          <table:table-cell office:value-type="float" office:value="34.3301" calcext:value-type="float">
            <text:p>34,3301</text:p>
          </table:table-cell>
          <table:table-cell office:value-type="float" office:value="166.6699" calcext:value-type="float">
            <text:p>166,6699</text:p>
          </table:table-cell>
        </table:table-row>
        <table:table-row table:style-name="ro1">
          <table:table-cell office:value-type="float" office:value="2" calcext:value-type="float">
            <text:p>2,000</text:p>
          </table:table-cell>
          <table:table-cell office:value-type="float" office:value="0.221" calcext:value-type="float">
            <text:p>0,2210</text:p>
          </table:table-cell>
          <table:table-cell office:value-type="float" office:value="0.00544" calcext:value-type="float">
            <text:p>0,0054</text:p>
          </table:table-cell>
          <table:table-cell office:value-type="float" office:value="0.00047" calcext:value-type="float">
            <text:p>0,0005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3747" calcext:value-type="float">
            <text:p>0,3747</text:p>
          </table:table-cell>
          <table:table-cell office:value-type="float" office:value="0.7696" calcext:value-type="float">
            <text:p>0,7696</text:p>
          </table:table-cell>
          <table:table-cell office:value-type="float" office:value="49.6427" calcext:value-type="float">
            <text:p>49,6427</text:p>
          </table:table-cell>
          <table:table-cell office:value-type="float" office:value="181.1114" calcext:value-type="float">
            <text:p>181,1114</text:p>
          </table:table-cell>
        </table:table-row>
        <table:table-row table:style-name="ro1">
          <table:table-cell office:value-type="float" office:value="4" calcext:value-type="float">
            <text:p>4,000</text:p>
          </table:table-cell>
          <table:table-cell office:value-type="float" office:value="0.4367" calcext:value-type="float">
            <text:p>0,4367</text:p>
          </table:table-cell>
          <table:table-cell office:value-type="float" office:value="0.00647" calcext:value-type="float">
            <text:p>0,0065</text:p>
          </table:table-cell>
          <table:table-cell office:value-type="float" office:value="0.00098" calcext:value-type="float">
            <text:p>0,0010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1807" calcext:value-type="float">
            <text:p>0,1807</text:p>
          </table:table-cell>
          <table:table-cell office:value-type="float" office:value="0.917" calcext:value-type="float">
            <text:p>0,9170</text:p>
          </table:table-cell>
          <table:table-cell office:value-type="float" office:value="64.8708" calcext:value-type="float">
            <text:p>64,8708</text:p>
          </table:table-cell>
          <table:table-cell office:value-type="float" office:value="192.2092" calcext:value-type="float">
            <text:p>192,2092</text:p>
          </table:table-cell>
        </table:table-row>
        <table:table-row table:style-name="ro1">
          <table:table-cell office:value-type="float" office:value="6" calcext:value-type="float">
            <text:p>6,000</text:p>
          </table:table-cell>
          <table:table-cell office:value-type="float" office:value="0.6539" calcext:value-type="float">
            <text:p>0,6539</text:p>
          </table:table-cell>
          <table:table-cell office:value-type="float" office:value="0.00815" calcext:value-type="float">
            <text:p>0,0082</text:p>
          </table:table-cell>
          <table:table-cell office:value-type="float" office:value="0.00182" calcext:value-type="float">
            <text:p>0,0018</text:p>
          </table:table-cell>
          <table:table-cell office:value-type="float" office:value="0.0045" calcext:value-type="float">
            <text:p>0,0045</text:p>
          </table:table-cell>
          <table:table-cell office:value-type="float" office:value="0.0676" calcext:value-type="float">
            <text:p>0,0676</text:p>
          </table:table-cell>
          <table:table-cell office:value-type="float" office:value="0.9859" calcext:value-type="float">
            <text:p>0,9859</text:p>
          </table:table-cell>
          <table:table-cell office:value-type="float" office:value="75.433" calcext:value-type="float">
            <text:p>75,4330</text:p>
          </table:table-cell>
          <table:table-cell office:value-type="float" office:value="198.1229" calcext:value-type="float">
            <text:p>198,1229</text:p>
          </table:table-cell>
        </table:table-row>
        <table:table-row table:style-name="ro1">
          <table:table-cell office:value-type="float" office:value="8" calcext:value-type="float">
            <text:p>8,000</text:p>
          </table:table-cell>
          <table:table-cell office:value-type="float" office:value="0.9148" calcext:value-type="float">
            <text:p>0,9148</text:p>
          </table:table-cell>
          <table:table-cell office:value-type="float" office:value="0.01019" calcext:value-type="float">
            <text:p>0,0102</text:p>
          </table:table-cell>
          <table:table-cell office:value-type="float" office:value="0.003" calcext:value-type="float">
            <text:p>0,0030</text:p>
          </table:table-cell>
          <table:table-cell office:value-type="float" office:value="-0.0045" calcext:value-type="float">
            <text:p>-0,0045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9984" calcext:value-type="float">
            <text:p>0,9984</text:p>
          </table:table-cell>
          <table:table-cell office:value-type="float" office:value="81.5763" calcext:value-type="float">
            <text:p>81,5763</text:p>
          </table:table-cell>
          <table:table-cell office:value-type="float" office:value="199.7597" calcext:value-type="float">
            <text:p>199,7597</text:p>
          </table:table-cell>
        </table:table-row>
        <table:table-row table:style-name="ro1">
          <table:table-cell office:value-type="float" office:value="10" calcext:value-type="float">
            <text:p>10,000</text:p>
          </table:table-cell>
          <table:table-cell office:value-type="float" office:value="1.1049" calcext:value-type="float">
            <text:p>1,1049</text:p>
          </table:table-cell>
          <table:table-cell office:value-type="float" office:value="0.01239" calcext:value-type="float">
            <text:p>0,0124</text:p>
          </table:table-cell>
          <table:table-cell office:value-type="float" office:value="0.00433" calcext:value-type="float">
            <text:p>0,0043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208" calcext:value-type="float">
            <text:p>0,0208</text:p>
          </table:table-cell>
          <table:table-cell office:value-type="float" office:value="1" calcext:value-type="float">
            <text:p>1,0000</text:p>
          </table:table-cell>
          <table:table-cell office:value-type="float" office:value="84.5947" calcext:value-type="float">
            <text:p>84,5947</text:p>
          </table:table-cell>
          <table:table-cell office:value-type="float" office:value="200" calcext:value-type="float">
            <text:p>200,0000</text:p>
          </table:table-cell>
        </table:table-row>
        <table:table-row table:style-name="ro1">
          <table:table-cell office:value-type="float" office:value="12" calcext:value-type="float">
            <text:p>12,000</text:p>
          </table:table-cell>
          <table:table-cell office:value-type="float" office:value="1.2867" calcext:value-type="float">
            <text:p>1,2867</text:p>
          </table:table-cell>
          <table:table-cell office:value-type="float" office:value="0.01531" calcext:value-type="float">
            <text:p>0,0153</text:p>
          </table:table-cell>
          <table:table-cell office:value-type="float" office:value="0.00619" calcext:value-type="float">
            <text:p>0,0062</text:p>
          </table:table-cell>
          <table:table-cell office:value-type="float" office:value="0.0076" calcext:value-type="float">
            <text:p>0,0076</text:p>
          </table:table-cell>
          <table:table-cell office:value-type="float" office:value="0.0157" calcext:value-type="float">
            <text:p>0,0157</text:p>
          </table:table-cell>
          <table:table-cell office:value-type="float" office:value="1" calcext:value-type="float">
            <text:p>1,0000</text:p>
          </table:table-cell>
          <table:table-cell office:value-type="float" office:value="86.4965" calcext:value-type="float">
            <text:p>86,4965</text:p>
          </table:table-cell>
          <table:table-cell office:value-type="float" office:value="200" calcext:value-type="float">
            <text:p>200,0000</text:p>
          </table:table-cell>
        </table:table-row>
      </table:table>
      <table:table table:name="Arkusz6" table:style-name="ta1">
        <table:shapes>
          <draw:frame draw:z-index="0" draw:style-name="gr1" draw:text-style-name="P1" svg:width="15.999cm" svg:height="8.999cm" svg:x="10.399cm" svg:y="0.95cm">
            <draw:object draw:notify-on-update-of-ranges="Arkusz6.A2:Arkusz6.A59 Arkusz6.B1:Arkusz6.B1 Arkusz6.B2:Arkusz6.B59 Arkusz6.A2:Arkusz6.A59 Arkusz6.C1:Arkusz6.C1 Arkusz6.C2:Arkusz6.C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-1.8546" calcext:value-type="float">
            <text:p>-1,8546</text:p>
          </table:table-cell>
          <table:table-cell office:value-type="float" office:value="-0.20169" calcext:value-type="float">
            <text:p>-0,20169</text:p>
          </table:table-cell>
          <table:table-cell office:value-type="float" office:value="0.01262" calcext:value-type="float">
            <text:p>0,01262</text:p>
          </table:table-cell>
        </table:table-row>
        <table:table-row table:style-name="ro1">
          <table:table-cell office:value-type="float" office:value="-1.7544" calcext:value-type="float">
            <text:p>-1,7544</text:p>
          </table:table-cell>
          <table:table-cell office:value-type="float" office:value="-0.19135" calcext:value-type="float">
            <text:p>-0,19135</text:p>
          </table:table-cell>
          <table:table-cell office:value-type="float" office:value="0.01174" calcext:value-type="float">
            <text:p>0,01174</text:p>
          </table:table-cell>
        </table:table-row>
        <table:table-row table:style-name="ro1">
          <table:table-cell office:value-type="float" office:value="-1.0506" calcext:value-type="float">
            <text:p>-1,0506</text:p>
          </table:table-cell>
          <table:table-cell office:value-type="float" office:value="-0.11768" calcext:value-type="float">
            <text:p>-0,11768</text:p>
          </table:table-cell>
          <table:table-cell office:value-type="float" office:value="0.00717" calcext:value-type="float">
            <text:p>0,00717</text:p>
          </table:table-cell>
        </table:table-row>
        <table:table-row table:style-name="ro1">
          <table:table-cell office:value-type="float" office:value="-0.5629" calcext:value-type="float">
            <text:p>-0,5629</text:p>
          </table:table-cell>
          <table:table-cell office:value-type="float" office:value="-0.06466" calcext:value-type="float">
            <text:p>-0,06466</text:p>
          </table:table-cell>
          <table:table-cell office:value-type="float" office:value="0.00588" calcext:value-type="float">
            <text:p>0,00588</text:p>
          </table:table-cell>
        </table:table-row>
        <table:table-row table:style-name="ro1">
          <table:table-cell office:value-type="float" office:value="-0.2893" calcext:value-type="float">
            <text:p>-0,2893</text:p>
          </table:table-cell>
          <table:table-cell office:value-type="float" office:value="-0.03342" calcext:value-type="float">
            <text:p>-0,03342</text:p>
          </table:table-cell>
          <table:table-cell office:value-type="float" office:value="0.00559" calcext:value-type="float">
            <text:p>0,00559</text:p>
          </table:table-cell>
        </table:table-row>
        <table:table-row table:style-name="ro1">
          <table:table-cell office:value-type="float" office:value="-0.0269" calcext:value-type="float">
            <text:p>-0,0269</text:p>
          </table:table-cell>
          <table:table-cell table:style-name="ce5" office:value-type="float" office:value="-0.00004" calcext:value-type="float">
            <text:p>-4,00E-05</text:p>
          </table:table-cell>
          <table:table-cell office:value-type="float" office:value="0.00547" calcext:value-type="float">
            <text:p>0,00547</text:p>
          </table:table-cell>
        </table:table-row>
        <table:table-row table:style-name="ro1">
          <table:table-cell office:value-type="float" office:value="0.9122" calcext:value-type="float">
            <text:p>0,9122</text:p>
          </table:table-cell>
          <table:table-cell office:value-type="float" office:value="0.09566" calcext:value-type="float">
            <text:p>0,09566</text:p>
          </table:table-cell>
          <table:table-cell office:value-type="float" office:value="0.00576" calcext:value-type="float">
            <text:p>0,00576</text:p>
          </table:table-cell>
        </table:table-row>
        <table:table-row table:style-name="ro1">
          <table:table-cell office:value-type="float" office:value="1.7188" calcext:value-type="float">
            <text:p>1,7188</text:p>
          </table:table-cell>
          <table:table-cell office:value-type="float" office:value="0.1792" calcext:value-type="float">
            <text:p>0,1792</text:p>
          </table:table-cell>
          <table:table-cell office:value-type="float" office:value="0.00643" calcext:value-type="float">
            <text:p>0,00643</text:p>
          </table:table-cell>
        </table:table-row>
        <table:table-row table:style-name="ro1">
          <table:table-cell office:value-type="float" office:value="1.8651" calcext:value-type="float">
            <text:p>1,8651</text:p>
          </table:table-cell>
          <table:table-cell office:value-type="float" office:value="0.19445" calcext:value-type="float">
            <text:p>0,19445</text:p>
          </table:table-cell>
          <table:table-cell office:value-type="float" office:value="0.00656" calcext:value-type="float">
            <text:p>0,00656</text:p>
          </table:table-cell>
        </table:table-row>
        <table:table-row table:style-name="ro1">
          <table:table-cell office:value-type="float" office:value="3.0091" calcext:value-type="float">
            <text:p>3,0091</text:p>
          </table:table-cell>
          <table:table-cell office:value-type="float" office:value="0.31438" calcext:value-type="float">
            <text:p>0,31438</text:p>
          </table:table-cell>
          <table:table-cell office:value-type="float" office:value="0.00754" calcext:value-type="float">
            <text:p>0,00754</text:p>
          </table:table-cell>
        </table:table-row>
        <table:table-row table:style-name="ro1">
          <table:table-cell office:value-type="float" office:value="3.9757" calcext:value-type="float">
            <text:p>3,9757</text:p>
          </table:table-cell>
          <table:table-cell office:value-type="float" office:value="0.41991" calcext:value-type="float">
            <text:p>0,41991</text:p>
          </table:table-cell>
          <table:table-cell office:value-type="float" office:value="0.00803" calcext:value-type="float">
            <text:p>0,00803</text:p>
          </table:table-cell>
        </table:table-row>
        <table:table-row table:style-name="ro1">
          <table:table-cell office:value-type="float" office:value="4.1031" calcext:value-type="float">
            <text:p>4,1031</text:p>
          </table:table-cell>
          <table:table-cell office:value-type="float" office:value="0.43402" calcext:value-type="float">
            <text:p>0,43402</text:p>
          </table:table-cell>
          <table:table-cell office:value-type="float" office:value="0.00806" calcext:value-type="float">
            <text:p>0,00806</text:p>
          </table:table-cell>
        </table:table-row>
        <table:table-row table:style-name="ro1">
          <table:table-cell office:value-type="float" office:value="5.045" calcext:value-type="float">
            <text:p>5,045</text:p>
          </table:table-cell>
          <table:table-cell office:value-type="float" office:value="0.53607" calcext:value-type="float">
            <text:p>0,53607</text:p>
          </table:table-cell>
          <table:table-cell office:value-type="float" office:value="0.00808" calcext:value-type="float">
            <text:p>0,00808</text:p>
          </table:table-cell>
        </table:table-row>
        <table:table-row table:style-name="ro1">
          <table:table-cell office:value-type="float" office:value="6.2038" calcext:value-type="float">
            <text:p>6,2038</text:p>
          </table:table-cell>
          <table:table-cell office:value-type="float" office:value="0.65531" calcext:value-type="float">
            <text:p>0,65531</text:p>
          </table:table-cell>
          <table:table-cell office:value-type="float" office:value="0.0079" calcext:value-type="float">
            <text:p>0,0079</text:p>
          </table:table-cell>
        </table:table-row>
        <table:table-row table:style-name="ro1">
          <table:table-cell office:value-type="float" office:value="6.6262" calcext:value-type="float">
            <text:p>6,6262</text:p>
          </table:table-cell>
          <table:table-cell office:value-type="float" office:value="0.69925" calcext:value-type="float">
            <text:p>0,69925</text:p>
          </table:table-cell>
          <table:table-cell office:value-type="float" office:value="0.00785" calcext:value-type="float">
            <text:p>0,00785</text:p>
          </table:table-cell>
        </table:table-row>
        <table:table-row table:style-name="ro1">
          <table:table-cell office:value-type="float" office:value="7.3476" calcext:value-type="float">
            <text:p>7,3476</text:p>
          </table:table-cell>
          <table:table-cell office:value-type="float" office:value="0.77454" calcext:value-type="float">
            <text:p>0,77454</text:p>
          </table:table-cell>
          <table:table-cell office:value-type="float" office:value="0.00785" calcext:value-type="float">
            <text:p>0,00785</text:p>
          </table:table-cell>
        </table:table-row>
        <table:table-row table:style-name="ro1">
          <table:table-cell office:value-type="float" office:value="8.8439" calcext:value-type="float">
            <text:p>8,8439</text:p>
          </table:table-cell>
          <table:table-cell office:value-type="float" office:value="0.92797" calcext:value-type="float">
            <text:p>0,92797</text:p>
          </table:table-cell>
          <table:table-cell office:value-type="float" office:value="0.00837" calcext:value-type="float">
            <text:p>0,00837</text:p>
          </table:table-cell>
        </table:table-row>
        <table:table-row table:style-name="ro1">
          <table:table-cell office:value-type="float" office:value="9.0542" calcext:value-type="float">
            <text:p>9,0542</text:p>
          </table:table-cell>
          <table:table-cell office:value-type="float" office:value="0.94931" calcext:value-type="float">
            <text:p>0,94931</text:p>
          </table:table-cell>
          <table:table-cell office:value-type="float" office:value="0.00853" calcext:value-type="float">
            <text:p>0,00853</text:p>
          </table:table-cell>
        </table:table-row>
        <table:table-row table:style-name="ro1">
          <table:table-cell office:value-type="float" office:value="9.7697" calcext:value-type="float">
            <text:p>9,7697</text:p>
          </table:table-cell>
          <table:table-cell office:value-type="float" office:value="1.01687" calcext:value-type="float">
            <text:p>1,01687</text:p>
          </table:table-cell>
          <table:table-cell office:value-type="float" office:value="0.00947" calcext:value-type="float">
            <text:p>0,00947</text:p>
          </table:table-cell>
        </table:table-row>
        <table:table-row table:style-name="ro1">
          <table:table-cell office:value-type="float" office:value="10.9501" calcext:value-type="float">
            <text:p>10,9501</text:p>
          </table:table-cell>
          <table:table-cell office:value-type="float" office:value="1.11792" calcext:value-type="float">
            <text:p>1,11792</text:p>
          </table:table-cell>
          <table:table-cell office:value-type="float" office:value="0.01266" calcext:value-type="float">
            <text:p>0,01266</text:p>
          </table:table-cell>
        </table:table-row>
        <table:table-row table:style-name="ro1">
          <table:table-cell office:value-type="float" office:value="11.0661" calcext:value-type="float">
            <text:p>11,0661</text:p>
          </table:table-cell>
          <table:table-cell office:value-type="float" office:value="1.1279" calcext:value-type="float">
            <text:p>1,1279</text:p>
          </table:table-cell>
          <table:table-cell office:value-type="float" office:value="0.01305" calcext:value-type="float">
            <text:p>0,01305</text:p>
          </table:table-cell>
        </table:table-row>
        <table:table-row table:style-name="ro1">
          <table:table-cell office:value-type="float" office:value="11.9357" calcext:value-type="float">
            <text:p>11,9357</text:p>
          </table:table-cell>
          <table:table-cell office:value-type="float" office:value="1.20092" calcext:value-type="float">
            <text:p>1,20092</text:p>
          </table:table-cell>
          <table:table-cell office:value-type="float" office:value="0.01618" calcext:value-type="float">
            <text:p>0,01618</text:p>
          </table:table-cell>
        </table:table-row>
        <table:table-row table:style-name="ro1">
          <table:table-cell office:value-type="float" office:value="12.7642" calcext:value-type="float">
            <text:p>12,7642</text:p>
          </table:table-cell>
          <table:table-cell office:value-type="float" office:value="1.25807" calcext:value-type="float">
            <text:p>1,25807</text:p>
          </table:table-cell>
          <table:table-cell office:value-type="float" office:value="0.01921" calcext:value-type="float">
            <text:p>0,01921</text:p>
          </table:table-cell>
        </table:table-row>
        <table:table-row table:style-name="ro1">
          <table:table-cell office:value-type="float" office:value="12.9853" calcext:value-type="float">
            <text:p>12,9853</text:p>
          </table:table-cell>
          <table:table-cell office:value-type="float" office:value="1.27633" calcext:value-type="float">
            <text:p>1,27633</text:p>
          </table:table-cell>
          <table:table-cell office:value-type="float" office:value="0.01999" calcext:value-type="float">
            <text:p>0,01999</text:p>
          </table:table-cell>
        </table:table-row>
        <table:table-row table:style-name="ro1">
          <table:table-cell office:value-type="float" office:value="13.2434" calcext:value-type="float">
            <text:p>13,2434</text:p>
          </table:table-cell>
          <table:table-cell office:value-type="float" office:value="1.28981" calcext:value-type="float">
            <text:p>1,28981</text:p>
          </table:table-cell>
          <table:table-cell office:value-type="float" office:value="0.02085" calcext:value-type="float">
            <text:p>0,02085</text:p>
          </table:table-cell>
        </table:table-row>
        <table:table-row table:style-name="ro1">
          <table:table-cell office:value-type="float" office:value="13.4755" calcext:value-type="float">
            <text:p>13,4755</text:p>
          </table:table-cell>
          <table:table-cell office:value-type="float" office:value="1.30231" calcext:value-type="float">
            <text:p>1,30231</text:p>
          </table:table-cell>
          <table:table-cell office:value-type="float" office:value="0.02156" calcext:value-type="float">
            <text:p>0,02156</text:p>
          </table:table-cell>
        </table:table-row>
        <table:table-row table:style-name="ro1">
          <table:table-cell office:value-type="float" office:value="13.7129" calcext:value-type="float">
            <text:p>13,7129</text:p>
          </table:table-cell>
          <table:table-cell office:value-type="float" office:value="1.31605" calcext:value-type="float">
            <text:p>1,31605</text:p>
          </table:table-cell>
          <table:table-cell office:value-type="float" office:value="0.02247" calcext:value-type="float">
            <text:p>0,02247</text:p>
          </table:table-cell>
        </table:table-row>
        <table:table-row table:style-name="ro1">
          <table:table-cell office:value-type="float" office:value="14.0757" calcext:value-type="float">
            <text:p>14,0757</text:p>
          </table:table-cell>
          <table:table-cell office:value-type="float" office:value="1.31498" calcext:value-type="float">
            <text:p>1,31498</text:p>
          </table:table-cell>
          <table:table-cell office:value-type="float" office:value="0.02996" calcext:value-type="float">
            <text:p>0,02996</text:p>
          </table:table-cell>
        </table:table-row>
        <table:table-row table:style-name="ro1">
          <table:table-cell office:value-type="float" office:value="14.1201" calcext:value-type="float">
            <text:p>14,1201</text:p>
          </table:table-cell>
          <table:table-cell office:value-type="float" office:value="1.31331" calcext:value-type="float">
            <text:p>1,31331</text:p>
          </table:table-cell>
          <table:table-cell office:value-type="float" office:value="0.03239" calcext:value-type="float">
            <text:p>0,03239</text:p>
          </table:table-cell>
        </table:table-row>
        <table:table-row table:style-name="ro1">
          <table:table-cell office:value-type="float" office:value="14.2659" calcext:value-type="float">
            <text:p>14,2659</text:p>
          </table:table-cell>
          <table:table-cell office:value-type="float" office:value="1.27341" calcext:value-type="float">
            <text:p>1,27341</text:p>
          </table:table-cell>
          <table:table-cell office:value-type="float" office:value="0.04199" calcext:value-type="float">
            <text:p>0,04199</text:p>
          </table:table-cell>
        </table:table-row>
        <table:table-row table:style-name="ro1">
          <table:table-cell office:value-type="float" office:value="14.3094" calcext:value-type="float">
            <text:p>14,3094</text:p>
          </table:table-cell>
          <table:table-cell office:value-type="float" office:value="1.16252" calcext:value-type="float">
            <text:p>1,16252</text:p>
          </table:table-cell>
          <table:table-cell office:value-type="float" office:value="0.04514" calcext:value-type="float">
            <text:p>0,04514</text:p>
          </table:table-cell>
        </table:table-row>
        <table:table-row table:style-name="ro1">
          <table:table-cell office:value-type="float" office:value="14.3756" calcext:value-type="float">
            <text:p>14,3756</text:p>
          </table:table-cell>
          <table:table-cell office:value-type="float" office:value="1.02222" calcext:value-type="float">
            <text:p>1,02222</text:p>
          </table:table-cell>
          <table:table-cell office:value-type="float" office:value="0.05003" calcext:value-type="float">
            <text:p>0,05003</text:p>
          </table:table-cell>
        </table:table-row>
        <table:table-row table:style-name="ro1">
          <table:table-cell office:value-type="float" office:value="14.6254" calcext:value-type="float">
            <text:p>14,6254</text:p>
          </table:table-cell>
          <table:table-cell office:value-type="float" office:value="0.98768" calcext:value-type="float">
            <text:p>0,98768</text:p>
          </table:table-cell>
          <table:table-cell office:value-type="float" office:value="0.0685" calcext:value-type="float">
            <text:p>0,0685</text:p>
          </table:table-cell>
        </table:table-row>
        <table:table-row table:style-name="ro1">
          <table:table-cell office:value-type="float" office:value="14.6906" calcext:value-type="float">
            <text:p>14,6906</text:p>
          </table:table-cell>
          <table:table-cell office:value-type="float" office:value="0.98514" calcext:value-type="float">
            <text:p>0,98514</text:p>
          </table:table-cell>
          <table:table-cell office:value-type="float" office:value="0.07316" calcext:value-type="float">
            <text:p>0,07316</text:p>
          </table:table-cell>
        </table:table-row>
        <table:table-row table:style-name="ro1">
          <table:table-cell office:value-type="float" office:value="15.0666" calcext:value-type="float">
            <text:p>15,0666</text:p>
          </table:table-cell>
          <table:table-cell office:value-type="float" office:value="0.96987" calcext:value-type="float">
            <text:p>0,96987</text:p>
          </table:table-cell>
          <table:table-cell office:value-type="float" office:value="0.0975" calcext:value-type="float">
            <text:p>0,0975</text:p>
          </table:table-cell>
        </table:table-row>
        <table:table-row table:style-name="ro1">
          <table:table-cell office:value-type="float" office:value="15.7578" calcext:value-type="float">
            <text:p>15,7578</text:p>
          </table:table-cell>
          <table:table-cell office:value-type="float" office:value="0.94684" calcext:value-type="float">
            <text:p>0,94684</text:p>
          </table:table-cell>
          <table:table-cell office:value-type="float" office:value="0.12806" calcext:value-type="float">
            <text:p>0,12806</text:p>
          </table:table-cell>
        </table:table-row>
        <table:table-row table:style-name="ro1">
          <table:table-cell office:value-type="float" office:value="16.1906" calcext:value-type="float">
            <text:p>16,1906</text:p>
          </table:table-cell>
          <table:table-cell office:value-type="float" office:value="0.93138" calcext:value-type="float">
            <text:p>0,93138</text:p>
          </table:table-cell>
          <table:table-cell office:value-type="float" office:value="0.13749" calcext:value-type="float">
            <text:p>0,13749</text:p>
          </table:table-cell>
        </table:table-row>
        <table:table-row table:style-name="ro1">
          <table:table-cell office:value-type="float" office:value="17.1929" calcext:value-type="float">
            <text:p>17,1929</text:p>
          </table:table-cell>
          <table:table-cell office:value-type="float" office:value="0.88276" calcext:value-type="float">
            <text:p>0,88276</text:p>
          </table:table-cell>
          <table:table-cell office:value-type="float" office:value="0.15374" calcext:value-type="float">
            <text:p>0,15374</text:p>
          </table:table-cell>
        </table:table-row>
        <table:table-row table:style-name="ro1">
          <table:table-cell office:value-type="float" office:value="17.2427" calcext:value-type="float">
            <text:p>17,2427</text:p>
          </table:table-cell>
          <table:table-cell office:value-type="float" office:value="0.88003" calcext:value-type="float">
            <text:p>0,88003</text:p>
          </table:table-cell>
          <table:table-cell office:value-type="float" office:value="0.15485" calcext:value-type="float">
            <text:p>0,15485</text:p>
          </table:table-cell>
        </table:table-row>
        <table:table-row table:style-name="ro1">
          <table:table-cell office:value-type="float" office:value="18.588" calcext:value-type="float">
            <text:p>18,588</text:p>
          </table:table-cell>
          <table:table-cell office:value-type="float" office:value="0.80095" calcext:value-type="float">
            <text:p>0,80095</text:p>
          </table:table-cell>
          <table:table-cell office:value-type="float" office:value="0.2051" calcext:value-type="float">
            <text:p>0,2051</text:p>
          </table:table-cell>
        </table:table-row>
        <table:table-row table:style-name="ro1">
          <table:table-cell office:value-type="float" office:value="18.6023" calcext:value-type="float">
            <text:p>18,6023</text:p>
          </table:table-cell>
          <table:table-cell office:value-type="float" office:value="0.79998" calcext:value-type="float">
            <text:p>0,79998</text:p>
          </table:table-cell>
          <table:table-cell office:value-type="float" office:value="0.20602" calcext:value-type="float">
            <text:p>0,20602</text:p>
          </table:table-cell>
        </table:table-row>
        <table:table-row table:style-name="ro1">
          <table:table-cell office:value-type="float" office:value="19.3081" calcext:value-type="float">
            <text:p>19,3081</text:p>
          </table:table-cell>
          <table:table-cell office:value-type="float" office:value="0.74947" calcext:value-type="float">
            <text:p>0,74947</text:p>
          </table:table-cell>
          <table:table-cell office:value-type="float" office:value="0.26449" calcext:value-type="float">
            <text:p>0,26449</text:p>
          </table:table-cell>
        </table:table-row>
        <table:table-row table:style-name="ro1">
          <table:table-cell office:value-type="float" office:value="19.5075" calcext:value-type="float">
            <text:p>19,5075</text:p>
          </table:table-cell>
          <table:table-cell office:value-type="float" office:value="0.73818" calcext:value-type="float">
            <text:p>0,73818</text:p>
          </table:table-cell>
          <table:table-cell office:value-type="float" office:value="0.27427" calcext:value-type="float">
            <text:p>0,27427</text:p>
          </table:table-cell>
        </table:table-row>
        <table:table-row table:style-name="ro1">
          <table:table-cell office:value-type="float" office:value="20.7369" calcext:value-type="float">
            <text:p>20,7369</text:p>
          </table:table-cell>
          <table:table-cell office:value-type="float" office:value="0.69977" calcext:value-type="float">
            <text:p>0,69977</text:p>
          </table:table-cell>
          <table:table-cell office:value-type="float" office:value="0.31838" calcext:value-type="float">
            <text:p>0,31838</text:p>
          </table:table-cell>
        </table:table-row>
        <table:table-row table:style-name="ro1">
          <table:table-cell office:value-type="float" office:value="21.4138" calcext:value-type="float">
            <text:p>21,4138</text:p>
          </table:table-cell>
          <table:table-cell office:value-type="float" office:value="0.69333" calcext:value-type="float">
            <text:p>0,69333</text:p>
          </table:table-cell>
          <table:table-cell office:value-type="float" office:value="0.33815" calcext:value-type="float">
            <text:p>0,33815</text:p>
          </table:table-cell>
        </table:table-row>
        <table:table-row table:style-name="ro1">
          <table:table-cell office:value-type="float" office:value="21.9569" calcext:value-type="float">
            <text:p>21,9569</text:p>
          </table:table-cell>
          <table:table-cell office:value-type="float" office:value="0.69832" calcext:value-type="float">
            <text:p>0,69832</text:p>
          </table:table-cell>
          <table:table-cell office:value-type="float" office:value="0.3528" calcext:value-type="float">
            <text:p>0,3528</text:p>
          </table:table-cell>
        </table:table-row>
        <table:table-row table:style-name="ro1">
          <table:table-cell office:value-type="float" office:value="23.2862" calcext:value-type="float">
            <text:p>23,2862</text:p>
          </table:table-cell>
          <table:table-cell office:value-type="float" office:value="0.73996" calcext:value-type="float">
            <text:p>0,73996</text:p>
          </table:table-cell>
          <table:table-cell office:value-type="float" office:value="0.38586" calcext:value-type="float">
            <text:p>0,38586</text:p>
          </table:table-cell>
        </table:table-row>
        <table:table-row table:style-name="ro1">
          <table:table-cell office:value-type="float" office:value="23.9961" calcext:value-type="float">
            <text:p>23,9961</text:p>
          </table:table-cell>
          <table:table-cell office:value-type="float" office:value="0.76967" calcext:value-type="float">
            <text:p>0,76967</text:p>
          </table:table-cell>
          <table:table-cell office:value-type="float" office:value="0.40263" calcext:value-type="float">
            <text:p>0,40263</text:p>
          </table:table-cell>
        </table:table-row>
        <table:table-row table:style-name="ro1">
          <table:table-cell office:value-type="float" office:value="24.6715" calcext:value-type="float">
            <text:p>24,6715</text:p>
          </table:table-cell>
          <table:table-cell office:value-type="float" office:value="0.79824" calcext:value-type="float">
            <text:p>0,79824</text:p>
          </table:table-cell>
          <table:table-cell office:value-type="float" office:value="0.41887" calcext:value-type="float">
            <text:p>0,41887</text:p>
          </table:table-cell>
        </table:table-row>
        <table:table-row table:style-name="ro1">
          <table:table-cell office:value-type="float" office:value="25.6158" calcext:value-type="float">
            <text:p>25,6158</text:p>
          </table:table-cell>
          <table:table-cell office:value-type="float" office:value="0.83592" calcext:value-type="float">
            <text:p>0,83592</text:p>
          </table:table-cell>
          <table:table-cell office:value-type="float" office:value="0.44839" calcext:value-type="float">
            <text:p>0,44839</text:p>
          </table:table-cell>
        </table:table-row>
        <table:table-row table:style-name="ro1">
          <table:table-cell office:value-type="float" office:value="26.4752" calcext:value-type="float">
            <text:p>26,4752</text:p>
          </table:table-cell>
          <table:table-cell office:value-type="float" office:value="0.86886" calcext:value-type="float">
            <text:p>0,86886</text:p>
          </table:table-cell>
          <table:table-cell office:value-type="float" office:value="0.48527" calcext:value-type="float">
            <text:p>0,48527</text:p>
          </table:table-cell>
        </table:table-row>
        <table:table-row table:style-name="ro1">
          <table:table-cell office:value-type="float" office:value="27.492" calcext:value-type="float">
            <text:p>27,492</text:p>
          </table:table-cell>
          <table:table-cell office:value-type="float" office:value="0.90694" calcext:value-type="float">
            <text:p>0,90694</text:p>
          </table:table-cell>
          <table:table-cell office:value-type="float" office:value="0.52951" calcext:value-type="float">
            <text:p>0,52951</text:p>
          </table:table-cell>
        </table:table-row>
        <table:table-row table:style-name="ro1">
          <table:table-cell office:value-type="float" office:value="28.2501" calcext:value-type="float">
            <text:p>28,2501</text:p>
          </table:table-cell>
          <table:table-cell office:value-type="float" office:value="0.93419" calcext:value-type="float">
            <text:p>0,93419</text:p>
          </table:table-cell>
          <table:table-cell office:value-type="float" office:value="0.55971" calcext:value-type="float">
            <text:p>0,55971</text:p>
          </table:table-cell>
        </table:table-row>
        <table:table-row table:style-name="ro1">
          <table:table-cell office:value-type="float" office:value="29.3415" calcext:value-type="float">
            <text:p>29,3415</text:p>
          </table:table-cell>
          <table:table-cell office:value-type="float" office:value="0.96435" calcext:value-type="float">
            <text:p>0,96435</text:p>
          </table:table-cell>
          <table:table-cell office:value-type="float" office:value="0.60047" calcext:value-type="float">
            <text:p>0,60047</text:p>
          </table:table-cell>
        </table:table-row>
        <table:table-row table:style-name="ro1">
          <table:table-cell office:value-type="float" office:value="29.9532" calcext:value-type="float">
            <text:p>29,9532</text:p>
          </table:table-cell>
          <table:table-cell office:value-type="float" office:value="0.97749" calcext:value-type="float">
            <text:p>0,97749</text:p>
          </table:table-cell>
          <table:table-cell office:value-type="float" office:value="0.62242" calcext:value-type="float">
            <text:p>0,62242</text:p>
          </table:table-cell>
        </table:table-row>
        <table:table-row table:style-name="ro1">
          <table:table-cell office:value-type="float" office:value="30.9291" calcext:value-type="float">
            <text:p>30,9291</text:p>
          </table:table-cell>
          <table:table-cell office:value-type="float" office:value="0.99711" calcext:value-type="float">
            <text:p>0,99711</text:p>
          </table:table-cell>
          <table:table-cell office:value-type="float" office:value="0.65642" calcext:value-type="float">
            <text:p>0,65642</text:p>
          </table:table-cell>
        </table:table-row>
        <table:table-row table:style-name="ro1">
          <table:table-cell office:value-type="float" office:value="31.6455" calcext:value-type="float">
            <text:p>31,6455</text:p>
          </table:table-cell>
          <table:table-cell office:value-type="float" office:value="1.00717" calcext:value-type="float">
            <text:p>1,00717</text:p>
          </table:table-cell>
          <table:table-cell office:value-type="float" office:value="0.6806" calcext:value-type="float">
            <text:p>0,6806</text:p>
          </table:table-cell>
        </table:table-row>
        <table:table-row table:style-name="ro1">
          <table:table-cell office:value-type="float" office:value="31.6793" calcext:value-type="float">
            <text:p>31,6793</text:p>
          </table:table-cell>
          <table:table-cell office:value-type="float" office:value="1.00742" calcext:value-type="float">
            <text:p>1,00742</text:p>
          </table:table-cell>
          <table:table-cell office:value-type="float" office:value="0.68173" calcext:value-type="float">
            <text:p>0,68173</text:p>
          </table:table-cell>
        </table:table-row>
      </table:table>
      <table:table table:name="Arkusz7" table:style-name="ta1">
        <table:shapes>
          <draw:frame draw:z-index="0" draw:style-name="gr1" draw:text-style-name="P1" svg:width="15.999cm" svg:height="8.999cm" svg:x="4.617cm" svg:y="0.1cm">
            <draw:object draw:notify-on-update-of-ranges="Arkusz7.A2:Arkusz7.A28 Arkusz7.B1:Arkusz7.B1 Arkusz7.B2:Arkusz7.B2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float" office:value="-2.0042" calcext:value-type="float">
            <text:p>-2,0042</text:p>
          </table:table-cell>
          <table:table-cell office:value-type="float" office:value="-0.000107" calcext:value-type="float">
            <text:p>-0,000107</text:p>
          </table:table-cell>
        </table:table-row>
        <table:table-row table:style-name="ro1">
          <table:table-cell office:value-type="float" office:value="-0.2641" calcext:value-type="float">
            <text:p>-0,2641</text:p>
          </table:table-cell>
          <table:table-cell office:value-type="float" office:value="0.000897" calcext:value-type="float">
            <text:p>0,000897</text:p>
          </table:table-cell>
        </table:table-row>
        <table:table-row table:style-name="ro1">
          <table:table-cell office:value-type="float" office:value="1.589" calcext:value-type="float">
            <text:p>1,589</text:p>
          </table:table-cell>
          <table:table-cell office:value-type="float" office:value="0.003363" calcext:value-type="float">
            <text:p>0,003363</text:p>
          </table:table-cell>
        </table:table-row>
        <table:table-row table:style-name="ro1">
          <table:table-cell office:value-type="float" office:value="3.973" calcext:value-type="float">
            <text:p>3,973</text:p>
          </table:table-cell>
          <table:table-cell office:value-type="float" office:value="0.002185" calcext:value-type="float">
            <text:p>0,002185</text:p>
          </table:table-cell>
        </table:table-row>
        <table:table-row table:style-name="ro1">
          <table:table-cell office:value-type="float" office:value="5.7891" calcext:value-type="float">
            <text:p>5,7891</text:p>
          </table:table-cell>
          <table:table-cell office:value-type="float" office:value="0.002261" calcext:value-type="float">
            <text:p>0,002261</text:p>
          </table:table-cell>
        </table:table-row>
        <table:table-row table:style-name="ro1">
          <table:table-cell office:value-type="float" office:value="8.0594" calcext:value-type="float">
            <text:p>8,0594</text:p>
          </table:table-cell>
          <table:table-cell office:value-type="float" office:value="0.001524" calcext:value-type="float">
            <text:p>0,001524</text:p>
          </table:table-cell>
        </table:table-row>
        <table:table-row table:style-name="ro1">
          <table:table-cell office:value-type="float" office:value="9.6103" calcext:value-type="float">
            <text:p>9,6103</text:p>
          </table:table-cell>
          <table:table-cell office:value-type="float" office:value="0.002471" calcext:value-type="float">
            <text:p>0,002471</text:p>
          </table:table-cell>
        </table:table-row>
        <table:table-row table:style-name="ro1">
          <table:table-cell office:value-type="float" office:value="11.5024" calcext:value-type="float">
            <text:p>11,5024</text:p>
          </table:table-cell>
          <table:table-cell office:value-type="float" office:value="0.001619" calcext:value-type="float">
            <text:p>0,001619</text:p>
          </table:table-cell>
        </table:table-row>
        <table:table-row table:style-name="ro1">
          <table:table-cell office:value-type="float" office:value="12.5794" calcext:value-type="float">
            <text:p>12,5794</text:p>
          </table:table-cell>
          <table:table-cell office:value-type="float" office:value="0.005276" calcext:value-type="float">
            <text:p>0,005276</text:p>
          </table:table-cell>
        </table:table-row>
        <table:table-row table:style-name="ro1">
          <table:table-cell office:value-type="float" office:value="13.6551" calcext:value-type="float">
            <text:p>13,6551</text:p>
          </table:table-cell>
          <table:table-cell office:value-type="float" office:value="0.013213" calcext:value-type="float">
            <text:p>0,013213</text:p>
          </table:table-cell>
        </table:table-row>
        <table:table-row table:style-name="ro1">
          <table:table-cell office:value-type="float" office:value="14.412" calcext:value-type="float">
            <text:p>14,412</text:p>
          </table:table-cell>
          <table:table-cell office:value-type="float" office:value="0.012491" calcext:value-type="float">
            <text:p>0,012491</text:p>
          </table:table-cell>
        </table:table-row>
        <table:table-row table:style-name="ro1">
          <table:table-cell office:value-type="float" office:value="14.8124" calcext:value-type="float">
            <text:p>14,8124</text:p>
          </table:table-cell>
          <table:table-cell office:value-type="float" office:value="0.003101" calcext:value-type="float">
            <text:p>0,003101</text:p>
          </table:table-cell>
        </table:table-row>
        <table:table-row table:style-name="ro1">
          <table:table-cell office:value-type="float" office:value="15.236" calcext:value-type="float">
            <text:p>15,236</text:p>
          </table:table-cell>
          <table:table-cell office:value-type="float" office:value="-0.019125" calcext:value-type="float">
            <text:p>-0,019125</text:p>
          </table:table-cell>
        </table:table-row>
        <table:table-row table:style-name="ro1">
          <table:table-cell office:value-type="float" office:value="15.7166" calcext:value-type="float">
            <text:p>15,7166</text:p>
          </table:table-cell>
          <table:table-cell office:value-type="float" office:value="-0.042285" calcext:value-type="float">
            <text:p>-0,042285</text:p>
          </table:table-cell>
        </table:table-row>
        <table:table-row table:style-name="ro1">
          <table:table-cell office:value-type="float" office:value="16.4016" calcext:value-type="float">
            <text:p>16,4016</text:p>
          </table:table-cell>
          <table:table-cell office:value-type="float" office:value="-0.054443" calcext:value-type="float">
            <text:p>-0,054443</text:p>
          </table:table-cell>
        </table:table-row>
        <table:table-row table:style-name="ro1">
          <table:table-cell office:value-type="float" office:value="17.4998" calcext:value-type="float">
            <text:p>17,4998</text:p>
          </table:table-cell>
          <table:table-cell office:value-type="float" office:value="-0.057438" calcext:value-type="float">
            <text:p>-0,057438</text:p>
          </table:table-cell>
        </table:table-row>
        <table:table-row table:style-name="ro1">
          <table:table-cell office:value-type="float" office:value="18.4667" calcext:value-type="float">
            <text:p>18,4667</text:p>
          </table:table-cell>
          <table:table-cell office:value-type="float" office:value="-0.063803" calcext:value-type="float">
            <text:p>-0,063803</text:p>
          </table:table-cell>
        </table:table-row>
        <table:table-row table:style-name="ro1">
          <table:table-cell office:value-type="float" office:value="19.3993" calcext:value-type="float">
            <text:p>19,3993</text:p>
          </table:table-cell>
          <table:table-cell office:value-type="float" office:value="-0.080642" calcext:value-type="float">
            <text:p>-0,080642</text:p>
          </table:table-cell>
        </table:table-row>
        <table:table-row table:style-name="ro1">
          <table:table-cell office:value-type="float" office:value="20.4637" calcext:value-type="float">
            <text:p>20,4637</text:p>
          </table:table-cell>
          <table:table-cell office:value-type="float" office:value="-0.096014" calcext:value-type="float">
            <text:p>-0,096014</text:p>
          </table:table-cell>
        </table:table-row>
        <table:table-row table:style-name="ro1">
          <table:table-cell office:value-type="float" office:value="21.6762" calcext:value-type="float">
            <text:p>21,6762</text:p>
          </table:table-cell>
          <table:table-cell office:value-type="float" office:value="-0.101354" calcext:value-type="float">
            <text:p>-0,101354</text:p>
          </table:table-cell>
        </table:table-row>
        <table:table-row table:style-name="ro1">
          <table:table-cell office:value-type="float" office:value="22.8312" calcext:value-type="float">
            <text:p>22,8312</text:p>
          </table:table-cell>
          <table:table-cell office:value-type="float" office:value="-0.104332" calcext:value-type="float">
            <text:p>-0,104332</text:p>
          </table:table-cell>
        </table:table-row>
        <table:table-row table:style-name="ro1">
          <table:table-cell office:value-type="float" office:value="24.3663" calcext:value-type="float">
            <text:p>24,3663</text:p>
          </table:table-cell>
          <table:table-cell office:value-type="float" office:value="-0.112902" calcext:value-type="float">
            <text:p>-0,112902</text:p>
          </table:table-cell>
        </table:table-row>
        <table:table-row table:style-name="ro1">
          <table:table-cell office:value-type="float" office:value="25.7322" calcext:value-type="float">
            <text:p>25,7322</text:p>
          </table:table-cell>
          <table:table-cell office:value-type="float" office:value="-0.124378" calcext:value-type="float">
            <text:p>-0,124378</text:p>
          </table:table-cell>
        </table:table-row>
        <table:table-row table:style-name="ro1">
          <table:table-cell office:value-type="float" office:value="27.6307" calcext:value-type="float">
            <text:p>27,6307</text:p>
          </table:table-cell>
          <table:table-cell office:value-type="float" office:value="-0.144728" calcext:value-type="float">
            <text:p>-0,144728</text:p>
          </table:table-cell>
        </table:table-row>
        <table:table-row table:style-name="ro1">
          <table:table-cell office:value-type="float" office:value="29.0544" calcext:value-type="float">
            <text:p>29,0544</text:p>
          </table:table-cell>
          <table:table-cell office:value-type="float" office:value="-0.159516" calcext:value-type="float">
            <text:p>-0,159516</text:p>
          </table:table-cell>
        </table:table-row>
        <table:table-row table:style-name="ro1">
          <table:table-cell office:value-type="float" office:value="30.5153" calcext:value-type="float">
            <text:p>30,5153</text:p>
          </table:table-cell>
          <table:table-cell office:value-type="float" office:value="-0.172389" calcext:value-type="float">
            <text:p>-0,172389</text:p>
          </table:table-cell>
        </table:table-row>
        <table:table-row table:style-name="ro1">
          <table:table-cell office:value-type="float" office:value="31.994" calcext:value-type="float">
            <text:p>31,994</text:p>
          </table:table-cell>
          <table:table-cell office:value-type="float" office:value="-0.181928" calcext:value-type="float">
            <text:p>-0,181928</text:p>
          </table:table-cell>
        </table:table-row>
      </table:table>
      <table:table table:name="Arkusz8" table:style-name="ta1">
        <table:shapes>
          <draw:frame draw:z-index="0" draw:style-name="gr1" draw:text-style-name="P1" svg:width="15.999cm" svg:height="8.999cm" svg:x="1.89cm" svg:y="11.575cm">
            <draw:object draw:notify-on-update-of-ranges="Arkusz8.A1:Arkusz8.A1 Arkusz8.A2:Arkusz8.A26 Arkusz8.C1:Arkusz8.C1 Arkusz8.C2:Arkusz8.C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15.999cm" svg:height="8.999cm" svg:x="18.797cm" svg:y="11.787cm">
            <draw:object draw:notify-on-update-of-ranges="Arkusz8.A1:Arkusz8.A1 Arkusz8.A2:Arkusz8.A26 Arkusz8.F1:Arkusz8.F1 Arkusz8.F2:Arkusz8.F2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12" table:default-cell-style-name="ce5"/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Cd</text:p>
          </table:table-cell>
          <table:table-cell table:style-name="Default" office:value-type="string" calcext:value-type="string">
            <text:p>Cd(f)</text:p>
          </table:table-cell>
          <table:table-cell table:style-name="Default" office:value-type="string" calcext:value-type="string">
            <text:p>Cd(r)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l(f)</text:p>
          </table:table-cell>
          <table:table-cell table:style-name="Default" office:value-type="string" calcext:value-type="string">
            <text:p>Cl(r)</text:p>
          </table:table-cell>
          <table:table-cell table:style-name="Default" office:value-type="string" calcext:value-type="string">
            <text:p>CmPitch</text:p>
          </table:table-cell>
          <table:table-cell table:style-name="Default" office:value-type="string" calcext:value-type="string">
            <text:p>CmRoll</text:p>
          </table:table-cell>
          <table:table-cell table:style-name="Default" office:value-type="string" calcext:value-type="string">
            <text:p>CmYaw</text:p>
          </table:table-cell>
          <table:table-cell table:style-name="Default" office:value-type="string" calcext:value-type="string">
            <text:p>Cs</text:p>
          </table:table-cell>
          <table:table-cell table:style-name="Default" office:value-type="string" calcext:value-type="string">
            <text:p>Cs(f)</text:p>
          </table:table-cell>
          <table:table-cell table:style-name="Default" office:value-type="string" calcext:value-type="string">
            <text:p>Cs(r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0.01041381" calcext:value-type="float">
            <text:p>1,04E-02</text:p>
          </table:table-cell>
          <table:table-cell office:value-type="float" office:value="0.005208587" calcext:value-type="float">
            <text:p>5,21E-03</text:p>
          </table:table-cell>
          <table:table-cell office:value-type="float" office:value="0.005205219" calcext:value-type="float">
            <text:p>5,21E-03</text:p>
          </table:table-cell>
          <table:table-cell office:value-type="float" office:value="0.0001145138" calcext:value-type="float">
            <text:p>1,15E-04</text:p>
          </table:table-cell>
          <table:table-cell office:value-type="float" office:value="0.00007823461" calcext:value-type="float">
            <text:p>7,82E-05</text:p>
          </table:table-cell>
          <table:table-cell office:value-type="float" office:value="0.00003627923" calcext:value-type="float">
            <text:p>3,63E-05</text:p>
          </table:table-cell>
          <table:table-cell office:value-type="float" office:value="0.00002097769" calcext:value-type="float">
            <text:p>2,10E-05</text:p>
          </table:table-cell>
          <table:table-cell office:value-type="float" office:value="0.000001683683" calcext:value-type="float">
            <text:p>1,68E-06</text:p>
          </table:table-cell>
          <table:table-cell office:value-type="float" office:value="-0.00000000680416" calcext:value-type="float">
            <text:p>-6,80E-09</text:p>
          </table:table-cell>
          <table:table-cell office:value-type="float" office:value="0.0000000003511863" calcext:value-type="float">
            <text:p>3,51E-10</text:p>
          </table:table-cell>
          <table:table-cell office:value-type="float" office:value="-0.000000006628567" calcext:value-type="float">
            <text:p>-6,63E-09</text:p>
          </table:table-cell>
          <table:table-cell office:value-type="float" office:value="0.000000006979753" calcext:value-type="float">
            <text:p>6,98E-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0.011102" calcext:value-type="float">
            <text:p>1,11E-02</text:p>
          </table:table-cell>
          <table:table-cell office:value-type="float" office:value="0.005574166" calcext:value-type="float">
            <text:p>5,57E-03</text:p>
          </table:table-cell>
          <table:table-cell office:value-type="float" office:value="0.005527838" calcext:value-type="float">
            <text:p>5,53E-03</text:p>
          </table:table-cell>
          <table:table-cell office:value-type="float" office:value="0.2143583" calcext:value-type="float">
            <text:p>2,14E-01</text:p>
          </table:table-cell>
          <table:table-cell office:value-type="float" office:value="0.1615055" calcext:value-type="float">
            <text:p>1,62E-01</text:p>
          </table:table-cell>
          <table:table-cell office:value-type="float" office:value="0.05285289" calcext:value-type="float">
            <text:p>5,29E-02</text:p>
          </table:table-cell>
          <table:table-cell office:value-type="float" office:value="0.05432629" calcext:value-type="float">
            <text:p>5,43E-02</text:p>
          </table:table-cell>
          <table:table-cell office:value-type="float" office:value="0.00002316408" calcext:value-type="float">
            <text:p>2,32E-05</text:p>
          </table:table-cell>
          <table:table-cell office:value-type="float" office:value="-0.0000005608927" calcext:value-type="float">
            <text:p>-5,61E-07</text:p>
          </table:table-cell>
          <table:table-cell office:value-type="float" office:value="0.00000005530458" calcext:value-type="float">
            <text:p>5,53E-08</text:p>
          </table:table-cell>
          <table:table-cell office:value-type="float" office:value="-0.0000005332404" calcext:value-type="float">
            <text:p>-5,33E-07</text:p>
          </table:table-cell>
          <table:table-cell office:value-type="float" office:value="0.000000588545" calcext:value-type="float">
            <text:p>5,8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0131016" calcext:value-type="float">
            <text:p>1,31E-02</text:p>
          </table:table-cell>
          <table:table-cell office:value-type="float" office:value="0.006559536" calcext:value-type="float">
            <text:p>6,56E-03</text:p>
          </table:table-cell>
          <table:table-cell office:value-type="float" office:value="0.006542065" calcext:value-type="float">
            <text:p>6,54E-03</text:p>
          </table:table-cell>
          <table:table-cell office:value-type="float" office:value="0.4287659" calcext:value-type="float">
            <text:p>4,29E-01</text:p>
          </table:table-cell>
          <table:table-cell office:value-type="float" office:value="0.3226687" calcext:value-type="float">
            <text:p>3,23E-01</text:p>
          </table:table-cell>
          <table:table-cell office:value-type="float" office:value="0.1060972" calcext:value-type="float">
            <text:p>1,06E-01</text:p>
          </table:table-cell>
          <table:table-cell office:value-type="float" office:value="0.1082857" calcext:value-type="float">
            <text:p>1,08E-01</text:p>
          </table:table-cell>
          <table:table-cell office:value-type="float" office:value="0.000008735497" calcext:value-type="float">
            <text:p>8,74E-06</text:p>
          </table:table-cell>
          <table:table-cell office:value-type="float" office:value="-0.0000001693596" calcext:value-type="float">
            <text:p>-1,69E-07</text:p>
          </table:table-cell>
          <table:table-cell office:value-type="float" office:value="0.0000000154531" calcext:value-type="float">
            <text:p>1,55E-08</text:p>
          </table:table-cell>
          <table:table-cell office:value-type="float" office:value="-0.0000001616331" calcext:value-type="float">
            <text:p>-1,62E-07</text:p>
          </table:table-cell>
          <table:table-cell office:value-type="float" office:value="0.0000001770862" calcext:value-type="float">
            <text:p>1,77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01653101" calcext:value-type="float">
            <text:p>1,65E-02</text:p>
          </table:table-cell>
          <table:table-cell office:value-type="float" office:value="0.00826891" calcext:value-type="float">
            <text:p>8,27E-03</text:p>
          </table:table-cell>
          <table:table-cell office:value-type="float" office:value="0.008262102" calcext:value-type="float">
            <text:p>8,26E-03</text:p>
          </table:table-cell>
          <table:table-cell office:value-type="float" office:value="0.6303026" calcext:value-type="float">
            <text:p>6,30E-01</text:p>
          </table:table-cell>
          <table:table-cell office:value-type="float" office:value="0.4758341" calcext:value-type="float">
            <text:p>4,76E-01</text:p>
          </table:table-cell>
          <table:table-cell office:value-type="float" office:value="0.1544685" calcext:value-type="float">
            <text:p>1,54E-01</text:p>
          </table:table-cell>
          <table:table-cell office:value-type="float" office:value="0.1606828" calcext:value-type="float">
            <text:p>1,61E-01</text:p>
          </table:table-cell>
          <table:table-cell office:value-type="float" office:value="0.000003404132" calcext:value-type="float">
            <text:p>3,40E-06</text:p>
          </table:table-cell>
          <table:table-cell office:value-type="float" office:value="-0.0000001803982" calcext:value-type="float">
            <text:p>-1,80E-07</text:p>
          </table:table-cell>
          <table:table-cell office:value-type="float" office:value="0.000000007356745" calcext:value-type="float">
            <text:p>7,36E-09</text:p>
          </table:table-cell>
          <table:table-cell office:value-type="float" office:value="-0.0000001767199" calcext:value-type="float">
            <text:p>-1,77E-07</text:p>
          </table:table-cell>
          <table:table-cell office:value-type="float" office:value="0.0000001840766" calcext:value-type="float">
            <text:p>1,84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02228946" calcext:value-type="float">
            <text:p>2,23E-02</text:p>
          </table:table-cell>
          <table:table-cell office:value-type="float" office:value="0.01112428" calcext:value-type="float">
            <text:p>1,11E-02</text:p>
          </table:table-cell>
          <table:table-cell office:value-type="float" office:value="0.01116518" calcext:value-type="float">
            <text:p>1,12E-02</text:p>
          </table:table-cell>
          <table:table-cell office:value-type="float" office:value="0.8177406" calcext:value-type="float">
            <text:p>8,18E-01</text:p>
          </table:table-cell>
          <table:table-cell office:value-type="float" office:value="0.6189101" calcext:value-type="float">
            <text:p>6,19E-01</text:p>
          </table:table-cell>
          <table:table-cell office:value-type="float" office:value="0.1988305" calcext:value-type="float">
            <text:p>1,99E-01</text:p>
          </table:table-cell>
          <table:table-cell office:value-type="float" office:value="0.2100398" calcext:value-type="float">
            <text:p>2,10E-01</text:p>
          </table:table-cell>
          <table:table-cell office:value-type="float" office:value="-0.0000204471" calcext:value-type="float">
            <text:p>-2,04E-05</text:p>
          </table:table-cell>
          <table:table-cell office:value-type="float" office:value="-0.000007858034" calcext:value-type="float">
            <text:p>-7,86E-06</text:p>
          </table:table-cell>
          <table:table-cell office:value-type="float" office:value="-0.00000009695872" calcext:value-type="float">
            <text:p>-9,70E-08</text:p>
          </table:table-cell>
          <table:table-cell office:value-type="float" office:value="-0.000007906514" calcext:value-type="float">
            <text:p>-7,91E-06</text:p>
          </table:table-cell>
          <table:table-cell office:value-type="float" office:value="0.000007809555" calcext:value-type="float">
            <text:p>7,81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0" calcext:value-type="float">
            <text:p>490</text:p>
          </table:table-cell>
          <table:table-cell office:value-type="float" office:value="0.02944715" calcext:value-type="float">
            <text:p>2,94E-02</text:p>
          </table:table-cell>
          <table:table-cell office:value-type="float" office:value="0.01476578" calcext:value-type="float">
            <text:p>1,48E-02</text:p>
          </table:table-cell>
          <table:table-cell office:value-type="float" office:value="0.01468137" calcext:value-type="float">
            <text:p>1,47E-02</text:p>
          </table:table-cell>
          <table:table-cell office:value-type="float" office:value="0.9258738" calcext:value-type="float">
            <text:p>9,26E-01</text:p>
          </table:table-cell>
          <table:table-cell office:value-type="float" office:value="0.7131644" calcext:value-type="float">
            <text:p>7,13E-01</text:p>
          </table:table-cell>
          <table:table-cell office:value-type="float" office:value="0.2127094" calcext:value-type="float">
            <text:p>2,13E-01</text:p>
          </table:table-cell>
          <table:table-cell office:value-type="float" office:value="0.2502275" calcext:value-type="float">
            <text:p>2,50E-01</text:p>
          </table:table-cell>
          <table:table-cell office:value-type="float" office:value="0.00004220063" calcext:value-type="float">
            <text:p>4,22E-05</text:p>
          </table:table-cell>
          <table:table-cell office:value-type="float" office:value="-0.000004290832" calcext:value-type="float">
            <text:p>-4,29E-06</text:p>
          </table:table-cell>
          <table:table-cell office:value-type="float" office:value="0.00000001942342" calcext:value-type="float">
            <text:p>1,94E-08</text:p>
          </table:table-cell>
          <table:table-cell office:value-type="float" office:value="-0.000004281121" calcext:value-type="float">
            <text:p>-4,28E-06</text:p>
          </table:table-cell>
          <table:table-cell office:value-type="float" office:value="0.000004300544" calcext:value-type="float">
            <text:p>4,30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03808228" calcext:value-type="float">
            <text:p>3,81E-02</text:p>
          </table:table-cell>
          <table:table-cell office:value-type="float" office:value="0.01903756" calcext:value-type="float">
            <text:p>1,90E-02</text:p>
          </table:table-cell>
          <table:table-cell office:value-type="float" office:value="0.01904472" calcext:value-type="float">
            <text:p>1,90E-02</text:p>
          </table:table-cell>
          <table:table-cell office:value-type="float" office:value="0.9882527" calcext:value-type="float">
            <text:p>9,88E-01</text:p>
          </table:table-cell>
          <table:table-cell office:value-type="float" office:value="0.7639462" calcext:value-type="float">
            <text:p>7,64E-01</text:p>
          </table:table-cell>
          <table:table-cell office:value-type="float" office:value="0.2243064" calcext:value-type="float">
            <text:p>2,24E-01</text:p>
          </table:table-cell>
          <table:table-cell office:value-type="float" office:value="0.2698199" calcext:value-type="float">
            <text:p>2,70E-01</text:p>
          </table:table-cell>
          <table:table-cell office:value-type="float" office:value="-0.000003580668" calcext:value-type="float">
            <text:p>-3,58E-06</text:p>
          </table:table-cell>
          <table:table-cell office:value-type="float" office:value="0.0000001825861" calcext:value-type="float">
            <text:p>1,83E-07</text:p>
          </table:table-cell>
          <table:table-cell office:value-type="float" office:value="-0.0000001209992" calcext:value-type="float">
            <text:p>-1,21E-07</text:p>
          </table:table-cell>
          <table:table-cell office:value-type="float" office:value="0.0000001220865" calcext:value-type="float">
            <text:p>1,22E-07</text:p>
          </table:table-cell>
          <table:table-cell office:value-type="float" office:value="-0.0000002430857" calcext:value-type="float">
            <text:p>-2,43E-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07536055" calcext:value-type="float">
            <text:p>7,54E-02</text:p>
          </table:table-cell>
          <table:table-cell office:value-type="float" office:value="0.03765664" calcext:value-type="float">
            <text:p>3,77E-02</text:p>
          </table:table-cell>
          <table:table-cell office:value-type="float" office:value="0.03770391" calcext:value-type="float">
            <text:p>3,77E-02</text:p>
          </table:table-cell>
          <table:table-cell office:value-type="float" office:value="0.7617747" calcext:value-type="float">
            <text:p>7,62E-01</text:p>
          </table:table-cell>
          <table:table-cell office:value-type="float" office:value="0.5868919" calcext:value-type="float">
            <text:p>5,87E-01</text:p>
          </table:table-cell>
          <table:table-cell office:value-type="float" office:value="0.1748828" calcext:value-type="float">
            <text:p>1,75E-01</text:p>
          </table:table-cell>
          <table:table-cell office:value-type="float" office:value="0.2060045" calcext:value-type="float">
            <text:p>2,06E-01</text:p>
          </table:table-cell>
          <table:table-cell office:value-type="float" office:value="-0.0000236351" calcext:value-type="float">
            <text:p>-2,36E-05</text:p>
          </table:table-cell>
          <table:table-cell office:value-type="float" office:value="-0.000001443236" calcext:value-type="float">
            <text:p>-1,44E-06</text:p>
          </table:table-cell>
          <table:table-cell office:value-type="float" office:value="0.000005486942" calcext:value-type="float">
            <text:p>5,49E-06</text:p>
          </table:table-cell>
          <table:table-cell office:value-type="float" office:value="0.000001300235" calcext:value-type="float">
            <text:p>1,30E-06</text:p>
          </table:table-cell>
          <table:table-cell office:value-type="float" office:value="0.000004186707" calcext:value-type="float">
            <text:p>4,19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4091615" calcext:value-type="float">
            <text:p>4,09E-01</text:p>
          </table:table-cell>
          <table:table-cell office:value-type="float" office:value="0.2022758" calcext:value-type="float">
            <text:p>2,02E-01</text:p>
          </table:table-cell>
          <table:table-cell office:value-type="float" office:value="0.2068857" calcext:value-type="float">
            <text:p>2,07E-01</text:p>
          </table:table-cell>
          <table:table-cell office:value-type="float" office:value="1.706433" calcext:value-type="float">
            <text:p>1,71E+00</text:p>
          </table:table-cell>
          <table:table-cell office:value-type="float" office:value="0.8724415" calcext:value-type="float">
            <text:p>8,72E-01</text:p>
          </table:table-cell>
          <table:table-cell office:value-type="float" office:value="0.8339913" calcext:value-type="float">
            <text:p>8,34E-01</text:p>
          </table:table-cell>
          <table:table-cell office:value-type="float" office:value="0.01922506" calcext:value-type="float">
            <text:p>1,92E-02</text:p>
          </table:table-cell>
          <table:table-cell office:value-type="float" office:value="-0.002304956" calcext:value-type="float">
            <text:p>-2,30E-03</text:p>
          </table:table-cell>
          <table:table-cell office:value-type="float" office:value="0.0003955732" calcext:value-type="float">
            <text:p>3,96E-04</text:p>
          </table:table-cell>
          <table:table-cell office:value-type="float" office:value="0.000006802234" calcext:value-type="float">
            <text:p>6,80E-06</text:p>
          </table:table-cell>
          <table:table-cell office:value-type="float" office:value="0.0003989743" calcext:value-type="float">
            <text:p>3,99E-04</text:p>
          </table:table-cell>
          <table:table-cell office:value-type="float" office:value="-0.0003921721" calcext:value-type="float">
            <text:p>-3,92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.0744671" calcext:value-type="float">
            <text:p>7,45E-02</text:p>
          </table:table-cell>
          <table:table-cell office:value-type="float" office:value="0.0370802" calcext:value-type="float">
            <text:p>3,71E-02</text:p>
          </table:table-cell>
          <table:table-cell office:value-type="float" office:value="0.0373869" calcext:value-type="float">
            <text:p>3,74E-02</text:p>
          </table:table-cell>
          <table:table-cell office:value-type="float" office:value="0.6800599" calcext:value-type="float">
            <text:p>6,80E-01</text:p>
          </table:table-cell>
          <table:table-cell office:value-type="float" office:value="0.504313" calcext:value-type="float">
            <text:p>5,04E-01</text:p>
          </table:table-cell>
          <table:table-cell office:value-type="float" office:value="0.1757469" calcext:value-type="float">
            <text:p>1,76E-01</text:p>
          </table:table-cell>
          <table:table-cell office:value-type="float" office:value="0.164283" calcext:value-type="float">
            <text:p>1,64E-01</text:p>
          </table:table-cell>
          <table:table-cell office:value-type="float" office:value="-0.0001533496" calcext:value-type="float">
            <text:p>-1,53E-04</text:p>
          </table:table-cell>
          <table:table-cell office:value-type="float" office:value="0.00003444126" calcext:value-type="float">
            <text:p>3,44E-05</text:p>
          </table:table-cell>
          <table:table-cell office:value-type="float" office:value="-0.000001004835" calcext:value-type="float">
            <text:p>-1,00E-06</text:p>
          </table:table-cell>
          <table:table-cell office:value-type="float" office:value="0.00003393884" calcext:value-type="float">
            <text:p>3,39E-05</text:p>
          </table:table-cell>
          <table:table-cell office:value-type="float" office:value="-0.00003494368" calcext:value-type="float">
            <text:p>-3,49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.562102" calcext:value-type="float">
            <text:p>5,62E-01</text:p>
          </table:table-cell>
          <table:table-cell office:value-type="float" office:value="0.2814468" calcext:value-type="float">
            <text:p>2,81E-01</text:p>
          </table:table-cell>
          <table:table-cell office:value-type="float" office:value="0.2806551" calcext:value-type="float">
            <text:p>2,81E-01</text:p>
          </table:table-cell>
          <table:table-cell office:value-type="float" office:value="1.347824" calcext:value-type="float">
            <text:p>1,35E+00</text:p>
          </table:table-cell>
          <table:table-cell office:value-type="float" office:value="0.5761007" calcext:value-type="float">
            <text:p>5,76E-01</text:p>
          </table:table-cell>
          <table:table-cell office:value-type="float" office:value="0.771723" calcext:value-type="float">
            <text:p>7,72E-01</text:p>
          </table:table-cell>
          <table:table-cell office:value-type="float" office:value="-0.09781116" calcext:value-type="float">
            <text:p>-9,78E-02</text:p>
          </table:table-cell>
          <table:table-cell office:value-type="float" office:value="0.0003958355" calcext:value-type="float">
            <text:p>3,96E-04</text:p>
          </table:table-cell>
          <table:table-cell office:value-type="float" office:value="-0.00002976342" calcext:value-type="float">
            <text:p>-2,98E-05</text:p>
          </table:table-cell>
          <table:table-cell office:value-type="float" office:value="-0.000002229316" calcext:value-type="float">
            <text:p>-2,23E-06</text:p>
          </table:table-cell>
          <table:table-cell office:value-type="float" office:value="-0.00003087807" calcext:value-type="float">
            <text:p>-3,09E-05</text:p>
          </table:table-cell>
          <table:table-cell office:value-type="float" office:value="0.00002864876" calcext:value-type="float">
            <text:p>2,86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-0.1244275" calcext:value-type="float">
            <text:p>-1,24E-01</text:p>
          </table:table-cell>
          <table:table-cell office:value-type="float" office:value="-0.0622578" calcext:value-type="float">
            <text:p>-6,23E-02</text:p>
          </table:table-cell>
          <table:table-cell office:value-type="float" office:value="-0.0621697" calcext:value-type="float">
            <text:p>-6,22E-02</text:p>
          </table:table-cell>
          <table:table-cell office:value-type="float" office:value="-0.6822555" calcext:value-type="float">
            <text:p>-6,82E-01</text:p>
          </table:table-cell>
          <table:table-cell office:value-type="float" office:value="-0.4212135" calcext:value-type="float">
            <text:p>-4,21E-01</text:p>
          </table:table-cell>
          <table:table-cell office:value-type="float" office:value="-0.261042" calcext:value-type="float">
            <text:p>-2,61E-01</text:p>
          </table:table-cell>
          <table:table-cell office:value-type="float" office:value="-0.08008577" calcext:value-type="float">
            <text:p>-8,01E-02</text:p>
          </table:table-cell>
          <table:table-cell office:value-type="float" office:value="-0.00004404731" calcext:value-type="float">
            <text:p>-4,40E-05</text:p>
          </table:table-cell>
          <table:table-cell office:value-type="float" office:value="0.00005744374" calcext:value-type="float">
            <text:p>5,74E-05</text:p>
          </table:table-cell>
          <table:table-cell office:value-type="float" office:value="0.000004359791" calcext:value-type="float">
            <text:p>4,36E-06</text:p>
          </table:table-cell>
          <table:table-cell office:value-type="float" office:value="0.00005962364" calcext:value-type="float">
            <text:p>5,96E-05</text:p>
          </table:table-cell>
          <table:table-cell office:value-type="float" office:value="-0.00005526385" calcext:value-type="float">
            <text:p>-5,53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0.1760065" calcext:value-type="float">
            <text:p>1,76E-01</text:p>
          </table:table-cell>
          <table:table-cell office:value-type="float" office:value="0.08786184" calcext:value-type="float">
            <text:p>8,79E-02</text:p>
          </table:table-cell>
          <table:table-cell office:value-type="float" office:value="0.08814463" calcext:value-type="float">
            <text:p>8,81E-02</text:p>
          </table:table-cell>
          <table:table-cell office:value-type="float" office:value="0.3003422" calcext:value-type="float">
            <text:p>3,00E-01</text:p>
          </table:table-cell>
          <table:table-cell office:value-type="float" office:value="0.225465" calcext:value-type="float">
            <text:p>2,25E-01</text:p>
          </table:table-cell>
          <table:table-cell office:value-type="float" office:value="0.07487725" calcext:value-type="float">
            <text:p>7,49E-02</text:p>
          </table:table-cell>
          <table:table-cell office:value-type="float" office:value="0.07529385" calcext:value-type="float">
            <text:p>7,53E-02</text:p>
          </table:table-cell>
          <table:table-cell office:value-type="float" office:value="-0.0001413928" calcext:value-type="float">
            <text:p>-1,41E-04</text:p>
          </table:table-cell>
          <table:table-cell office:value-type="float" office:value="0.0002223517" calcext:value-type="float">
            <text:p>2,22E-04</text:p>
          </table:table-cell>
          <table:table-cell office:value-type="float" office:value="-0.00002033421" calcext:value-type="float">
            <text:p>-2,03E-05</text:p>
          </table:table-cell>
          <table:table-cell office:value-type="float" office:value="0.0002121846" calcext:value-type="float">
            <text:p>2,12E-04</text:p>
          </table:table-cell>
          <table:table-cell office:value-type="float" office:value="-0.0002325188" calcext:value-type="float">
            <text:p>-2,33E-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.163" calcext:value-type="float">
            <text:p>1,16E+00</text:p>
          </table:table-cell>
          <table:table-cell office:value-type="float" office:value="0.5804395" calcext:value-type="float">
            <text:p>5,80E-01</text:p>
          </table:table-cell>
          <table:table-cell office:value-type="float" office:value="0.5825604" calcext:value-type="float">
            <text:p>5,83E-01</text:p>
          </table:table-cell>
          <table:table-cell office:value-type="float" office:value="2.097839" calcext:value-type="float">
            <text:p>2,10E+00</text:p>
          </table:table-cell>
          <table:table-cell office:value-type="float" office:value="1.224793" calcext:value-type="float">
            <text:p>1,22E+00</text:p>
          </table:table-cell>
          <table:table-cell office:value-type="float" office:value="0.8730459" calcext:value-type="float">
            <text:p>8,73E-01</text:p>
          </table:table-cell>
          <table:table-cell office:value-type="float" office:value="0.1758735" calcext:value-type="float">
            <text:p>1,76E-01</text:p>
          </table:table-cell>
          <table:table-cell office:value-type="float" office:value="-0.00106044" calcext:value-type="float">
            <text:p>-1,06E-03</text:p>
          </table:table-cell>
          <table:table-cell office:value-type="float" office:value="0.0008460023" calcext:value-type="float">
            <text:p>8,46E-04</text:p>
          </table:table-cell>
          <table:table-cell office:value-type="float" office:value="0.00001014841" calcext:value-type="float">
            <text:p>1,01E-05</text:p>
          </table:table-cell>
          <table:table-cell office:value-type="float" office:value="0.0008510765" calcext:value-type="float">
            <text:p>8,51E-04</text:p>
          </table:table-cell>
          <table:table-cell office:value-type="float" office:value="-0.0008409281" calcext:value-type="float">
            <text:p>-8,41E-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.327835" calcext:value-type="float">
            <text:p>1,33E+00</text:p>
          </table:table-cell>
          <table:table-cell office:value-type="float" office:value="0.663561" calcext:value-type="float">
            <text:p>6,64E-01</text:p>
          </table:table-cell>
          <table:table-cell office:value-type="float" office:value="0.6642743" calcext:value-type="float">
            <text:p>6,64E-01</text:p>
          </table:table-cell>
          <table:table-cell office:value-type="float" office:value="2.022179" calcext:value-type="float">
            <text:p>2,02E+00</text:p>
          </table:table-cell>
          <table:table-cell office:value-type="float" office:value="1.240176" calcext:value-type="float">
            <text:p>1,24E+00</text:p>
          </table:table-cell>
          <table:table-cell office:value-type="float" office:value="0.782003" calcext:value-type="float">
            <text:p>7,82E-01</text:p>
          </table:table-cell>
          <table:table-cell office:value-type="float" office:value="0.2290866" calcext:value-type="float">
            <text:p>2,29E-01</text:p>
          </table:table-cell>
          <table:table-cell office:value-type="float" office:value="-0.0003566429" calcext:value-type="float">
            <text:p>-3,57E-04</text:p>
          </table:table-cell>
          <table:table-cell office:value-type="float" office:value="-0.0000138193" calcext:value-type="float">
            <text:p>-1,38E-05</text:p>
          </table:table-cell>
          <table:table-cell office:value-type="float" office:value="0.0000009795514" calcext:value-type="float">
            <text:p>9,80E-07</text:p>
          </table:table-cell>
          <table:table-cell office:value-type="float" office:value="-0.00001332953" calcext:value-type="float">
            <text:p>-1,33E-05</text:p>
          </table:table-cell>
          <table:table-cell office:value-type="float" office:value="0.00001430908" calcext:value-type="float">
            <text:p>1,43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1.119701" calcext:value-type="float">
            <text:p>1,12E+00</text:p>
          </table:table-cell>
          <table:table-cell office:value-type="float" office:value="0.559891" calcext:value-type="float">
            <text:p>5,60E-01</text:p>
          </table:table-cell>
          <table:table-cell office:value-type="float" office:value="0.5598099" calcext:value-type="float">
            <text:p>5,60E-01</text:p>
          </table:table-cell>
          <table:table-cell office:value-type="float" office:value="1.233091" calcext:value-type="float">
            <text:p>1,23E+00</text:p>
          </table:table-cell>
          <table:table-cell office:value-type="float" office:value="0.641439" calcext:value-type="float">
            <text:p>6,41E-01</text:p>
          </table:table-cell>
          <table:table-cell office:value-type="float" office:value="0.5916516" calcext:value-type="float">
            <text:p>5,92E-01</text:p>
          </table:table-cell>
          <table:table-cell office:value-type="float" office:value="0.02489369" calcext:value-type="float">
            <text:p>2,49E-02</text:p>
          </table:table-cell>
          <table:table-cell office:value-type="float" office:value="0.00004053832" calcext:value-type="float">
            <text:p>4,05E-05</text:p>
          </table:table-cell>
          <table:table-cell office:value-type="float" office:value="-0.00009473223" calcext:value-type="float">
            <text:p>-9,47E-05</text:p>
          </table:table-cell>
          <table:table-cell office:value-type="float" office:value="-0.000004553733" calcext:value-type="float">
            <text:p>-4,55E-06</text:p>
          </table:table-cell>
          <table:table-cell office:value-type="float" office:value="-0.0000970091" calcext:value-type="float">
            <text:p>-9,70E-05</text:p>
          </table:table-cell>
          <table:table-cell office:value-type="float" office:value="0.00009245537" calcext:value-type="float">
            <text:p>9,25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.056213" calcext:value-type="float">
            <text:p>1,06E+00</text:p>
          </table:table-cell>
          <table:table-cell office:value-type="float" office:value="0.528096" calcext:value-type="float">
            <text:p>5,28E-01</text:p>
          </table:table-cell>
          <table:table-cell office:value-type="float" office:value="0.5281169" calcext:value-type="float">
            <text:p>5,28E-01</text:p>
          </table:table-cell>
          <table:table-cell office:value-type="float" office:value="0.7560557" calcext:value-type="float">
            <text:p>7,56E-01</text:p>
          </table:table-cell>
          <table:table-cell office:value-type="float" office:value="0.3046891" calcext:value-type="float">
            <text:p>3,05E-01</text:p>
          </table:table-cell>
          <table:table-cell office:value-type="float" office:value="0.4513666" calcext:value-type="float">
            <text:p>4,51E-01</text:p>
          </table:table-cell>
          <table:table-cell office:value-type="float" office:value="-0.07333878" calcext:value-type="float">
            <text:p>-7,33E-02</text:p>
          </table:table-cell>
          <table:table-cell office:value-type="float" office:value="-0.00001047726" calcext:value-type="float">
            <text:p>-1,05E-05</text:p>
          </table:table-cell>
          <table:table-cell office:value-type="float" office:value="-0.0000911425" calcext:value-type="float">
            <text:p>-9,11E-05</text:p>
          </table:table-cell>
          <table:table-cell office:value-type="float" office:value="-0.000001158501" calcext:value-type="float">
            <text:p>-1,16E-06</text:p>
          </table:table-cell>
          <table:table-cell office:value-type="float" office:value="-0.00009172175" calcext:value-type="float">
            <text:p>-9,17E-05</text:p>
          </table:table-cell>
          <table:table-cell office:value-type="float" office:value="0.00009056325" calcext:value-type="float">
            <text:p>9,06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0.9626394" calcext:value-type="float">
            <text:p>9,63E-01</text:p>
          </table:table-cell>
          <table:table-cell office:value-type="float" office:value="0.4814475" calcext:value-type="float">
            <text:p>4,81E-01</text:p>
          </table:table-cell>
          <table:table-cell office:value-type="float" office:value="0.481192" calcext:value-type="float">
            <text:p>4,81E-01</text:p>
          </table:table-cell>
          <table:table-cell office:value-type="float" office:value="0.5533259" calcext:value-type="float">
            <text:p>5,53E-01</text:p>
          </table:table-cell>
          <table:table-cell office:value-type="float" office:value="0.2314698" calcext:value-type="float">
            <text:p>2,31E-01</text:p>
          </table:table-cell>
          <table:table-cell office:value-type="float" office:value="0.3218561" calcext:value-type="float">
            <text:p>3,22E-01</text:p>
          </table:table-cell>
          <table:table-cell office:value-type="float" office:value="-0.04519312" calcext:value-type="float">
            <text:p>-4,52E-02</text:p>
          </table:table-cell>
          <table:table-cell office:value-type="float" office:value="0.0001277458" calcext:value-type="float">
            <text:p>1,28E-04</text:p>
          </table:table-cell>
          <table:table-cell office:value-type="float" office:value="-0.0001357301" calcext:value-type="float">
            <text:p>-1,36E-04</text:p>
          </table:table-cell>
          <table:table-cell office:value-type="float" office:value="-0.000000437126" calcext:value-type="float">
            <text:p>-4,37E-07</text:p>
          </table:table-cell>
          <table:table-cell office:value-type="float" office:value="-0.0001359487" calcext:value-type="float">
            <text:p>-1,36E-04</text:p>
          </table:table-cell>
          <table:table-cell office:value-type="float" office:value="0.0001355115" calcext:value-type="float">
            <text:p>1,36E-0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.677372" calcext:value-type="float">
            <text:p>1,68E+00</text:p>
          </table:table-cell>
          <table:table-cell office:value-type="float" office:value="0.8395049" calcext:value-type="float">
            <text:p>8,40E-01</text:p>
          </table:table-cell>
          <table:table-cell office:value-type="float" office:value="0.8378674" calcext:value-type="float">
            <text:p>8,38E-01</text:p>
          </table:table-cell>
          <table:table-cell office:value-type="float" office:value="0.9399118" calcext:value-type="float">
            <text:p>9,40E-01</text:p>
          </table:table-cell>
          <table:table-cell office:value-type="float" office:value="0.4189855" calcext:value-type="float">
            <text:p>4,19E-01</text:p>
          </table:table-cell>
          <table:table-cell office:value-type="float" office:value="0.5209262" calcext:value-type="float">
            <text:p>5,21E-01</text:p>
          </table:table-cell>
          <table:table-cell office:value-type="float" office:value="-0.05097035" calcext:value-type="float">
            <text:p>-5,10E-02</text:p>
          </table:table-cell>
          <table:table-cell office:value-type="float" office:value="0.0008187604" calcext:value-type="float">
            <text:p>8,19E-04</text:p>
          </table:table-cell>
          <table:table-cell office:value-type="float" office:value="-0.001619902" calcext:value-type="float">
            <text:p>-1,62E-03</text:p>
          </table:table-cell>
          <table:table-cell office:value-type="float" office:value="0.00002381999" calcext:value-type="float">
            <text:p>2,38E-05</text:p>
          </table:table-cell>
          <table:table-cell office:value-type="float" office:value="-0.001607992" calcext:value-type="float">
            <text:p>-1,61E-03</text:p>
          </table:table-cell>
          <table:table-cell office:value-type="float" office:value="0.001631812" calcext:value-type="float">
            <text:p>1,63E-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.74799" calcext:value-type="float">
            <text:p>1,75E+00</text:p>
          </table:table-cell>
          <table:table-cell office:value-type="float" office:value="0.8739173" calcext:value-type="float">
            <text:p>8,74E-01</text:p>
          </table:table-cell>
          <table:table-cell office:value-type="float" office:value="0.8740727" calcext:value-type="float">
            <text:p>8,74E-01</text:p>
          </table:table-cell>
          <table:table-cell office:value-type="float" office:value="0.7220687" calcext:value-type="float">
            <text:p>7,22E-01</text:p>
          </table:table-cell>
          <table:table-cell office:value-type="float" office:value="0.330161" calcext:value-type="float">
            <text:p>3,30E-01</text:p>
          </table:table-cell>
          <table:table-cell office:value-type="float" office:value="0.3919077" calcext:value-type="float">
            <text:p>3,92E-01</text:p>
          </table:table-cell>
          <table:table-cell office:value-type="float" office:value="-0.03087333" calcext:value-type="float">
            <text:p>-3,09E-02</text:p>
          </table:table-cell>
          <table:table-cell office:value-type="float" office:value="-0.00007772232" calcext:value-type="float">
            <text:p>-7,77E-05</text:p>
          </table:table-cell>
          <table:table-cell office:value-type="float" office:value="-0.00002338665" calcext:value-type="float">
            <text:p>-2,34E-05</text:p>
          </table:table-cell>
          <table:table-cell office:value-type="float" office:value="-0.0000009655102" calcext:value-type="float">
            <text:p>-9,66E-07</text:p>
          </table:table-cell>
          <table:table-cell office:value-type="float" office:value="-0.0000238694" calcext:value-type="float">
            <text:p>-2,39E-05</text:p>
          </table:table-cell>
          <table:table-cell office:value-type="float" office:value="0.00002290389" calcext:value-type="float">
            <text:p>2,29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.995044" calcext:value-type="float">
            <text:p>2,00E+00</text:p>
          </table:table-cell>
          <table:table-cell office:value-type="float" office:value="0.9975391" calcext:value-type="float">
            <text:p>9,98E-01</text:p>
          </table:table-cell>
          <table:table-cell office:value-type="float" office:value="0.9975047" calcext:value-type="float">
            <text:p>9,98E-01</text:p>
          </table:table-cell>
          <table:table-cell office:value-type="float" office:value="0.7865802" calcext:value-type="float">
            <text:p>7,87E-01</text:p>
          </table:table-cell>
          <table:table-cell office:value-type="float" office:value="0.4979968" calcext:value-type="float">
            <text:p>4,98E-01</text:p>
          </table:table-cell>
          <table:table-cell office:value-type="float" office:value="0.2885834" calcext:value-type="float">
            <text:p>2,89E-01</text:p>
          </table:table-cell>
          <table:table-cell office:value-type="float" office:value="0.1047067" calcext:value-type="float">
            <text:p>1,05E-01</text:p>
          </table:table-cell>
          <table:table-cell office:value-type="float" office:value="0.00001719173" calcext:value-type="float">
            <text:p>1,72E-05</text:p>
          </table:table-cell>
          <table:table-cell office:value-type="float" office:value="-0.0000448484" calcext:value-type="float">
            <text:p>-4,48E-05</text:p>
          </table:table-cell>
          <table:table-cell office:value-type="float" office:value="-0.000001423005" calcext:value-type="float">
            <text:p>-1,42E-06</text:p>
          </table:table-cell>
          <table:table-cell office:value-type="float" office:value="-0.0000455599" calcext:value-type="float">
            <text:p>-4,56E-05</text:p>
          </table:table-cell>
          <table:table-cell office:value-type="float" office:value="0.0000441369" calcext:value-type="float">
            <text:p>4,41E-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.978873" calcext:value-type="float">
            <text:p>1,98E+00</text:p>
          </table:table-cell>
          <table:table-cell office:value-type="float" office:value="0.989446" calcext:value-type="float">
            <text:p>9,89E-01</text:p>
          </table:table-cell>
          <table:table-cell office:value-type="float" office:value="0.9894266" calcext:value-type="float">
            <text:p>9,89E-01</text:p>
          </table:table-cell>
          <table:table-cell office:value-type="float" office:value="0.6399708" calcext:value-type="float">
            <text:p>6,40E-01</text:p>
          </table:table-cell>
          <table:table-cell office:value-type="float" office:value="0.4222277" calcext:value-type="float">
            <text:p>4,22E-01</text:p>
          </table:table-cell>
          <table:table-cell office:value-type="float" office:value="0.2177431" calcext:value-type="float">
            <text:p>2,18E-01</text:p>
          </table:table-cell>
          <table:table-cell office:value-type="float" office:value="0.1022423" calcext:value-type="float">
            <text:p>1,02E-01</text:p>
          </table:table-cell>
          <table:table-cell office:value-type="float" office:value="0.000009661595" calcext:value-type="float">
            <text:p>9,66E-06</text:p>
          </table:table-cell>
          <table:table-cell office:value-type="float" office:value="-0.00007301347" calcext:value-type="float">
            <text:p>-7,30E-05</text:p>
          </table:table-cell>
          <table:table-cell office:value-type="float" office:value="-0.000001659452" calcext:value-type="float">
            <text:p>-1,66E-06</text:p>
          </table:table-cell>
          <table:table-cell office:value-type="float" office:value="-0.00007384319" calcext:value-type="float">
            <text:p>-7,38E-05</text:p>
          </table:table-cell>
          <table:table-cell office:value-type="float" office:value="0.00007218374" calcext:value-type="float">
            <text:p>7,22E-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0" calcext:value-type="float">
            <text:p>500</text:p>
          </table:table-cell>
          <table:table-cell office:value-type="float" office:value="2.227683" calcext:value-type="float">
            <text:p>2,23E+00</text:p>
          </table:table-cell>
          <table:table-cell office:value-type="float" office:value="1.113837" calcext:value-type="float">
            <text:p>1,11E+00</text:p>
          </table:table-cell>
          <table:table-cell office:value-type="float" office:value="1.113846" calcext:value-type="float">
            <text:p>1,11E+00</text:p>
          </table:table-cell>
          <table:table-cell office:value-type="float" office:value="0.6956639" calcext:value-type="float">
            <text:p>6,96E-01</text:p>
          </table:table-cell>
          <table:table-cell office:value-type="float" office:value="0.4409638" calcext:value-type="float">
            <text:p>4,41E-01</text:p>
          </table:table-cell>
          <table:table-cell office:value-type="float" office:value="0.2547001" calcext:value-type="float">
            <text:p>2,55E-01</text:p>
          </table:table-cell>
          <table:table-cell office:value-type="float" office:value="0.09313187" calcext:value-type="float">
            <text:p>9,31E-02</text:p>
          </table:table-cell>
          <table:table-cell office:value-type="float" office:value="-0.000004233965" calcext:value-type="float">
            <text:p>-4,23E-06</text:p>
          </table:table-cell>
          <table:table-cell office:value-type="float" office:value="-0.00002758521" calcext:value-type="float">
            <text:p>-2,76E-05</text:p>
          </table:table-cell>
          <table:table-cell office:value-type="float" office:value="0.0000003120082" calcext:value-type="float">
            <text:p>3,12E-07</text:p>
          </table:table-cell>
          <table:table-cell office:value-type="float" office:value="-0.00002742921" calcext:value-type="float">
            <text:p>-2,74E-05</text:p>
          </table:table-cell>
          <table:table-cell office:value-type="float" office:value="0.00002774122" calcext:value-type="float">
            <text:p>2,77E-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0" calcext:value-type="float">
            <text:p>500</text:p>
          </table:table-cell>
          <table:table-cell office:value-type="float" office:value="2.263757" calcext:value-type="float">
            <text:p>2,26E+00</text:p>
          </table:table-cell>
          <table:table-cell office:value-type="float" office:value="1.131894" calcext:value-type="float">
            <text:p>1,13E+00</text:p>
          </table:table-cell>
          <table:table-cell office:value-type="float" office:value="1.131863" calcext:value-type="float">
            <text:p>1,13E+00</text:p>
          </table:table-cell>
          <table:table-cell office:value-type="float" office:value="0.5935688" calcext:value-type="float">
            <text:p>5,94E-01</text:p>
          </table:table-cell>
          <table:table-cell office:value-type="float" office:value="0.3585522" calcext:value-type="float">
            <text:p>3,59E-01</text:p>
          </table:table-cell>
          <table:table-cell office:value-type="float" office:value="0.2350166" calcext:value-type="float">
            <text:p>2,35E-01</text:p>
          </table:table-cell>
          <table:table-cell office:value-type="float" office:value="0.06176779" calcext:value-type="float">
            <text:p>6,18E-02</text:p>
          </table:table-cell>
          <table:table-cell office:value-type="float" office:value="0.00001547818" calcext:value-type="float">
            <text:p>1,55E-05</text:p>
          </table:table-cell>
          <table:table-cell office:value-type="float" office:value="-0.000005185576" calcext:value-type="float">
            <text:p>-5,19E-06</text:p>
          </table:table-cell>
          <table:table-cell office:value-type="float" office:value="0.000004423618" calcext:value-type="float">
            <text:p>4,42E-06</text:p>
          </table:table-cell>
          <table:table-cell office:value-type="float" office:value="-0.000002973767" calcext:value-type="float">
            <text:p>-2,97E-06</text:p>
          </table:table-cell>
          <table:table-cell office:value-type="float" office:value="0.000007397385" calcext:value-type="float">
            <text:p>7,40E-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0" calcext:value-type="float">
            <text:p>500</text:p>
          </table:table-cell>
          <table:table-cell office:value-type="float" office:value="1.876171" calcext:value-type="float">
            <text:p>1,88E+00</text:p>
          </table:table-cell>
          <table:table-cell office:value-type="float" office:value="0.9380877" calcext:value-type="float">
            <text:p>9,38E-01</text:p>
          </table:table-cell>
          <table:table-cell office:value-type="float" office:value="0.9380829" calcext:value-type="float">
            <text:p>9,38E-01</text:p>
          </table:table-cell>
          <table:table-cell office:value-type="float" office:value="0.2403912" calcext:value-type="float">
            <text:p>2,40E-01</text:p>
          </table:table-cell>
          <table:table-cell office:value-type="float" office:value="0.1316101" calcext:value-type="float">
            <text:p>1,32E-01</text:p>
          </table:table-cell>
          <table:table-cell office:value-type="float" office:value="0.1087811" calcext:value-type="float">
            <text:p>1,09E-01</text:p>
          </table:table-cell>
          <table:table-cell office:value-type="float" office:value="0.01141452" calcext:value-type="float">
            <text:p>1,14E-02</text:p>
          </table:table-cell>
          <table:table-cell office:value-type="float" office:value="0.000002403462" calcext:value-type="float">
            <text:p>2,40E-06</text:p>
          </table:table-cell>
          <table:table-cell office:value-type="float" office:value="0.00001966694" calcext:value-type="float">
            <text:p>1,97E-05</text:p>
          </table:table-cell>
          <table:table-cell office:value-type="float" office:value="-0.000000865729" calcext:value-type="float">
            <text:p>-8,66E-07</text:p>
          </table:table-cell>
          <table:table-cell office:value-type="float" office:value="0.00001923407" calcext:value-type="float">
            <text:p>1,92E-05</text:p>
          </table:table-cell>
          <table:table-cell office:value-type="float" office:value="-0.0000200998" calcext:value-type="float">
            <text:p>-2,01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0:47:46.588865477</meta:creation-date>
    <meta:generator>LibreOffice/7.3.7.2$Linux_X86_64 LibreOffice_project/30$Build-2</meta:generator>
    <dc:date>2024-01-13T10:26:54.758578683</dc:date>
    <meta:editing-duration>PT2H40M8S</meta:editing-duration>
    <meta:editing-cycles>20</meta:editing-cycles>
    <meta:document-statistic meta:table-count="8" meta:cell-count="928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33cm" svg:y="3.952cm" style:legend-expansion="high" chart:style-name="ch2"/>
        <chart:plot-area chart:style-name="ch3" table:cell-range-address="'Sandia PROFILE'.A2:'Sandia PROFILE'.C42 'Sandia PROFILE'.B1:'Sandia PROFILE'.C1" chart:data-source-has-labels="row" svg:x="0.32cm" svg:y="0.18cm" svg:width="13.593cm" svg:height="8.64cm">
          <chart:coordinate-region svg:x="1.603cm" svg:y="0.379cm" svg:width="12.12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andia PROFILE'.B2:'Sandia PROFILE'.B42" chart:label-cell-address="'Sandia PROFILE'.B1:'Sandia PROFILE'.B1" chart:class="chart:scatter">
            <chart:domain table:cell-range-address="'Sandia PROFILE'.A2:'Sandia PROFILE'.A42"/>
            <chart:data-point chart:repeated="41"/>
          </chart:series>
          <chart:series chart:style-name="ch8" chart:values-cell-range-address="'Sandia PROFILE'.C2:'Sandia PROFILE'.C42" chart:label-cell-address="'Sandia PROFILE'.C1:'Sandia PROFILE'.C1" chart:class="chart:scatter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l</text:p>
                <draw:g>
                  <svg:desc>'Sandia PROFILE'.B1:'Sandia PROFILE'.B1</svg:desc>
                </draw:g>
              </table:table-cell>
              <table:table-cell office:value-type="string">
                <text:p>Cd</text:p>
                <draw:g>
                  <svg:desc>'Sandia PROFILE'.C1:'Sandia PROFIL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andia PROFILE'.A2:'Sandia PROFILE'.A42</svg:desc>
                </draw:g>
              </table:table-cell>
              <table:table-cell office:value-type="float" office:value="0">
                <text:p>0</text:p>
                <draw:g>
                  <svg:desc>'Sandia PROFILE'.B2:'Sandia PROFILE'.B42</svg:desc>
                </draw:g>
              </table:table-cell>
              <table:table-cell office:value-type="float" office:value="0.0064">
                <text:p>0.0064</text:p>
                <draw:g>
                  <svg:desc>'Sandia PROFILE'.C2:'Sandia PROFILE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1">
                <text:p>0.11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2">
                <text:p>0.22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3">
                <text:p>0.33</text:p>
              </table:table-cell>
              <table:table-cell office:value-type="float" office:value="0.0069">
                <text:p>0.0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0.0081">
                <text:p>0.00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0.0097">
                <text:p>0.00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8">
                <text:p>0.88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9">
                <text:p>0.99</text:p>
              </table:table-cell>
              <table:table-cell office:value-type="float" office:value="0.0113">
                <text:p>0.0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0727">
                <text:p>1.0727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1539">
                <text:p>1.153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2072">
                <text:p>1.2072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2169">
                <text:p>1.2169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1614">
                <text:p>1.1614</text:p>
              </table:table-cell>
              <table:table-cell office:value-type="float" office:value="0.0191">
                <text:p>0.0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0478">
                <text:p>1.0478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221">
                <text:p>0.9221</text:p>
              </table:table-cell>
              <table:table-cell office:value-type="float" office:value="0.0237">
                <text:p>0.0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826">
                <text:p>0.7826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7163">
                <text:p>0.7163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7091">
                <text:p>0.7091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7269">
                <text:p>0.7269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7595">
                <text:p>0.759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981">
                <text:p>0.7981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426">
                <text:p>0.8426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8882">
                <text:p>0.8882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352">
                <text:p>0.935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842">
                <text:p>0.9842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0355">
                <text:p>1.0355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33cm" svg:y="4.201cm" style:legend-expansion="high" chart:style-name="ch2"/>
        <chart:plot-area chart:style-name="ch3" table:cell-range-address="Arkusz8.A1:Arkusz8.A26 Arkusz8.C1:Arkusz8.C26" chart:data-source-has-labels="row" svg:x="0.32cm" svg:y="0.18cm" svg:width="13.593cm" svg:height="8.64cm">
          <chart:coordinate-region svg:x="2.053cm" svg:y="0.379cm" svg:width="11.5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8.C2:Arkusz8.C26" chart:label-cell-address="Arkusz8.C1:Arkusz8.C1" chart:class="chart:scatter">
            <chart:domain table:cell-range-address="Arkusz8.A2:Arkusz8.A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d</text:p>
                <draw:g>
                  <svg:desc>Arkusz8.C1:Arkusz8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8.A2:Arkusz8.A26</svg:desc>
                </draw:g>
              </table:table-cell>
              <table:table-cell office:value-type="float" office:value="0.01041381">
                <text:p>0.01041381</text:p>
                <draw:g>
                  <svg:desc>Arkusz8.C2:Arkusz8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1102">
                <text:p>0.011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131016">
                <text:p>0.0131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1653101">
                <text:p>0.01653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2228946">
                <text:p>0.02228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2944715">
                <text:p>0.02944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3808228">
                <text:p>0.03808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07536055">
                <text:p>0.075360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4091615">
                <text:p>0.4091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0744671">
                <text:p>0.0744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562102">
                <text:p>0.562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-0.1244275">
                <text:p>-0.12442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.1760065">
                <text:p>0.17600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1.327835">
                <text:p>1.3278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.119701">
                <text:p>1.1197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.056213">
                <text:p>1.056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0.9626394">
                <text:p>0.96263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1.677372">
                <text:p>1.677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1.74799">
                <text:p>1.74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1.995044">
                <text:p>1.995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978873">
                <text:p>1.978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2.227683">
                <text:p>2.227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">
                <text:p>85</text:p>
              </table:table-cell>
              <table:table-cell office:value-type="float" office:value="2.263757">
                <text:p>2.2637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1.876171">
                <text:p>1.8761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38cm" svg:y="4.201cm" style:legend-expansion="high" chart:style-name="ch2"/>
        <chart:plot-area chart:style-name="ch3" table:cell-range-address="Arkusz8.A1:Arkusz8.A26 Arkusz8.F1:Arkusz8.F26" chart:data-source-has-labels="row" svg:x="0.32cm" svg:y="0.18cm" svg:width="13.698cm" svg:height="8.64cm">
          <chart:coordinate-region svg:x="2.159cm" svg:y="0.379cm" svg:width="11.57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8.F2:Arkusz8.F26" chart:label-cell-address="Arkusz8.F1:Arkusz8.F1" chart:class="chart:scatter">
            <chart:domain table:cell-range-address="Arkusz8.A2:Arkusz8.A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l</text:p>
                <draw:g>
                  <svg:desc>Arkusz8.F1:Arkusz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8.A2:Arkusz8.A26</svg:desc>
                </draw:g>
              </table:table-cell>
              <table:table-cell office:value-type="float" office:value="0.0001145138">
                <text:p>0.0001145138</text:p>
                <draw:g>
                  <svg:desc>Arkusz8.F2:Arkusz8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143583">
                <text:p>0.2143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7659">
                <text:p>0.4287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6303026">
                <text:p>0.6303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8177406">
                <text:p>0.8177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9258738">
                <text:p>0.9258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9882527">
                <text:p>0.9882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7617747">
                <text:p>0.7617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.706433">
                <text:p>1.706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6800599">
                <text:p>0.6800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.347824">
                <text:p>1.347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-0.6822555">
                <text:p>-0.6822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0.3003422">
                <text:p>0.3003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2.097839">
                <text:p>2.0978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2.022179">
                <text:p>2.022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.233091">
                <text:p>1.2330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0.7560557">
                <text:p>0.75605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0.5533259">
                <text:p>0.55332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0.9399118">
                <text:p>0.93991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0.7220687">
                <text:p>0.7220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0.7865802">
                <text:p>0.78658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0.6399708">
                <text:p>0.6399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0.6956639">
                <text:p>0.6956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">
                <text:p>85</text:p>
              </table:table-cell>
              <table:table-cell office:value-type="float" office:value="0.5935688">
                <text:p>0.5935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.2403912">
                <text:p>0.24039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3.703cm" style:legend-expansion="high" chart:style-name="ch2"/>
        <chart:plot-area chart:style-name="ch3" table:cell-range-address="'Cl NACA-TN-3361'.A2:'Cl NACA-TN-3361'.B39 'Cl NACA-TN-3361'.B1:'Cl NACA-TN-3361'.B1 'Sandia PROFILE'.B2:'Sandia PROFILE'.B42 XFOIL.B3:XFOIL.B9" chart:data-source-has-labels="row" svg:x="0.32cm" svg:y="0.18cm" svg:width="12.323cm" svg:height="8.64cm">
          <chart:coordinate-region svg:x="0.558cm" svg:y="0.379cm" svg:width="11.80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l NACA-TN-3361'.B2:'Cl NACA-TN-3361'.B39" chart:label-cell-address="'Cl NACA-TN-3361'.B1:'Cl NACA-TN-3361'.B1" chart:class="chart:scatter">
            <chart:domain table:cell-range-address="'Cl NACA-TN-3361'.A2:'Cl NACA-TN-3361'.A39"/>
            <chart:data-point chart:repeated="38"/>
          </chart:series>
          <chart:series chart:style-name="ch8" chart:values-cell-range-address="'Sandia PROFILE'.B2:'Sandia PROFILE'.B42" chart:class="chart:scatter">
            <chart:domain table:cell-range-address="'Sandia PROFILE'.A2:'Sandia PROFILE'.A42"/>
            <chart:data-point chart:repeated="41"/>
          </chart:series>
          <chart:series chart:style-name="ch9" chart:values-cell-range-address="XFOIL.B3:XFOIL.B9" chart:class="chart:scatter">
            <chart:domain table:cell-range-address="XFOIL.A3:XFOIL.A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l</text:p>
                <draw:g>
                  <svg:desc>'Cl NACA-TN-3361'.B1:'Cl NACA-TN-3361'.B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83">
                <text:p>-1.683</text:p>
                <draw:g>
                  <svg:desc>'Cl NACA-TN-3361'.A2:'Cl NACA-TN-3361'.A39</svg:desc>
                </draw:g>
              </table:table-cell>
              <table:table-cell office:value-type="float" office:value="-0.1304">
                <text:p>-0.1304</text:p>
                <draw:g>
                  <svg:desc>'Cl NACA-TN-3361'.B2:'Cl NACA-TN-3361'.B39</svg:desc>
                </draw:g>
              </table:table-cell>
              <table:table-cell office:value-type="float" office:value="0">
                <text:p>0</text:p>
                <draw:g>
                  <svg:desc>'Sandia PROFILE'.A2:'Sandia PROFILE'.A42</svg:desc>
                </draw:g>
              </table:table-cell>
              <table:table-cell office:value-type="float" office:value="0">
                <text:p>0</text:p>
                <draw:g>
                  <svg:desc>'Sandia PROFILE'.B2:'Sandia PROFILE'.B42</svg:desc>
                </draw:g>
              </table:table-cell>
              <table:table-cell office:value-type="float" office:value="0">
                <text:p>0</text:p>
                <draw:g>
                  <svg:desc>XFOIL.A3:XFOIL.A9</svg:desc>
                </draw:g>
              </table:table-cell>
              <table:table-cell office:value-type="float" office:value="0">
                <text:p>0</text:p>
                <draw:g>
                  <svg:desc>XFOIL.B3:XFOIL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41">
                <text:p>-0.241</text:p>
              </table:table-cell>
              <table:table-cell office:value-type="float" office:value="0.00162">
                <text:p>0.00162</text:p>
              </table:table-cell>
              <table:table-cell office:value-type="float" office:value="1">
                <text:p>1</text:p>
              </table:table-cell>
              <table:table-cell office:value-type="float" office:value="0.11">
                <text:p>0.11</text:p>
              </table:table-cell>
              <table:table-cell office:value-type="float" office:value="2">
                <text:p>2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65">
                <text:p>1.765</text:p>
              </table:table-cell>
              <table:table-cell office:value-type="float" office:value="0.19822">
                <text:p>0.19822</text:p>
              </table:table-cell>
              <table:table-cell office:value-type="float" office:value="2">
                <text:p>2</text:p>
              </table:table-cell>
              <table:table-cell office:value-type="float" office:value="0.22">
                <text:p>0.22</text:p>
              </table:table-cell>
              <table:table-cell office:value-type="float" office:value="4">
                <text:p>4</text:p>
              </table:table-cell>
              <table:table-cell office:value-type="float" office:value="0.4367">
                <text:p>0.4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11">
                <text:p>3.211</text:p>
              </table:table-cell>
              <table:table-cell office:value-type="float" office:value="0.3692">
                <text:p>0.3692</text:p>
              </table:table-cell>
              <table:table-cell office:value-type="float" office:value="3">
                <text:p>3</text:p>
              </table:table-cell>
              <table:table-cell office:value-type="float" office:value="0.33">
                <text:p>0.33</text:p>
              </table:table-cell>
              <table:table-cell office:value-type="float" office:value="6">
                <text:p>6</text:p>
              </table:table-cell>
              <table:table-cell office:value-type="float" office:value="0.6539">
                <text:p>0.65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29">
                <text:p>4.829</text:p>
              </table:table-cell>
              <table:table-cell office:value-type="float" office:value="0.54373">
                <text:p>0.54373</text:p>
              </table:table-cell>
              <table:table-cell office:value-type="float" office:value="4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8">
                <text:p>8</text:p>
              </table:table-cell>
              <table:table-cell office:value-type="float" office:value="0.9148">
                <text:p>0.9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8">
                <text:p>6.78</text:p>
              </table:table-cell>
              <table:table-cell office:value-type="float" office:value="0.73925">
                <text:p>0.73925</text:p>
              </table:table-cell>
              <table:table-cell office:value-type="float" office:value="5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10">
                <text:p>10</text:p>
              </table:table-cell>
              <table:table-cell office:value-type="float" office:value="1.1049">
                <text:p>1.1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1">
                <text:p>8.41</text:p>
              </table:table-cell>
              <table:table-cell office:value-type="float" office:value="0.89639">
                <text:p>0.89639</text:p>
              </table:table-cell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  <table:table-cell office:value-type="float" office:value="12">
                <text:p>12</text:p>
              </table:table-cell>
              <table:table-cell office:value-type="float" office:value="1.2867">
                <text:p>1.2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042">
                <text:p>10.042</text:p>
              </table:table-cell>
              <table:table-cell office:value-type="float" office:value="1.05005">
                <text:p>1.05005</text:p>
              </table:table-cell>
              <table:table-cell office:value-type="float" office:value="7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515">
                <text:p>11.515</text:p>
              </table:table-cell>
              <table:table-cell office:value-type="float" office:value="1.18279">
                <text:p>1.18279</text:p>
              </table:table-cell>
              <table:table-cell office:value-type="float" office:value="8">
                <text:p>8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836">
                <text:p>12.836</text:p>
              </table:table-cell>
              <table:table-cell office:value-type="float" office:value="1.28416">
                <text:p>1.28416</text:p>
              </table:table-cell>
              <table:table-cell office:value-type="float" office:value="9">
                <text:p>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354">
                <text:p>13.354</text:p>
              </table:table-cell>
              <table:table-cell office:value-type="float" office:value="1.29132">
                <text:p>1.29132</text:p>
              </table:table-cell>
              <table:table-cell office:value-type="float" office:value="10">
                <text:p>10</text:p>
              </table:table-cell>
              <table:table-cell office:value-type="float" office:value="1.0727">
                <text:p>1.0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613">
                <text:p>13.613</text:p>
              </table:table-cell>
              <table:table-cell office:value-type="float" office:value="1.1697">
                <text:p>1.1697</text:p>
              </table:table-cell>
              <table:table-cell office:value-type="float" office:value="11">
                <text:p>11</text:p>
              </table:table-cell>
              <table:table-cell office:value-type="float" office:value="1.1539">
                <text:p>1.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917">
                <text:p>13.917</text:p>
              </table:table-cell>
              <table:table-cell office:value-type="float" office:value="0.98549">
                <text:p>0.98549</text:p>
              </table:table-cell>
              <table:table-cell office:value-type="float" office:value="12">
                <text:p>12</text:p>
              </table:table-cell>
              <table:table-cell office:value-type="float" office:value="1.2072">
                <text:p>1.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339">
                <text:p>15.339</text:p>
              </table:table-cell>
              <table:table-cell office:value-type="float" office:value="0.94431">
                <text:p>0.94431</text:p>
              </table:table-cell>
              <table:table-cell office:value-type="float" office:value="13">
                <text:p>13</text:p>
              </table:table-cell>
              <table:table-cell office:value-type="float" office:value="1.2169">
                <text:p>1.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133">
                <text:p>17.133</text:p>
              </table:table-cell>
              <table:table-cell office:value-type="float" office:value="0.8685">
                <text:p>0.8685</text:p>
              </table:table-cell>
              <table:table-cell office:value-type="float" office:value="14">
                <text:p>14</text:p>
              </table:table-cell>
              <table:table-cell office:value-type="float" office:value="1.1614">
                <text:p>1.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589">
                <text:p>18.589</text:p>
              </table:table-cell>
              <table:table-cell office:value-type="float" office:value="0.77864">
                <text:p>0.77864</text:p>
              </table:table-cell>
              <table:table-cell office:value-type="float" office:value="15">
                <text:p>15</text:p>
              </table:table-cell>
              <table:table-cell office:value-type="float" office:value="1.0478">
                <text:p>1.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148">
                <text:p>19.148</text:p>
              </table:table-cell>
              <table:table-cell office:value-type="float" office:value="0.72669">
                <text:p>0.72669</text:p>
              </table:table-cell>
              <table:table-cell office:value-type="float" office:value="16">
                <text:p>16</text:p>
              </table:table-cell>
              <table:table-cell office:value-type="float" office:value="0.9221">
                <text:p>0.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548">
                <text:p>20.548</text:p>
              </table:table-cell>
              <table:table-cell office:value-type="float" office:value="0.71681">
                <text:p>0.71681</text:p>
              </table:table-cell>
              <table:table-cell office:value-type="float" office:value="17">
                <text:p>17</text:p>
              </table:table-cell>
              <table:table-cell office:value-type="float" office:value="0.7826">
                <text:p>0.7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273">
                <text:p>22.273</text:p>
              </table:table-cell>
              <table:table-cell office:value-type="float" office:value="0.73835">
                <text:p>0.73835</text:p>
              </table:table-cell>
              <table:table-cell office:value-type="float" office:value="18">
                <text:p>18</text:p>
              </table:table-cell>
              <table:table-cell office:value-type="float" office:value="0.7163">
                <text:p>0.7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151">
                <text:p>24.151</text:p>
              </table:table-cell>
              <table:table-cell office:value-type="float" office:value="0.79125">
                <text:p>0.79125</text:p>
              </table:table-cell>
              <table:table-cell office:value-type="float" office:value="19">
                <text:p>19</text:p>
              </table:table-cell>
              <table:table-cell office:value-type="float" office:value="0.7091">
                <text:p>0.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705">
                <text:p>26.705</text:p>
              </table:table-cell>
              <table:table-cell office:value-type="float" office:value="0.87224">
                <text:p>0.87224</text:p>
              </table:table-cell>
              <table:table-cell office:value-type="float" office:value="20">
                <text:p>20</text:p>
              </table:table-cell>
              <table:table-cell office:value-type="float" office:value="0.7269">
                <text:p>0.7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254">
                <text:p>29.254</text:p>
              </table:table-cell>
              <table:table-cell office:value-type="float" office:value="0.96018">
                <text:p>0.96018</text:p>
              </table:table-cell>
              <table:table-cell office:value-type="float" office:value="21">
                <text:p>21</text:p>
              </table:table-cell>
              <table:table-cell office:value-type="float" office:value="0.7595">
                <text:p>0.7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193">
                <text:p>33.193</text:p>
              </table:table-cell>
              <table:table-cell office:value-type="float" office:value="1.05215">
                <text:p>1.05215</text:p>
              </table:table-cell>
              <table:table-cell office:value-type="float" office:value="22">
                <text:p>22</text:p>
              </table:table-cell>
              <table:table-cell office:value-type="float" office:value="0.7981">
                <text:p>0.7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.017">
                <text:p>38.017</text:p>
              </table:table-cell>
              <table:table-cell office:value-type="float" office:value="1.12359">
                <text:p>1.12359</text:p>
              </table:table-cell>
              <table:table-cell office:value-type="float" office:value="23">
                <text:p>23</text:p>
              </table:table-cell>
              <table:table-cell office:value-type="float" office:value="0.8426">
                <text:p>0.8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005">
                <text:p>42.005</text:p>
              </table:table-cell>
              <table:table-cell office:value-type="float" office:value="1.14602">
                <text:p>1.14602</text:p>
              </table:table-cell>
              <table:table-cell office:value-type="float" office:value="24">
                <text:p>24</text:p>
              </table:table-cell>
              <table:table-cell office:value-type="float" office:value="0.8882">
                <text:p>0.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814">
                <text:p>48.814</text:p>
              </table:table-cell>
              <table:table-cell office:value-type="float" office:value="1.11738">
                <text:p>1.11738</text:p>
              </table:table-cell>
              <table:table-cell office:value-type="float" office:value="25">
                <text:p>25</text:p>
              </table:table-cell>
              <table:table-cell office:value-type="float" office:value="0.9352">
                <text:p>0.9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66">
                <text:p>55.66</text:p>
              </table:table-cell>
              <table:table-cell office:value-type="float" office:value="1.03658">
                <text:p>1.03658</text:p>
              </table:table-cell>
              <table:table-cell office:value-type="float" office:value="26">
                <text:p>26</text:p>
              </table:table-cell>
              <table:table-cell office:value-type="float" office:value="0.9842">
                <text:p>0.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.359">
                <text:p>59.359</text:p>
              </table:table-cell>
              <table:table-cell office:value-type="float" office:value="0.97543">
                <text:p>0.97543</text:p>
              </table:table-cell>
              <table:table-cell office:value-type="float" office:value="27">
                <text:p>27</text:p>
              </table:table-cell>
              <table:table-cell office:value-type="float" office:value="1.0355">
                <text:p>1.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305">
                <text:p>64.305</text:p>
              </table:table-cell>
              <table:table-cell office:value-type="float" office:value="0.87302">
                <text:p>0.8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031">
                <text:p>68.031</text:p>
              </table:table-cell>
              <table:table-cell office:value-type="float" office:value="0.77362">
                <text:p>0.77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.943">
                <text:p>71.943</text:p>
              </table:table-cell>
              <table:table-cell office:value-type="float" office:value="0.6569">
                <text:p>0.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.612">
                <text:p>74.612</text:p>
              </table:table-cell>
              <table:table-cell office:value-type="float" office:value="0.57448">
                <text:p>0.5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.477">
                <text:p>78.477</text:p>
              </table:table-cell>
              <table:table-cell office:value-type="float" office:value="0.46129">
                <text:p>0.4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.864">
                <text:p>82.864</text:p>
              </table:table-cell>
              <table:table-cell office:value-type="float" office:value="0.31394">
                <text:p>0.3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.849">
                <text:p>85.849</text:p>
              </table:table-cell>
              <table:table-cell office:value-type="float" office:value="0.19641">
                <text:p>0.19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.102">
                <text:p>89.102</text:p>
              </table:table-cell>
              <table:table-cell office:value-type="float" office:value="0.09003">
                <text:p>0.09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3.703cm" style:legend-expansion="high" chart:style-name="ch2"/>
        <chart:plot-area chart:style-name="ch3" table:cell-range-address="'Cd NACA-TN-3361'.A2:'Cd NACA-TN-3361'.B31 'Cd NACA-TN-3361'.B1:'Cd NACA-TN-3361'.B1 'Sandia PROFILE'.C2:'Sandia PROFILE'.C42 XFOIL.C3:XFOIL.C9" chart:data-source-has-labels="row" svg:x="0.32cm" svg:y="0.18cm" svg:width="12.323cm" svg:height="8.64cm">
          <chart:coordinate-region svg:x="0.558cm" svg:y="0.379cm" svg:width="11.80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d NACA-TN-3361'.B2:'Cd NACA-TN-3361'.B31" chart:label-cell-address="'Cd NACA-TN-3361'.B1:'Cd NACA-TN-3361'.B1" chart:class="chart:scatter">
            <chart:domain table:cell-range-address="'Cd NACA-TN-3361'.A2:'Cd NACA-TN-3361'.A31"/>
            <chart:data-point chart:repeated="30"/>
          </chart:series>
          <chart:series chart:style-name="ch8" chart:values-cell-range-address="'Sandia PROFILE'.C2:'Sandia PROFILE'.C42" chart:class="chart:scatter">
            <chart:domain table:cell-range-address="'Sandia PROFILE'.A2:'Sandia PROFILE'.A42"/>
            <chart:data-point chart:repeated="41"/>
          </chart:series>
          <chart:series chart:style-name="ch9" chart:values-cell-range-address="XFOIL.C3:XFOIL.C9" chart:class="chart:scatter">
            <chart:domain table:cell-range-address="XFOIL.A3:XFOIL.A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d</text:p>
                <draw:g>
                  <svg:desc>'Cd NACA-TN-3361'.B1:'Cd NACA-TN-3361'.B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Kolumna C</text:p>
              </table:table-cell>
              <table:table-cell office:value-type="string">
                <text:p>Kolumna A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62">
                <text:p>-0.62</text:p>
                <draw:g>
                  <svg:desc>'Cd NACA-TN-3361'.A2:'Cd NACA-TN-3361'.A31</svg:desc>
                </draw:g>
              </table:table-cell>
              <table:table-cell office:value-type="float" office:value="0.01443">
                <text:p>0.01443</text:p>
                <draw:g>
                  <svg:desc>'Cd NACA-TN-3361'.B2:'Cd NACA-TN-3361'.B31</svg:desc>
                </draw:g>
              </table:table-cell>
              <table:table-cell office:value-type="float" office:value="0">
                <text:p>0</text:p>
                <draw:g>
                  <svg:desc>'Sandia PROFILE'.A2:'Sandia PROFILE'.A42</svg:desc>
                </draw:g>
              </table:table-cell>
              <table:table-cell office:value-type="float" office:value="0.0064">
                <text:p>0.0064</text:p>
                <draw:g>
                  <svg:desc>'Sandia PROFILE'.C2:'Sandia PROFILE'.C42</svg:desc>
                </draw:g>
              </table:table-cell>
              <table:table-cell office:value-type="float" office:value="0">
                <text:p>0</text:p>
                <draw:g>
                  <svg:desc>XFOIL.A3:XFOIL.A9</svg:desc>
                </draw:g>
              </table:table-cell>
              <table:table-cell office:value-type="float" office:value="0.00516">
                <text:p>0.00516</text:p>
                <draw:g>
                  <svg:desc>XFOIL.C3:XFOIL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421">
                <text:p>6.421</text:p>
              </table:table-cell>
              <table:table-cell office:value-type="float" office:value="0.01704">
                <text:p>0.01704</text:p>
              </table:table-cell>
              <table:table-cell office:value-type="float" office:value="1">
                <text:p>1</text:p>
              </table:table-cell>
              <table:table-cell office:value-type="float" office:value="0.0064">
                <text:p>0.0064</text:p>
              </table:table-cell>
              <table:table-cell office:value-type="float" office:value="2">
                <text:p>2</text:p>
              </table:table-cell>
              <table:table-cell office:value-type="float" office:value="0.00544">
                <text:p>0.00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116">
                <text:p>11.116</text:p>
              </table:table-cell>
              <table:table-cell office:value-type="float" office:value="0.01878">
                <text:p>0.01878</text:p>
              </table:table-cell>
              <table:table-cell office:value-type="float" office:value="2">
                <text:p>2</text:p>
              </table:table-cell>
              <table:table-cell office:value-type="float" office:value="0.0066">
                <text:p>0.0066</text:p>
              </table:table-cell>
              <table:table-cell office:value-type="float" office:value="4">
                <text:p>4</text:p>
              </table:table-cell>
              <table:table-cell office:value-type="float" office:value="0.00647">
                <text:p>0.00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31">
                <text:p>13.031</text:p>
              </table:table-cell>
              <table:table-cell office:value-type="float" office:value="0.0414">
                <text:p>0.0414</text:p>
              </table:table-cell>
              <table:table-cell office:value-type="float" office:value="3">
                <text:p>3</text:p>
              </table:table-cell>
              <table:table-cell office:value-type="float" office:value="0.0069">
                <text:p>0.0069</text:p>
              </table:table-cell>
              <table:table-cell office:value-type="float" office:value="6">
                <text:p>6</text:p>
              </table:table-cell>
              <table:table-cell office:value-type="float" office:value="0.00815">
                <text:p>0.00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777">
                <text:p>14.777</text:p>
              </table:table-cell>
              <table:table-cell office:value-type="float" office:value="0.10232">
                <text:p>0.10232</text:p>
              </table:table-cell>
              <table:table-cell office:value-type="float" office:value="4">
                <text:p>4</text:p>
              </table:table-cell>
              <table:table-cell office:value-type="float" office:value="0.0073">
                <text:p>0.0073</text:p>
              </table:table-cell>
              <table:table-cell office:value-type="float" office:value="8">
                <text:p>8</text:p>
              </table:table-cell>
              <table:table-cell office:value-type="float" office:value="0.01019">
                <text:p>0.01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665">
                <text:p>16.665</text:p>
              </table:table-cell>
              <table:table-cell office:value-type="float" office:value="0.15782">
                <text:p>0.15782</text:p>
              </table:table-cell>
              <table:table-cell office:value-type="float" office:value="5">
                <text:p>5</text:p>
              </table:table-cell>
              <table:table-cell office:value-type="float" office:value="0.0081">
                <text:p>0.0081</text:p>
              </table:table-cell>
              <table:table-cell office:value-type="float" office:value="10">
                <text:p>10</text:p>
              </table:table-cell>
              <table:table-cell office:value-type="float" office:value="0.01239">
                <text:p>0.01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099">
                <text:p>19.099</text:p>
              </table:table-cell>
              <table:table-cell office:value-type="float" office:value="0.22173">
                <text:p>0.22173</text:p>
              </table:table-cell>
              <table:table-cell office:value-type="float" office:value="6">
                <text:p>6</text:p>
              </table:table-cell>
              <table:table-cell office:value-type="float" office:value="0.009">
                <text:p>0.009</text:p>
              </table:table-cell>
              <table:table-cell office:value-type="float" office:value="12">
                <text:p>12</text:p>
              </table:table-cell>
              <table:table-cell office:value-type="float" office:value="0.01531">
                <text:p>0.01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675">
                <text:p>20.675</text:p>
              </table:table-cell>
              <table:table-cell office:value-type="float" office:value="0.32095">
                <text:p>0.32095</text:p>
              </table:table-cell>
              <table:table-cell office:value-type="float" office:value="7">
                <text:p>7</text:p>
              </table:table-cell>
              <table:table-cell office:value-type="float" office:value="0.0097">
                <text:p>0.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044">
                <text:p>24.044</text:p>
              </table:table-cell>
              <table:table-cell office:value-type="float" office:value="0.42356">
                <text:p>0.42356</text:p>
              </table:table-cell>
              <table:table-cell office:value-type="float" office:value="8">
                <text:p>8</text:p>
              </table:table-cell>
              <table:table-cell office:value-type="float" office:value="0.0105">
                <text:p>0.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402">
                <text:p>27.402</text:p>
              </table:table-cell>
              <table:table-cell office:value-type="float" office:value="0.53987">
                <text:p>0.53987</text:p>
              </table:table-cell>
              <table:table-cell office:value-type="float" office:value="9">
                <text:p>9</text:p>
              </table:table-cell>
              <table:table-cell office:value-type="float" office:value="0.0113">
                <text:p>0.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887">
                <text:p>30.887</text:p>
              </table:table-cell>
              <table:table-cell office:value-type="float" office:value="0.66993">
                <text:p>0.66993</text:p>
              </table:table-cell>
              <table:table-cell office:value-type="float" office:value="10">
                <text:p>10</text:p>
              </table:table-cell>
              <table:table-cell office:value-type="float" office:value="0.0128">
                <text:p>0.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559">
                <text:p>33.559</text:p>
              </table:table-cell>
              <table:table-cell office:value-type="float" office:value="0.78051">
                <text:p>0.78051</text:p>
              </table:table-cell>
              <table:table-cell office:value-type="float" office:value="11">
                <text:p>11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043">
                <text:p>37.043</text:p>
              </table:table-cell>
              <table:table-cell office:value-type="float" office:value="0.91057">
                <text:p>0.91057</text:p>
              </table:table-cell>
              <table:table-cell office:value-type="float" office:value="12">
                <text:p>12</text:p>
              </table:table-cell>
              <table:table-cell office:value-type="float" office:value="0.0155">
                <text:p>0.0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397">
                <text:p>40.397</text:p>
              </table:table-cell>
              <table:table-cell office:value-type="float" office:value="1.03236">
                <text:p>1.03236</text:p>
              </table:table-cell>
              <table:table-cell office:value-type="float" office:value="13">
                <text:p>13</text:p>
              </table:table-cell>
              <table:table-cell office:value-type="float" office:value="0.0172">
                <text:p>0.0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.013">
                <text:p>44.013</text:p>
              </table:table-cell>
              <table:table-cell office:value-type="float" office:value="1.17068">
                <text:p>1.17068</text:p>
              </table:table-cell>
              <table:table-cell office:value-type="float" office:value="14">
                <text:p>14</text:p>
              </table:table-cell>
              <table:table-cell office:value-type="float" office:value="0.0191">
                <text:p>0.0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453">
                <text:p>48.453</text:p>
              </table:table-cell>
              <table:table-cell office:value-type="float" office:value="1.31479">
                <text:p>1.31479</text:p>
              </table:table-cell>
              <table:table-cell office:value-type="float" office:value="15">
                <text:p>15</text:p>
              </table:table-cell>
              <table:table-cell office:value-type="float" office:value="0.0213">
                <text:p>0.0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.354">
                <text:p>52.354</text:p>
              </table:table-cell>
              <table:table-cell office:value-type="float" office:value="1.44226">
                <text:p>1.44226</text:p>
              </table:table-cell>
              <table:table-cell office:value-type="float" office:value="16">
                <text:p>16</text:p>
              </table:table-cell>
              <table:table-cell office:value-type="float" office:value="0.0237">
                <text:p>0.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122">
                <text:p>56.122</text:p>
              </table:table-cell>
              <table:table-cell office:value-type="float" office:value="1.56421">
                <text:p>1.56421</text:p>
              </table:table-cell>
              <table:table-cell office:value-type="float" office:value="17">
                <text:p>17</text:p>
              </table:table-cell>
              <table:table-cell office:value-type="float" office:value="0.138">
                <text:p>0.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571">
                <text:p>60.571</text:p>
              </table:table-cell>
              <table:table-cell office:value-type="float" office:value="1.69736">
                <text:p>1.69736</text:p>
              </table:table-cell>
              <table:table-cell office:value-type="float" office:value="18">
                <text:p>18</text:p>
              </table:table-cell>
              <table:table-cell office:value-type="float" office:value="0.252">
                <text:p>0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579">
                <text:p>65.579</text:p>
              </table:table-cell>
              <table:table-cell office:value-type="float" office:value="1.8225">
                <text:p>1.8225</text:p>
              </table:table-cell>
              <table:table-cell office:value-type="float" office:value="19">
                <text:p>19</text:p>
              </table:table-cell>
              <table:table-cell office:value-type="float" office:value="0.274">
                <text:p>0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199">
                <text:p>70.199</text:p>
              </table:table-cell>
              <table:table-cell office:value-type="float" office:value="1.91462">
                <text:p>1.91462</text:p>
              </table:table-cell>
              <table:table-cell office:value-type="float" office:value="20">
                <text:p>20</text:p>
              </table:table-cell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.704">
                <text:p>74.704</text:p>
              </table:table-cell>
              <table:table-cell office:value-type="float" office:value="1.97931">
                <text:p>1.97931</text:p>
              </table:table-cell>
              <table:table-cell office:value-type="float" office:value="21">
                <text:p>21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.084">
                <text:p>79.084</text:p>
              </table:table-cell>
              <table:table-cell office:value-type="float" office:value="2.0275">
                <text:p>2.0275</text:p>
              </table:table-cell>
              <table:table-cell office:value-type="float" office:value="22">
                <text:p>22</text:p>
              </table:table-cell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.028">
                <text:p>84.028</text:p>
              </table:table-cell>
              <table:table-cell office:value-type="float" office:value="2.06221">
                <text:p>2.06221</text:p>
              </table:table-cell>
              <table:table-cell office:value-type="float" office:value="23">
                <text:p>23</text:p>
              </table:table-cell>
              <table:table-cell office:value-type="float" office:value="0.369">
                <text:p>0.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.261">
                <text:p>89.261</text:p>
              </table:table-cell>
              <table:table-cell office:value-type="float" office:value="2.08059">
                <text:p>2.08059</text:p>
              </table:table-cell>
              <table:table-cell office:value-type="float" office:value="24">
                <text:p>24</text:p>
              </table:table-cell>
              <table:table-cell office:value-type="float" office:value="0.394">
                <text:p>0.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0.446">
                <text:p>0.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3.952cm" style:legend-expansion="high" chart:style-name="ch2"/>
        <chart:plot-area chart:style-name="ch3" table:cell-range-address="'Cm NACA-TN-3361'.A2:'Cm NACA-TN-3361'.B18 'Cm NACA-TN-3361'.B1:'Cm NACA-TN-3361'.B1 XFOIL.E3:XFOIL.E9" chart:data-source-has-labels="row" svg:x="0.32cm" svg:y="0.18cm" svg:width="12.323cm" svg:height="8.64cm">
          <chart:coordinate-region svg:x="0.558cm" svg:y="0.379cm" svg:width="11.80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m NACA-TN-3361'.B2:'Cm NACA-TN-3361'.B18" chart:label-cell-address="'Cm NACA-TN-3361'.B1:'Cm NACA-TN-3361'.B1" chart:class="chart:scatter">
            <chart:domain table:cell-range-address="'Cm NACA-TN-3361'.A2:'Cm NACA-TN-3361'.A18"/>
            <chart:data-point chart:repeated="17"/>
          </chart:series>
          <chart:series chart:style-name="ch8" chart:values-cell-range-address="XFOIL.E3:XFOIL.E9" chart:class="chart:scatter">
            <chart:domain table:cell-range-address="XFOIL.A3:XFOIL.A9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m</text:p>
                <draw:g>
                  <svg:desc>'Cm NACA-TN-3361'.B1:'Cm NACA-TN-3361'.B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748">
                <text:p>-0.748</text:p>
                <draw:g>
                  <svg:desc>'Cm NACA-TN-3361'.A2:'Cm NACA-TN-3361'.A18</svg:desc>
                </draw:g>
              </table:table-cell>
              <table:table-cell office:value-type="float" office:value="-0.00602">
                <text:p>-0.00602</text:p>
                <draw:g>
                  <svg:desc>'Cm NACA-TN-3361'.B2:'Cm NACA-TN-3361'.B18</svg:desc>
                </draw:g>
              </table:table-cell>
              <table:table-cell office:value-type="float" office:value="0">
                <text:p>0</text:p>
                <draw:g>
                  <svg:desc>XFOIL.A3:XFOIL.A9</svg:desc>
                </draw:g>
              </table:table-cell>
              <table:table-cell office:value-type="float" office:value="-0">
                <text:p>-0</text:p>
                <draw:g>
                  <svg:desc>XFOIL.E3:XFOIL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059">
                <text:p>8.059</text:p>
              </table:table-cell>
              <table:table-cell office:value-type="float" office:value="-0.00262">
                <text:p>-0.00262</text:p>
              </table:table-cell>
              <table:table-cell office:value-type="float" office:value="2">
                <text:p>2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451">
                <text:p>13.451</text:p>
              </table:table-cell>
              <table:table-cell office:value-type="float" office:value="0.00381">
                <text:p>0.00381</text:p>
              </table:table-cell>
              <table:table-cell office:value-type="float" office:value="4">
                <text:p>4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779">
                <text:p>14.779</text:p>
              </table:table-cell>
              <table:table-cell office:value-type="float" office:value="-0.00439">
                <text:p>-0.00439</text:p>
              </table:table-cell>
              <table:table-cell office:value-type="float" office:value="6">
                <text:p>6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">
                <text:p>16.091</text:p>
              </table:table-cell>
              <table:table-cell office:value-type="float" office:value="-0.04078">
                <text:p>-0.04078</text:p>
              </table:table-cell>
              <table:table-cell office:value-type="float" office:value="8">
                <text:p>8</text:p>
              </table:table-cell>
              <table:table-cell office:value-type="float" office:value="-0.0045">
                <text:p>-0.0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58">
                <text:p>18.058</text:p>
              </table:table-cell>
              <table:table-cell office:value-type="float" office:value="-0.07021">
                <text:p>-0.07021</text:p>
              </table:table-cell>
              <table:table-cell office:value-type="float" office:value="10">
                <text:p>10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344">
                <text:p>21.344</text:p>
              </table:table-cell>
              <table:table-cell office:value-type="float" office:value="-0.10051">
                <text:p>-0.10051</text:p>
              </table:table-cell>
              <table:table-cell office:value-type="float" office:value="12">
                <text:p>12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584">
                <text:p>26.584</text:p>
              </table:table-cell>
              <table:table-cell office:value-type="float" office:value="-0.14653">
                <text:p>-0.14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526">
                <text:p>32.526</text:p>
              </table:table-cell>
              <table:table-cell office:value-type="float" office:value="-0.20051">
                <text:p>-0.20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182">
                <text:p>38.182</text:p>
              </table:table-cell>
              <table:table-cell office:value-type="float" office:value="-0.24499">
                <text:p>-0.2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255">
                <text:p>44.255</text:p>
              </table:table-cell>
              <table:table-cell office:value-type="float" office:value="-0.29069">
                <text:p>-0.29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582">
                <text:p>51.582</text:p>
              </table:table-cell>
              <table:table-cell office:value-type="float" office:value="-0.34276">
                <text:p>-0.3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603">
                <text:p>59.603</text:p>
              </table:table-cell>
              <table:table-cell office:value-type="float" office:value="-0.39457">
                <text:p>-0.3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416">
                <text:p>67.416</text:p>
              </table:table-cell>
              <table:table-cell office:value-type="float" office:value="-0.44646">
                <text:p>-0.44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.525">
                <text:p>74.525</text:p>
              </table:table-cell>
              <table:table-cell office:value-type="float" office:value="-0.48626">
                <text:p>-0.48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.975">
                <text:p>81.975</text:p>
              </table:table-cell>
              <table:table-cell office:value-type="float" office:value="-0.51908">
                <text:p>-0.5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.003">
                <text:p>89.003</text:p>
              </table:table-cell>
              <table:table-cell office:value-type="float" office:value="-0.54519">
                <text:p>-0.5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33cm" svg:y="3.952cm" style:legend-expansion="high" chart:style-name="ch2"/>
        <chart:plot-area chart:style-name="ch3" table:cell-range-address="Arkusz6.A2:Arkusz6.C59 Arkusz6.B1:Arkusz6.C1" chart:data-source-has-labels="row" svg:x="0.32cm" svg:y="0.18cm" svg:width="13.593cm" svg:height="8.64cm">
          <chart:coordinate-region svg:x="0.466cm" svg:y="0.379cm" svg:width="13.2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6.B2:Arkusz6.B59" chart:label-cell-address="Arkusz6.B1:Arkusz6.B1" chart:class="chart:scatter">
            <chart:domain table:cell-range-address="Arkusz6.A2:Arkusz6.A59"/>
            <chart:data-point chart:repeated="58"/>
          </chart:series>
          <chart:series chart:style-name="ch8" chart:values-cell-range-address="Arkusz6.C2:Arkusz6.C59" chart:label-cell-address="Arkusz6.C1:Arkusz6.C1" chart:class="chart:scatter">
            <chart:data-point chart:repeated="5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l</text:p>
                <draw:g>
                  <svg:desc>Arkusz6.B1:Arkusz6.B1</svg:desc>
                </draw:g>
              </table:table-cell>
              <table:table-cell office:value-type="string">
                <text:p>Cd</text:p>
                <draw:g>
                  <svg:desc>Arkusz6.C1:Arkusz6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8546">
                <text:p>-1.8546</text:p>
                <draw:g>
                  <svg:desc>Arkusz6.A2:Arkusz6.A59</svg:desc>
                </draw:g>
              </table:table-cell>
              <table:table-cell office:value-type="float" office:value="-0.20169">
                <text:p>-0.20169</text:p>
                <draw:g>
                  <svg:desc>Arkusz6.B2:Arkusz6.B59</svg:desc>
                </draw:g>
              </table:table-cell>
              <table:table-cell office:value-type="float" office:value="0.01262">
                <text:p>0.01262</text:p>
                <draw:g>
                  <svg:desc>Arkusz6.C2:Arkusz6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544">
                <text:p>-1.7544</text:p>
              </table:table-cell>
              <table:table-cell office:value-type="float" office:value="-0.19135">
                <text:p>-0.19135</text:p>
              </table:table-cell>
              <table:table-cell office:value-type="float" office:value="0.01174">
                <text:p>0.01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0506">
                <text:p>-1.0506</text:p>
              </table:table-cell>
              <table:table-cell office:value-type="float" office:value="-0.11768">
                <text:p>-0.11768</text:p>
              </table:table-cell>
              <table:table-cell office:value-type="float" office:value="0.00717">
                <text:p>0.00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629">
                <text:p>-0.5629</text:p>
              </table:table-cell>
              <table:table-cell office:value-type="float" office:value="-0.06466">
                <text:p>-0.06466</text:p>
              </table:table-cell>
              <table:table-cell office:value-type="float" office:value="0.00588">
                <text:p>0.00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893">
                <text:p>-0.2893</text:p>
              </table:table-cell>
              <table:table-cell office:value-type="float" office:value="-0.03342">
                <text:p>-0.03342</text:p>
              </table:table-cell>
              <table:table-cell office:value-type="float" office:value="0.00559">
                <text:p>0.005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69">
                <text:p>-0.0269</text:p>
              </table:table-cell>
              <table:table-cell office:value-type="float" office:value="-0.00004">
                <text:p>-0.00004</text:p>
              </table:table-cell>
              <table:table-cell office:value-type="float" office:value="0.00547">
                <text:p>0.00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22">
                <text:p>0.9122</text:p>
              </table:table-cell>
              <table:table-cell office:value-type="float" office:value="0.09566">
                <text:p>0.09566</text:p>
              </table:table-cell>
              <table:table-cell office:value-type="float" office:value="0.00576">
                <text:p>0.0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188">
                <text:p>1.7188</text:p>
              </table:table-cell>
              <table:table-cell office:value-type="float" office:value="0.1792">
                <text:p>0.1792</text:p>
              </table:table-cell>
              <table:table-cell office:value-type="float" office:value="0.00643">
                <text:p>0.00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651">
                <text:p>1.8651</text:p>
              </table:table-cell>
              <table:table-cell office:value-type="float" office:value="0.19445">
                <text:p>0.19445</text:p>
              </table:table-cell>
              <table:table-cell office:value-type="float" office:value="0.00656">
                <text:p>0.00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091">
                <text:p>3.0091</text:p>
              </table:table-cell>
              <table:table-cell office:value-type="float" office:value="0.31438">
                <text:p>0.31438</text:p>
              </table:table-cell>
              <table:table-cell office:value-type="float" office:value="0.00754">
                <text:p>0.00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757">
                <text:p>3.9757</text:p>
              </table:table-cell>
              <table:table-cell office:value-type="float" office:value="0.41991">
                <text:p>0.41991</text:p>
              </table:table-cell>
              <table:table-cell office:value-type="float" office:value="0.00803">
                <text:p>0.008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031">
                <text:p>4.1031</text:p>
              </table:table-cell>
              <table:table-cell office:value-type="float" office:value="0.43402">
                <text:p>0.43402</text:p>
              </table:table-cell>
              <table:table-cell office:value-type="float" office:value="0.00806">
                <text:p>0.00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045">
                <text:p>5.045</text:p>
              </table:table-cell>
              <table:table-cell office:value-type="float" office:value="0.53607">
                <text:p>0.53607</text:p>
              </table:table-cell>
              <table:table-cell office:value-type="float" office:value="0.00808">
                <text:p>0.008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2038">
                <text:p>6.2038</text:p>
              </table:table-cell>
              <table:table-cell office:value-type="float" office:value="0.65531">
                <text:p>0.65531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262">
                <text:p>6.6262</text:p>
              </table:table-cell>
              <table:table-cell office:value-type="float" office:value="0.69925">
                <text:p>0.69925</text:p>
              </table:table-cell>
              <table:table-cell office:value-type="float" office:value="0.00785">
                <text:p>0.00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3476">
                <text:p>7.3476</text:p>
              </table:table-cell>
              <table:table-cell office:value-type="float" office:value="0.77454">
                <text:p>0.77454</text:p>
              </table:table-cell>
              <table:table-cell office:value-type="float" office:value="0.00785">
                <text:p>0.00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8439">
                <text:p>8.8439</text:p>
              </table:table-cell>
              <table:table-cell office:value-type="float" office:value="0.92797">
                <text:p>0.92797</text:p>
              </table:table-cell>
              <table:table-cell office:value-type="float" office:value="0.00837">
                <text:p>0.008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0542">
                <text:p>9.0542</text:p>
              </table:table-cell>
              <table:table-cell office:value-type="float" office:value="0.94931">
                <text:p>0.94931</text:p>
              </table:table-cell>
              <table:table-cell office:value-type="float" office:value="0.00853">
                <text:p>0.008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7697">
                <text:p>9.7697</text:p>
              </table:table-cell>
              <table:table-cell office:value-type="float" office:value="1.01687">
                <text:p>1.01687</text:p>
              </table:table-cell>
              <table:table-cell office:value-type="float" office:value="0.00947">
                <text:p>0.00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9501">
                <text:p>10.9501</text:p>
              </table:table-cell>
              <table:table-cell office:value-type="float" office:value="1.11792">
                <text:p>1.11792</text:p>
              </table:table-cell>
              <table:table-cell office:value-type="float" office:value="0.01266">
                <text:p>0.01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0661">
                <text:p>11.0661</text:p>
              </table:table-cell>
              <table:table-cell office:value-type="float" office:value="1.1279">
                <text:p>1.1279</text:p>
              </table:table-cell>
              <table:table-cell office:value-type="float" office:value="0.01305">
                <text:p>0.01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9357">
                <text:p>11.9357</text:p>
              </table:table-cell>
              <table:table-cell office:value-type="float" office:value="1.20092">
                <text:p>1.20092</text:p>
              </table:table-cell>
              <table:table-cell office:value-type="float" office:value="0.01618">
                <text:p>0.01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7642">
                <text:p>12.7642</text:p>
              </table:table-cell>
              <table:table-cell office:value-type="float" office:value="1.25807">
                <text:p>1.25807</text:p>
              </table:table-cell>
              <table:table-cell office:value-type="float" office:value="0.01921">
                <text:p>0.01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9853">
                <text:p>12.9853</text:p>
              </table:table-cell>
              <table:table-cell office:value-type="float" office:value="1.27633">
                <text:p>1.27633</text:p>
              </table:table-cell>
              <table:table-cell office:value-type="float" office:value="0.01999">
                <text:p>0.01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2434">
                <text:p>13.2434</text:p>
              </table:table-cell>
              <table:table-cell office:value-type="float" office:value="1.28981">
                <text:p>1.28981</text:p>
              </table:table-cell>
              <table:table-cell office:value-type="float" office:value="0.02085">
                <text:p>0.020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4755">
                <text:p>13.4755</text:p>
              </table:table-cell>
              <table:table-cell office:value-type="float" office:value="1.30231">
                <text:p>1.30231</text:p>
              </table:table-cell>
              <table:table-cell office:value-type="float" office:value="0.02156">
                <text:p>0.02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7129">
                <text:p>13.7129</text:p>
              </table:table-cell>
              <table:table-cell office:value-type="float" office:value="1.31605">
                <text:p>1.31605</text:p>
              </table:table-cell>
              <table:table-cell office:value-type="float" office:value="0.02247">
                <text:p>0.022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0757">
                <text:p>14.0757</text:p>
              </table:table-cell>
              <table:table-cell office:value-type="float" office:value="1.31498">
                <text:p>1.31498</text:p>
              </table:table-cell>
              <table:table-cell office:value-type="float" office:value="0.02996">
                <text:p>0.029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1201">
                <text:p>14.1201</text:p>
              </table:table-cell>
              <table:table-cell office:value-type="float" office:value="1.31331">
                <text:p>1.31331</text:p>
              </table:table-cell>
              <table:table-cell office:value-type="float" office:value="0.03239">
                <text:p>0.032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2659">
                <text:p>14.2659</text:p>
              </table:table-cell>
              <table:table-cell office:value-type="float" office:value="1.27341">
                <text:p>1.27341</text:p>
              </table:table-cell>
              <table:table-cell office:value-type="float" office:value="0.04199">
                <text:p>0.04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3094">
                <text:p>14.3094</text:p>
              </table:table-cell>
              <table:table-cell office:value-type="float" office:value="1.16252">
                <text:p>1.16252</text:p>
              </table:table-cell>
              <table:table-cell office:value-type="float" office:value="0.04514">
                <text:p>0.045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3756">
                <text:p>14.3756</text:p>
              </table:table-cell>
              <table:table-cell office:value-type="float" office:value="1.02222">
                <text:p>1.02222</text:p>
              </table:table-cell>
              <table:table-cell office:value-type="float" office:value="0.05003">
                <text:p>0.050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6254">
                <text:p>14.6254</text:p>
              </table:table-cell>
              <table:table-cell office:value-type="float" office:value="0.98768">
                <text:p>0.98768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6906">
                <text:p>14.6906</text:p>
              </table:table-cell>
              <table:table-cell office:value-type="float" office:value="0.98514">
                <text:p>0.98514</text:p>
              </table:table-cell>
              <table:table-cell office:value-type="float" office:value="0.07316">
                <text:p>0.073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0666">
                <text:p>15.0666</text:p>
              </table:table-cell>
              <table:table-cell office:value-type="float" office:value="0.96987">
                <text:p>0.96987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7578">
                <text:p>15.7578</text:p>
              </table:table-cell>
              <table:table-cell office:value-type="float" office:value="0.94684">
                <text:p>0.94684</text:p>
              </table:table-cell>
              <table:table-cell office:value-type="float" office:value="0.12806">
                <text:p>0.12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1906">
                <text:p>16.1906</text:p>
              </table:table-cell>
              <table:table-cell office:value-type="float" office:value="0.93138">
                <text:p>0.93138</text:p>
              </table:table-cell>
              <table:table-cell office:value-type="float" office:value="0.13749">
                <text:p>0.137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1929">
                <text:p>17.1929</text:p>
              </table:table-cell>
              <table:table-cell office:value-type="float" office:value="0.88276">
                <text:p>0.88276</text:p>
              </table:table-cell>
              <table:table-cell office:value-type="float" office:value="0.15374">
                <text:p>0.153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2427">
                <text:p>17.2427</text:p>
              </table:table-cell>
              <table:table-cell office:value-type="float" office:value="0.88003">
                <text:p>0.88003</text:p>
              </table:table-cell>
              <table:table-cell office:value-type="float" office:value="0.15485">
                <text:p>0.15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588">
                <text:p>18.588</text:p>
              </table:table-cell>
              <table:table-cell office:value-type="float" office:value="0.80095">
                <text:p>0.80095</text:p>
              </table:table-cell>
              <table:table-cell office:value-type="float" office:value="0.2051">
                <text:p>0.20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6023">
                <text:p>18.6023</text:p>
              </table:table-cell>
              <table:table-cell office:value-type="float" office:value="0.79998">
                <text:p>0.79998</text:p>
              </table:table-cell>
              <table:table-cell office:value-type="float" office:value="0.20602">
                <text:p>0.206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.3081">
                <text:p>19.3081</text:p>
              </table:table-cell>
              <table:table-cell office:value-type="float" office:value="0.74947">
                <text:p>0.74947</text:p>
              </table:table-cell>
              <table:table-cell office:value-type="float" office:value="0.26449">
                <text:p>0.264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5075">
                <text:p>19.5075</text:p>
              </table:table-cell>
              <table:table-cell office:value-type="float" office:value="0.73818">
                <text:p>0.73818</text:p>
              </table:table-cell>
              <table:table-cell office:value-type="float" office:value="0.27427">
                <text:p>0.274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7369">
                <text:p>20.7369</text:p>
              </table:table-cell>
              <table:table-cell office:value-type="float" office:value="0.69977">
                <text:p>0.69977</text:p>
              </table:table-cell>
              <table:table-cell office:value-type="float" office:value="0.31838">
                <text:p>0.318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4138">
                <text:p>21.4138</text:p>
              </table:table-cell>
              <table:table-cell office:value-type="float" office:value="0.69333">
                <text:p>0.69333</text:p>
              </table:table-cell>
              <table:table-cell office:value-type="float" office:value="0.33815">
                <text:p>0.33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9569">
                <text:p>21.9569</text:p>
              </table:table-cell>
              <table:table-cell office:value-type="float" office:value="0.69832">
                <text:p>0.69832</text:p>
              </table:table-cell>
              <table:table-cell office:value-type="float" office:value="0.3528">
                <text:p>0.3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2862">
                <text:p>23.2862</text:p>
              </table:table-cell>
              <table:table-cell office:value-type="float" office:value="0.73996">
                <text:p>0.73996</text:p>
              </table:table-cell>
              <table:table-cell office:value-type="float" office:value="0.38586">
                <text:p>0.385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9961">
                <text:p>23.9961</text:p>
              </table:table-cell>
              <table:table-cell office:value-type="float" office:value="0.76967">
                <text:p>0.76967</text:p>
              </table:table-cell>
              <table:table-cell office:value-type="float" office:value="0.40263">
                <text:p>0.402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6715">
                <text:p>24.6715</text:p>
              </table:table-cell>
              <table:table-cell office:value-type="float" office:value="0.79824">
                <text:p>0.79824</text:p>
              </table:table-cell>
              <table:table-cell office:value-type="float" office:value="0.41887">
                <text:p>0.418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.6158">
                <text:p>25.6158</text:p>
              </table:table-cell>
              <table:table-cell office:value-type="float" office:value="0.83592">
                <text:p>0.83592</text:p>
              </table:table-cell>
              <table:table-cell office:value-type="float" office:value="0.44839">
                <text:p>0.448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.4752">
                <text:p>26.4752</text:p>
              </table:table-cell>
              <table:table-cell office:value-type="float" office:value="0.86886">
                <text:p>0.86886</text:p>
              </table:table-cell>
              <table:table-cell office:value-type="float" office:value="0.48527">
                <text:p>0.485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.492">
                <text:p>27.492</text:p>
              </table:table-cell>
              <table:table-cell office:value-type="float" office:value="0.90694">
                <text:p>0.90694</text:p>
              </table:table-cell>
              <table:table-cell office:value-type="float" office:value="0.52951">
                <text:p>0.529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.2501">
                <text:p>28.2501</text:p>
              </table:table-cell>
              <table:table-cell office:value-type="float" office:value="0.93419">
                <text:p>0.93419</text:p>
              </table:table-cell>
              <table:table-cell office:value-type="float" office:value="0.55971">
                <text:p>0.559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.3415">
                <text:p>29.3415</text:p>
              </table:table-cell>
              <table:table-cell office:value-type="float" office:value="0.96435">
                <text:p>0.96435</text:p>
              </table:table-cell>
              <table:table-cell office:value-type="float" office:value="0.60047">
                <text:p>0.600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9532">
                <text:p>29.9532</text:p>
              </table:table-cell>
              <table:table-cell office:value-type="float" office:value="0.97749">
                <text:p>0.97749</text:p>
              </table:table-cell>
              <table:table-cell office:value-type="float" office:value="0.62242">
                <text:p>0.62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.9291">
                <text:p>30.9291</text:p>
              </table:table-cell>
              <table:table-cell office:value-type="float" office:value="0.99711">
                <text:p>0.99711</text:p>
              </table:table-cell>
              <table:table-cell office:value-type="float" office:value="0.65642">
                <text:p>0.656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.6455">
                <text:p>31.6455</text:p>
              </table:table-cell>
              <table:table-cell office:value-type="float" office:value="1.00717">
                <text:p>1.00717</text:p>
              </table:table-cell>
              <table:table-cell office:value-type="float" office:value="0.6806">
                <text:p>0.6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.6793">
                <text:p>31.6793</text:p>
              </table:table-cell>
              <table:table-cell office:value-type="float" office:value="1.00742">
                <text:p>1.00742</text:p>
              </table:table-cell>
              <table:table-cell office:value-type="float" office:value="0.68173">
                <text:p>0.681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Long_20_Dash_20__28_Rounded_29_" svg:stroke-width="0.08cm" svg:stroke-color="#ff420e" svg:stroke-linecap="round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63cm" svg:y="3.454cm" style:legend-expansion="high" chart:style-name="ch2"/>
        <chart:plot-area chart:style-name="ch3" table:cell-range-address="'Cd NACA-TN-3361'.A2:'Cd NACA-TN-3361'.B31 'Cd NACA-TN-3361'.B1:'Cd NACA-TN-3361'.B1 'Sandia PROFILE'.C2:'Sandia PROFILE'.C42 XFOIL.C3:XFOIL.C9 Arkusz6.C2:Arkusz6.C59" chart:data-source-has-labels="row" svg:x="0.32cm" svg:y="0.18cm" svg:width="11.523cm" svg:height="8.64cm">
          <chart:coordinate-region svg:x="1.232cm" svg:y="0.38cm" svg:width="10.42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d NACA-TN-3361'.B2:'Cd NACA-TN-3361'.B31" chart:label-cell-address="'Cd NACA-TN-3361'.B1:'Cd NACA-TN-3361'.B1" chart:class="chart:scatter">
            <chart:domain table:cell-range-address="'Cd NACA-TN-3361'.A2:'Cd NACA-TN-3361'.A31"/>
            <chart:data-point chart:repeated="30"/>
          </chart:series>
          <chart:series chart:style-name="ch8" chart:values-cell-range-address="'Sandia PROFILE'.C2:'Sandia PROFILE'.C42" chart:class="chart:scatter">
            <chart:domain table:cell-range-address="'Sandia PROFILE'.A2:'Sandia PROFILE'.A42"/>
            <chart:data-point chart:repeated="41"/>
          </chart:series>
          <chart:series chart:style-name="ch9" chart:values-cell-range-address="XFOIL.C3:XFOIL.C9" chart:class="chart:scatter">
            <chart:domain table:cell-range-address="XFOIL.A3:XFOIL.A9"/>
            <chart:data-point chart:repeated="7"/>
          </chart:series>
          <chart:series chart:style-name="ch10" chart:values-cell-range-address="Arkusz6.C2:Arkusz6.C59" chart:class="chart:scatter">
            <chart:domain table:cell-range-address="Arkusz6.A2:Arkusz6.A59"/>
            <chart:data-point chart:repeated="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d</text:p>
                <draw:g>
                  <svg:desc>'Cd NACA-TN-3361'.B1:'Cd NACA-TN-3361'.B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Kolumna C</text:p>
              </table:table-cell>
              <table:table-cell office:value-type="string">
                <text:p>Kolumna A</text:p>
              </table:table-cell>
              <table:table-cell office:value-type="string">
                <text:p>Kolumna C</text:p>
              </table:table-cell>
              <table:table-cell office:value-type="string">
                <text:p>Kolumna A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62">
                <text:p>-0.62</text:p>
                <draw:g>
                  <svg:desc>'Cd NACA-TN-3361'.A2:'Cd NACA-TN-3361'.A31</svg:desc>
                </draw:g>
              </table:table-cell>
              <table:table-cell office:value-type="float" office:value="0.01443">
                <text:p>0.01443</text:p>
                <draw:g>
                  <svg:desc>'Cd NACA-TN-3361'.B2:'Cd NACA-TN-3361'.B31</svg:desc>
                </draw:g>
              </table:table-cell>
              <table:table-cell office:value-type="float" office:value="0">
                <text:p>0</text:p>
                <draw:g>
                  <svg:desc>'Sandia PROFILE'.A2:'Sandia PROFILE'.A42</svg:desc>
                </draw:g>
              </table:table-cell>
              <table:table-cell office:value-type="float" office:value="0.0064">
                <text:p>0.0064</text:p>
                <draw:g>
                  <svg:desc>'Sandia PROFILE'.C2:'Sandia PROFILE'.C42</svg:desc>
                </draw:g>
              </table:table-cell>
              <table:table-cell office:value-type="float" office:value="0">
                <text:p>0</text:p>
                <draw:g>
                  <svg:desc>XFOIL.A3:XFOIL.A9</svg:desc>
                </draw:g>
              </table:table-cell>
              <table:table-cell office:value-type="float" office:value="0.00516">
                <text:p>0.00516</text:p>
                <draw:g>
                  <svg:desc>XFOIL.C3:XFOIL.C9</svg:desc>
                </draw:g>
              </table:table-cell>
              <table:table-cell office:value-type="float" office:value="-1.8546">
                <text:p>-1.8546</text:p>
                <draw:g>
                  <svg:desc>Arkusz6.A2:Arkusz6.A59</svg:desc>
                </draw:g>
              </table:table-cell>
              <table:table-cell office:value-type="float" office:value="0.01262">
                <text:p>0.01262</text:p>
                <draw:g>
                  <svg:desc>Arkusz6.C2:Arkusz6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421">
                <text:p>6.421</text:p>
              </table:table-cell>
              <table:table-cell office:value-type="float" office:value="0.01704">
                <text:p>0.01704</text:p>
              </table:table-cell>
              <table:table-cell office:value-type="float" office:value="1">
                <text:p>1</text:p>
              </table:table-cell>
              <table:table-cell office:value-type="float" office:value="0.0064">
                <text:p>0.0064</text:p>
              </table:table-cell>
              <table:table-cell office:value-type="float" office:value="2">
                <text:p>2</text:p>
              </table:table-cell>
              <table:table-cell office:value-type="float" office:value="0.00544">
                <text:p>0.00544</text:p>
              </table:table-cell>
              <table:table-cell office:value-type="float" office:value="-1.7544">
                <text:p>-1.7544</text:p>
              </table:table-cell>
              <table:table-cell office:value-type="float" office:value="0.01174">
                <text:p>0.01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116">
                <text:p>11.116</text:p>
              </table:table-cell>
              <table:table-cell office:value-type="float" office:value="0.01878">
                <text:p>0.01878</text:p>
              </table:table-cell>
              <table:table-cell office:value-type="float" office:value="2">
                <text:p>2</text:p>
              </table:table-cell>
              <table:table-cell office:value-type="float" office:value="0.0066">
                <text:p>0.0066</text:p>
              </table:table-cell>
              <table:table-cell office:value-type="float" office:value="4">
                <text:p>4</text:p>
              </table:table-cell>
              <table:table-cell office:value-type="float" office:value="0.00647">
                <text:p>0.00647</text:p>
              </table:table-cell>
              <table:table-cell office:value-type="float" office:value="-1.0506">
                <text:p>-1.0506</text:p>
              </table:table-cell>
              <table:table-cell office:value-type="float" office:value="0.00717">
                <text:p>0.00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31">
                <text:p>13.031</text:p>
              </table:table-cell>
              <table:table-cell office:value-type="float" office:value="0.0414">
                <text:p>0.0414</text:p>
              </table:table-cell>
              <table:table-cell office:value-type="float" office:value="3">
                <text:p>3</text:p>
              </table:table-cell>
              <table:table-cell office:value-type="float" office:value="0.0069">
                <text:p>0.0069</text:p>
              </table:table-cell>
              <table:table-cell office:value-type="float" office:value="6">
                <text:p>6</text:p>
              </table:table-cell>
              <table:table-cell office:value-type="float" office:value="0.00815">
                <text:p>0.00815</text:p>
              </table:table-cell>
              <table:table-cell office:value-type="float" office:value="-0.5629">
                <text:p>-0.5629</text:p>
              </table:table-cell>
              <table:table-cell office:value-type="float" office:value="0.00588">
                <text:p>0.005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777">
                <text:p>14.777</text:p>
              </table:table-cell>
              <table:table-cell office:value-type="float" office:value="0.10232">
                <text:p>0.10232</text:p>
              </table:table-cell>
              <table:table-cell office:value-type="float" office:value="4">
                <text:p>4</text:p>
              </table:table-cell>
              <table:table-cell office:value-type="float" office:value="0.0073">
                <text:p>0.0073</text:p>
              </table:table-cell>
              <table:table-cell office:value-type="float" office:value="8">
                <text:p>8</text:p>
              </table:table-cell>
              <table:table-cell office:value-type="float" office:value="0.01019">
                <text:p>0.01019</text:p>
              </table:table-cell>
              <table:table-cell office:value-type="float" office:value="-0.2893">
                <text:p>-0.2893</text:p>
              </table:table-cell>
              <table:table-cell office:value-type="float" office:value="0.00559">
                <text:p>0.005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665">
                <text:p>16.665</text:p>
              </table:table-cell>
              <table:table-cell office:value-type="float" office:value="0.15782">
                <text:p>0.15782</text:p>
              </table:table-cell>
              <table:table-cell office:value-type="float" office:value="5">
                <text:p>5</text:p>
              </table:table-cell>
              <table:table-cell office:value-type="float" office:value="0.0081">
                <text:p>0.0081</text:p>
              </table:table-cell>
              <table:table-cell office:value-type="float" office:value="10">
                <text:p>10</text:p>
              </table:table-cell>
              <table:table-cell office:value-type="float" office:value="0.01239">
                <text:p>0.01239</text:p>
              </table:table-cell>
              <table:table-cell office:value-type="float" office:value="-0.0269">
                <text:p>-0.0269</text:p>
              </table:table-cell>
              <table:table-cell office:value-type="float" office:value="0.00547">
                <text:p>0.00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099">
                <text:p>19.099</text:p>
              </table:table-cell>
              <table:table-cell office:value-type="float" office:value="0.22173">
                <text:p>0.22173</text:p>
              </table:table-cell>
              <table:table-cell office:value-type="float" office:value="6">
                <text:p>6</text:p>
              </table:table-cell>
              <table:table-cell office:value-type="float" office:value="0.009">
                <text:p>0.009</text:p>
              </table:table-cell>
              <table:table-cell office:value-type="float" office:value="12">
                <text:p>12</text:p>
              </table:table-cell>
              <table:table-cell office:value-type="float" office:value="0.01531">
                <text:p>0.01531</text:p>
              </table:table-cell>
              <table:table-cell office:value-type="float" office:value="0.9122">
                <text:p>0.9122</text:p>
              </table:table-cell>
              <table:table-cell office:value-type="float" office:value="0.00576">
                <text:p>0.00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675">
                <text:p>20.675</text:p>
              </table:table-cell>
              <table:table-cell office:value-type="float" office:value="0.32095">
                <text:p>0.32095</text:p>
              </table:table-cell>
              <table:table-cell office:value-type="float" office:value="7">
                <text:p>7</text:p>
              </table:table-cell>
              <table:table-cell office:value-type="float" office:value="0.0097">
                <text:p>0.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88">
                <text:p>1.7188</text:p>
              </table:table-cell>
              <table:table-cell office:value-type="float" office:value="0.00643">
                <text:p>0.00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044">
                <text:p>24.044</text:p>
              </table:table-cell>
              <table:table-cell office:value-type="float" office:value="0.42356">
                <text:p>0.42356</text:p>
              </table:table-cell>
              <table:table-cell office:value-type="float" office:value="8">
                <text:p>8</text:p>
              </table:table-cell>
              <table:table-cell office:value-type="float" office:value="0.0105">
                <text:p>0.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51">
                <text:p>1.8651</text:p>
              </table:table-cell>
              <table:table-cell office:value-type="float" office:value="0.00656">
                <text:p>0.00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402">
                <text:p>27.402</text:p>
              </table:table-cell>
              <table:table-cell office:value-type="float" office:value="0.53987">
                <text:p>0.53987</text:p>
              </table:table-cell>
              <table:table-cell office:value-type="float" office:value="9">
                <text:p>9</text:p>
              </table:table-cell>
              <table:table-cell office:value-type="float" office:value="0.0113">
                <text:p>0.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91">
                <text:p>3.0091</text:p>
              </table:table-cell>
              <table:table-cell office:value-type="float" office:value="0.00754">
                <text:p>0.007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887">
                <text:p>30.887</text:p>
              </table:table-cell>
              <table:table-cell office:value-type="float" office:value="0.66993">
                <text:p>0.66993</text:p>
              </table:table-cell>
              <table:table-cell office:value-type="float" office:value="10">
                <text:p>10</text:p>
              </table:table-cell>
              <table:table-cell office:value-type="float" office:value="0.0128">
                <text:p>0.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57">
                <text:p>3.9757</text:p>
              </table:table-cell>
              <table:table-cell office:value-type="float" office:value="0.00803">
                <text:p>0.008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559">
                <text:p>33.559</text:p>
              </table:table-cell>
              <table:table-cell office:value-type="float" office:value="0.78051">
                <text:p>0.78051</text:p>
              </table:table-cell>
              <table:table-cell office:value-type="float" office:value="11">
                <text:p>11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31">
                <text:p>4.1031</text:p>
              </table:table-cell>
              <table:table-cell office:value-type="float" office:value="0.00806">
                <text:p>0.00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043">
                <text:p>37.043</text:p>
              </table:table-cell>
              <table:table-cell office:value-type="float" office:value="0.91057">
                <text:p>0.91057</text:p>
              </table:table-cell>
              <table:table-cell office:value-type="float" office:value="12">
                <text:p>12</text:p>
              </table:table-cell>
              <table:table-cell office:value-type="float" office:value="0.0155">
                <text:p>0.0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5">
                <text:p>5.045</text:p>
              </table:table-cell>
              <table:table-cell office:value-type="float" office:value="0.00808">
                <text:p>0.008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397">
                <text:p>40.397</text:p>
              </table:table-cell>
              <table:table-cell office:value-type="float" office:value="1.03236">
                <text:p>1.03236</text:p>
              </table:table-cell>
              <table:table-cell office:value-type="float" office:value="13">
                <text:p>13</text:p>
              </table:table-cell>
              <table:table-cell office:value-type="float" office:value="0.0172">
                <text:p>0.0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38">
                <text:p>6.2038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.013">
                <text:p>44.013</text:p>
              </table:table-cell>
              <table:table-cell office:value-type="float" office:value="1.17068">
                <text:p>1.17068</text:p>
              </table:table-cell>
              <table:table-cell office:value-type="float" office:value="14">
                <text:p>14</text:p>
              </table:table-cell>
              <table:table-cell office:value-type="float" office:value="0.0191">
                <text:p>0.0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262">
                <text:p>6.6262</text:p>
              </table:table-cell>
              <table:table-cell office:value-type="float" office:value="0.00785">
                <text:p>0.00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453">
                <text:p>48.453</text:p>
              </table:table-cell>
              <table:table-cell office:value-type="float" office:value="1.31479">
                <text:p>1.31479</text:p>
              </table:table-cell>
              <table:table-cell office:value-type="float" office:value="15">
                <text:p>15</text:p>
              </table:table-cell>
              <table:table-cell office:value-type="float" office:value="0.0213">
                <text:p>0.0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476">
                <text:p>7.3476</text:p>
              </table:table-cell>
              <table:table-cell office:value-type="float" office:value="0.00785">
                <text:p>0.007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.354">
                <text:p>52.354</text:p>
              </table:table-cell>
              <table:table-cell office:value-type="float" office:value="1.44226">
                <text:p>1.44226</text:p>
              </table:table-cell>
              <table:table-cell office:value-type="float" office:value="16">
                <text:p>16</text:p>
              </table:table-cell>
              <table:table-cell office:value-type="float" office:value="0.0237">
                <text:p>0.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439">
                <text:p>8.8439</text:p>
              </table:table-cell>
              <table:table-cell office:value-type="float" office:value="0.00837">
                <text:p>0.008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122">
                <text:p>56.122</text:p>
              </table:table-cell>
              <table:table-cell office:value-type="float" office:value="1.56421">
                <text:p>1.56421</text:p>
              </table:table-cell>
              <table:table-cell office:value-type="float" office:value="17">
                <text:p>17</text:p>
              </table:table-cell>
              <table:table-cell office:value-type="float" office:value="0.138">
                <text:p>0.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542">
                <text:p>9.0542</text:p>
              </table:table-cell>
              <table:table-cell office:value-type="float" office:value="0.00853">
                <text:p>0.008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571">
                <text:p>60.571</text:p>
              </table:table-cell>
              <table:table-cell office:value-type="float" office:value="1.69736">
                <text:p>1.69736</text:p>
              </table:table-cell>
              <table:table-cell office:value-type="float" office:value="18">
                <text:p>18</text:p>
              </table:table-cell>
              <table:table-cell office:value-type="float" office:value="0.252">
                <text:p>0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697">
                <text:p>9.7697</text:p>
              </table:table-cell>
              <table:table-cell office:value-type="float" office:value="0.00947">
                <text:p>0.00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579">
                <text:p>65.579</text:p>
              </table:table-cell>
              <table:table-cell office:value-type="float" office:value="1.8225">
                <text:p>1.8225</text:p>
              </table:table-cell>
              <table:table-cell office:value-type="float" office:value="19">
                <text:p>19</text:p>
              </table:table-cell>
              <table:table-cell office:value-type="float" office:value="0.274">
                <text:p>0.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501">
                <text:p>10.9501</text:p>
              </table:table-cell>
              <table:table-cell office:value-type="float" office:value="0.01266">
                <text:p>0.01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199">
                <text:p>70.199</text:p>
              </table:table-cell>
              <table:table-cell office:value-type="float" office:value="1.91462">
                <text:p>1.91462</text:p>
              </table:table-cell>
              <table:table-cell office:value-type="float" office:value="20">
                <text:p>20</text:p>
              </table:table-cell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661">
                <text:p>11.0661</text:p>
              </table:table-cell>
              <table:table-cell office:value-type="float" office:value="0.01305">
                <text:p>0.01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.704">
                <text:p>74.704</text:p>
              </table:table-cell>
              <table:table-cell office:value-type="float" office:value="1.97931">
                <text:p>1.97931</text:p>
              </table:table-cell>
              <table:table-cell office:value-type="float" office:value="21">
                <text:p>21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357">
                <text:p>11.9357</text:p>
              </table:table-cell>
              <table:table-cell office:value-type="float" office:value="0.01618">
                <text:p>0.01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.084">
                <text:p>79.084</text:p>
              </table:table-cell>
              <table:table-cell office:value-type="float" office:value="2.0275">
                <text:p>2.0275</text:p>
              </table:table-cell>
              <table:table-cell office:value-type="float" office:value="22">
                <text:p>22</text:p>
              </table:table-cell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642">
                <text:p>12.7642</text:p>
              </table:table-cell>
              <table:table-cell office:value-type="float" office:value="0.01921">
                <text:p>0.019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.028">
                <text:p>84.028</text:p>
              </table:table-cell>
              <table:table-cell office:value-type="float" office:value="2.06221">
                <text:p>2.06221</text:p>
              </table:table-cell>
              <table:table-cell office:value-type="float" office:value="23">
                <text:p>23</text:p>
              </table:table-cell>
              <table:table-cell office:value-type="float" office:value="0.369">
                <text:p>0.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853">
                <text:p>12.9853</text:p>
              </table:table-cell>
              <table:table-cell office:value-type="float" office:value="0.01999">
                <text:p>0.01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.261">
                <text:p>89.261</text:p>
              </table:table-cell>
              <table:table-cell office:value-type="float" office:value="2.08059">
                <text:p>2.08059</text:p>
              </table:table-cell>
              <table:table-cell office:value-type="float" office:value="24">
                <text:p>24</text:p>
              </table:table-cell>
              <table:table-cell office:value-type="float" office:value="0.394">
                <text:p>0.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434">
                <text:p>13.2434</text:p>
              </table:table-cell>
              <table:table-cell office:value-type="float" office:value="0.02085">
                <text:p>0.020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755">
                <text:p>13.4755</text:p>
              </table:table-cell>
              <table:table-cell office:value-type="float" office:value="0.02156">
                <text:p>0.02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0.446">
                <text:p>0.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129">
                <text:p>13.7129</text:p>
              </table:table-cell>
              <table:table-cell office:value-type="float" office:value="0.02247">
                <text:p>0.022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757">
                <text:p>14.0757</text:p>
              </table:table-cell>
              <table:table-cell office:value-type="float" office:value="0.02996">
                <text:p>0.029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201">
                <text:p>14.1201</text:p>
              </table:table-cell>
              <table:table-cell office:value-type="float" office:value="0.03239">
                <text:p>0.032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659">
                <text:p>14.2659</text:p>
              </table:table-cell>
              <table:table-cell office:value-type="float" office:value="0.04199">
                <text:p>0.04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94">
                <text:p>14.3094</text:p>
              </table:table-cell>
              <table:table-cell office:value-type="float" office:value="0.04514">
                <text:p>0.04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756">
                <text:p>14.3756</text:p>
              </table:table-cell>
              <table:table-cell office:value-type="float" office:value="0.05003">
                <text:p>0.05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254">
                <text:p>14.6254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906">
                <text:p>14.6906</text:p>
              </table:table-cell>
              <table:table-cell office:value-type="float" office:value="0.07316">
                <text:p>0.073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666">
                <text:p>15.0666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578">
                <text:p>15.7578</text:p>
              </table:table-cell>
              <table:table-cell office:value-type="float" office:value="0.12806">
                <text:p>0.12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906">
                <text:p>16.1906</text:p>
              </table:table-cell>
              <table:table-cell office:value-type="float" office:value="0.13749">
                <text:p>0.13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929">
                <text:p>17.1929</text:p>
              </table:table-cell>
              <table:table-cell office:value-type="float" office:value="0.15374">
                <text:p>0.153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427">
                <text:p>17.2427</text:p>
              </table:table-cell>
              <table:table-cell office:value-type="float" office:value="0.15485">
                <text:p>0.15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88">
                <text:p>18.588</text:p>
              </table:table-cell>
              <table:table-cell office:value-type="float" office:value="0.2051">
                <text:p>0.2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023">
                <text:p>18.6023</text:p>
              </table:table-cell>
              <table:table-cell office:value-type="float" office:value="0.20602">
                <text:p>0.20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081">
                <text:p>19.3081</text:p>
              </table:table-cell>
              <table:table-cell office:value-type="float" office:value="0.26449">
                <text:p>0.26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075">
                <text:p>19.5075</text:p>
              </table:table-cell>
              <table:table-cell office:value-type="float" office:value="0.27427">
                <text:p>0.27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369">
                <text:p>20.7369</text:p>
              </table:table-cell>
              <table:table-cell office:value-type="float" office:value="0.31838">
                <text:p>0.31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138">
                <text:p>21.4138</text:p>
              </table:table-cell>
              <table:table-cell office:value-type="float" office:value="0.33815">
                <text:p>0.33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569">
                <text:p>21.9569</text:p>
              </table:table-cell>
              <table:table-cell office:value-type="float" office:value="0.3528">
                <text:p>0.3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862">
                <text:p>23.2862</text:p>
              </table:table-cell>
              <table:table-cell office:value-type="float" office:value="0.38586">
                <text:p>0.38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961">
                <text:p>23.9961</text:p>
              </table:table-cell>
              <table:table-cell office:value-type="float" office:value="0.40263">
                <text:p>0.40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715">
                <text:p>24.6715</text:p>
              </table:table-cell>
              <table:table-cell office:value-type="float" office:value="0.41887">
                <text:p>0.41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6158">
                <text:p>25.6158</text:p>
              </table:table-cell>
              <table:table-cell office:value-type="float" office:value="0.44839">
                <text:p>0.44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752">
                <text:p>26.4752</text:p>
              </table:table-cell>
              <table:table-cell office:value-type="float" office:value="0.48527">
                <text:p>0.48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492">
                <text:p>27.492</text:p>
              </table:table-cell>
              <table:table-cell office:value-type="float" office:value="0.52951">
                <text:p>0.52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2501">
                <text:p>28.2501</text:p>
              </table:table-cell>
              <table:table-cell office:value-type="float" office:value="0.55971">
                <text:p>0.55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415">
                <text:p>29.3415</text:p>
              </table:table-cell>
              <table:table-cell office:value-type="float" office:value="0.60047">
                <text:p>0.60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9532">
                <text:p>29.9532</text:p>
              </table:table-cell>
              <table:table-cell office:value-type="float" office:value="0.62242">
                <text:p>0.62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9291">
                <text:p>30.9291</text:p>
              </table:table-cell>
              <table:table-cell office:value-type="float" office:value="0.65642">
                <text:p>0.65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455">
                <text:p>31.6455</text:p>
              </table:table-cell>
              <table:table-cell office:value-type="float" office:value="0.6806">
                <text:p>0.6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793">
                <text:p>31.6793</text:p>
              </table:table-cell>
              <table:table-cell office:value-type="float" office:value="0.68173">
                <text:p>0.681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3.703cm" style:legend-expansion="high" chart:style-name="ch2"/>
        <chart:plot-area chart:style-name="ch3" table:cell-range-address="'Cm NACA-TN-3361'.A2:'Cm NACA-TN-3361'.B18 'Cm NACA-TN-3361'.B1:'Cm NACA-TN-3361'.B1 XFOIL.E3:XFOIL.E9 Arkusz7.B2:Arkusz7.B28" chart:data-source-has-labels="row" svg:x="0.32cm" svg:y="0.18cm" svg:width="12.323cm" svg:height="8.64cm">
          <chart:coordinate-region svg:x="1.338cm" svg:y="0.379cm" svg:width="11.11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m NACA-TN-3361'.B2:'Cm NACA-TN-3361'.B18" chart:label-cell-address="'Cm NACA-TN-3361'.B1:'Cm NACA-TN-3361'.B1" chart:class="chart:scatter">
            <chart:domain table:cell-range-address="'Cm NACA-TN-3361'.A2:'Cm NACA-TN-3361'.A18"/>
            <chart:data-point chart:repeated="17"/>
          </chart:series>
          <chart:series chart:style-name="ch8" chart:values-cell-range-address="XFOIL.E3:XFOIL.E9" chart:class="chart:scatter">
            <chart:domain table:cell-range-address="XFOIL.A3:XFOIL.A9"/>
            <chart:data-point chart:repeated="7"/>
          </chart:series>
          <chart:series chart:style-name="ch9" chart:values-cell-range-address="Arkusz7.B2:Arkusz7.B28" chart:class="chart:scatter">
            <chart:domain table:cell-range-address="Arkusz7.A2:Arkusz7.A28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m</text:p>
                <draw:g>
                  <svg:desc>'Cm NACA-TN-3361'.B1:'Cm NACA-TN-3361'.B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Kolumna E</text:p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748">
                <text:p>-0.748</text:p>
                <draw:g>
                  <svg:desc>'Cm NACA-TN-3361'.A2:'Cm NACA-TN-3361'.A18</svg:desc>
                </draw:g>
              </table:table-cell>
              <table:table-cell office:value-type="float" office:value="-0.00602">
                <text:p>-0.00602</text:p>
                <draw:g>
                  <svg:desc>'Cm NACA-TN-3361'.B2:'Cm NACA-TN-3361'.B18</svg:desc>
                </draw:g>
              </table:table-cell>
              <table:table-cell office:value-type="float" office:value="0">
                <text:p>0</text:p>
                <draw:g>
                  <svg:desc>XFOIL.A3:XFOIL.A9</svg:desc>
                </draw:g>
              </table:table-cell>
              <table:table-cell office:value-type="float" office:value="-0">
                <text:p>-0</text:p>
                <draw:g>
                  <svg:desc>XFOIL.E3:XFOIL.E9</svg:desc>
                </draw:g>
              </table:table-cell>
              <table:table-cell office:value-type="float" office:value="-2.0042">
                <text:p>-2.0042</text:p>
                <draw:g>
                  <svg:desc>Arkusz7.A2:Arkusz7.A28</svg:desc>
                </draw:g>
              </table:table-cell>
              <table:table-cell office:value-type="float" office:value="-0.000107">
                <text:p>-0.000107</text:p>
                <draw:g>
                  <svg:desc>Arkusz7.B2:Arkusz7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059">
                <text:p>8.059</text:p>
              </table:table-cell>
              <table:table-cell office:value-type="float" office:value="-0.00262">
                <text:p>-0.00262</text:p>
              </table:table-cell>
              <table:table-cell office:value-type="float" office:value="2">
                <text:p>2</text:p>
              </table:table-cell>
              <table:table-cell office:value-type="float" office:value="0.0009">
                <text:p>0.0009</text:p>
              </table:table-cell>
              <table:table-cell office:value-type="float" office:value="-0.2641">
                <text:p>-0.2641</text:p>
              </table:table-cell>
              <table:table-cell office:value-type="float" office:value="0.000897">
                <text:p>0.000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451">
                <text:p>13.451</text:p>
              </table:table-cell>
              <table:table-cell office:value-type="float" office:value="0.00381">
                <text:p>0.00381</text:p>
              </table:table-cell>
              <table:table-cell office:value-type="float" office:value="4">
                <text:p>4</text:p>
              </table:table-cell>
              <table:table-cell office:value-type="float" office:value="0.0029">
                <text:p>0.0029</text:p>
              </table:table-cell>
              <table:table-cell office:value-type="float" office:value="1.589">
                <text:p>1.589</text:p>
              </table:table-cell>
              <table:table-cell office:value-type="float" office:value="0.003363">
                <text:p>0.003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779">
                <text:p>14.779</text:p>
              </table:table-cell>
              <table:table-cell office:value-type="float" office:value="-0.00439">
                <text:p>-0.00439</text:p>
              </table:table-cell>
              <table:table-cell office:value-type="float" office:value="6">
                <text:p>6</text:p>
              </table:table-cell>
              <table:table-cell office:value-type="float" office:value="0.0045">
                <text:p>0.0045</text:p>
              </table:table-cell>
              <table:table-cell office:value-type="float" office:value="3.973">
                <text:p>3.973</text:p>
              </table:table-cell>
              <table:table-cell office:value-type="float" office:value="0.002185">
                <text:p>0.002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">
                <text:p>16.091</text:p>
              </table:table-cell>
              <table:table-cell office:value-type="float" office:value="-0.04078">
                <text:p>-0.04078</text:p>
              </table:table-cell>
              <table:table-cell office:value-type="float" office:value="8">
                <text:p>8</text:p>
              </table:table-cell>
              <table:table-cell office:value-type="float" office:value="-0.0045">
                <text:p>-0.0045</text:p>
              </table:table-cell>
              <table:table-cell office:value-type="float" office:value="5.7891">
                <text:p>5.7891</text:p>
              </table:table-cell>
              <table:table-cell office:value-type="float" office:value="0.002261">
                <text:p>0.002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58">
                <text:p>18.058</text:p>
              </table:table-cell>
              <table:table-cell office:value-type="float" office:value="-0.07021">
                <text:p>-0.07021</text:p>
              </table:table-cell>
              <table:table-cell office:value-type="float" office:value="10">
                <text:p>10</text:p>
              </table:table-cell>
              <table:table-cell office:value-type="float" office:value="0.0013">
                <text:p>0.0013</text:p>
              </table:table-cell>
              <table:table-cell office:value-type="float" office:value="8.0594">
                <text:p>8.0594</text:p>
              </table:table-cell>
              <table:table-cell office:value-type="float" office:value="0.001524">
                <text:p>0.001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344">
                <text:p>21.344</text:p>
              </table:table-cell>
              <table:table-cell office:value-type="float" office:value="-0.10051">
                <text:p>-0.10051</text:p>
              </table:table-cell>
              <table:table-cell office:value-type="float" office:value="12">
                <text:p>12</text:p>
              </table:table-cell>
              <table:table-cell office:value-type="float" office:value="0.0076">
                <text:p>0.0076</text:p>
              </table:table-cell>
              <table:table-cell office:value-type="float" office:value="9.6103">
                <text:p>9.6103</text:p>
              </table:table-cell>
              <table:table-cell office:value-type="float" office:value="0.002471">
                <text:p>0.002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584">
                <text:p>26.584</text:p>
              </table:table-cell>
              <table:table-cell office:value-type="float" office:value="-0.14653">
                <text:p>-0.14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024">
                <text:p>11.5024</text:p>
              </table:table-cell>
              <table:table-cell office:value-type="float" office:value="0.001619">
                <text:p>0.001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526">
                <text:p>32.526</text:p>
              </table:table-cell>
              <table:table-cell office:value-type="float" office:value="-0.20051">
                <text:p>-0.20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794">
                <text:p>12.5794</text:p>
              </table:table-cell>
              <table:table-cell office:value-type="float" office:value="0.005276">
                <text:p>0.005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182">
                <text:p>38.182</text:p>
              </table:table-cell>
              <table:table-cell office:value-type="float" office:value="-0.24499">
                <text:p>-0.2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551">
                <text:p>13.6551</text:p>
              </table:table-cell>
              <table:table-cell office:value-type="float" office:value="0.013213">
                <text:p>0.013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255">
                <text:p>44.255</text:p>
              </table:table-cell>
              <table:table-cell office:value-type="float" office:value="-0.29069">
                <text:p>-0.29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12">
                <text:p>14.412</text:p>
              </table:table-cell>
              <table:table-cell office:value-type="float" office:value="0.012491">
                <text:p>0.0124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.582">
                <text:p>51.582</text:p>
              </table:table-cell>
              <table:table-cell office:value-type="float" office:value="-0.34276">
                <text:p>-0.3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124">
                <text:p>14.8124</text:p>
              </table:table-cell>
              <table:table-cell office:value-type="float" office:value="0.003101">
                <text:p>0.003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603">
                <text:p>59.603</text:p>
              </table:table-cell>
              <table:table-cell office:value-type="float" office:value="-0.39457">
                <text:p>-0.3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36">
                <text:p>15.236</text:p>
              </table:table-cell>
              <table:table-cell office:value-type="float" office:value="-0.019125">
                <text:p>-0.019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416">
                <text:p>67.416</text:p>
              </table:table-cell>
              <table:table-cell office:value-type="float" office:value="-0.44646">
                <text:p>-0.44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166">
                <text:p>15.7166</text:p>
              </table:table-cell>
              <table:table-cell office:value-type="float" office:value="-0.042285">
                <text:p>-0.042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.525">
                <text:p>74.525</text:p>
              </table:table-cell>
              <table:table-cell office:value-type="float" office:value="-0.48626">
                <text:p>-0.48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016">
                <text:p>16.4016</text:p>
              </table:table-cell>
              <table:table-cell office:value-type="float" office:value="-0.054443">
                <text:p>-0.054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.975">
                <text:p>81.975</text:p>
              </table:table-cell>
              <table:table-cell office:value-type="float" office:value="-0.51908">
                <text:p>-0.5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998">
                <text:p>17.4998</text:p>
              </table:table-cell>
              <table:table-cell office:value-type="float" office:value="-0.057438">
                <text:p>-0.0574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.003">
                <text:p>89.003</text:p>
              </table:table-cell>
              <table:table-cell office:value-type="float" office:value="-0.54519">
                <text:p>-0.5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4667">
                <text:p>18.4667</text:p>
              </table:table-cell>
              <table:table-cell office:value-type="float" office:value="-0.063803">
                <text:p>-0.063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993">
                <text:p>19.3993</text:p>
              </table:table-cell>
              <table:table-cell office:value-type="float" office:value="-0.080642">
                <text:p>-0.080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637">
                <text:p>20.4637</text:p>
              </table:table-cell>
              <table:table-cell office:value-type="float" office:value="-0.096014">
                <text:p>-0.096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762">
                <text:p>21.6762</text:p>
              </table:table-cell>
              <table:table-cell office:value-type="float" office:value="-0.101354">
                <text:p>-0.101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312">
                <text:p>22.8312</text:p>
              </table:table-cell>
              <table:table-cell office:value-type="float" office:value="-0.104332">
                <text:p>-0.104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3663">
                <text:p>24.3663</text:p>
              </table:table-cell>
              <table:table-cell office:value-type="float" office:value="-0.112902">
                <text:p>-0.112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322">
                <text:p>25.7322</text:p>
              </table:table-cell>
              <table:table-cell office:value-type="float" office:value="-0.124378">
                <text:p>-0.124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307">
                <text:p>27.6307</text:p>
              </table:table-cell>
              <table:table-cell office:value-type="float" office:value="-0.144728">
                <text:p>-0.144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0544">
                <text:p>29.0544</text:p>
              </table:table-cell>
              <table:table-cell office:value-type="float" office:value="-0.159516">
                <text:p>-0.159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5153">
                <text:p>30.5153</text:p>
              </table:table-cell>
              <table:table-cell office:value-type="float" office:value="-0.172389">
                <text:p>-0.172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94">
                <text:p>31.994</text:p>
              </table:table-cell>
              <table:table-cell office:value-type="float" office:value="-0.181928">
                <text:p>-0.1819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3.454cm" style:legend-expansion="high" chart:style-name="ch2"/>
        <chart:plot-area chart:style-name="ch3" table:cell-range-address="'Cl NACA-TN-3361'.A2:'Cl NACA-TN-3361'.B39 'Cl NACA-TN-3361'.B1:'Cl NACA-TN-3361'.B1 'Sandia PROFILE'.B2:'Sandia PROFILE'.B42 XFOIL.B3:XFOIL.B9 Arkusz6.B2:Arkusz6.B59" chart:data-source-has-labels="row" svg:x="0.32cm" svg:y="0.18cm" svg:width="12.323cm" svg:height="8.64cm">
          <chart:coordinate-region svg:x="1.047cm" svg:y="0.379cm" svg:width="11.4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l NACA-TN-3361'.B2:'Cl NACA-TN-3361'.B39" chart:label-cell-address="'Cl NACA-TN-3361'.B1:'Cl NACA-TN-3361'.B1" chart:class="chart:scatter">
            <chart:domain table:cell-range-address="'Cl NACA-TN-3361'.A2:'Cl NACA-TN-3361'.A39"/>
            <chart:data-point chart:repeated="38"/>
          </chart:series>
          <chart:series chart:style-name="ch8" chart:values-cell-range-address="'Sandia PROFILE'.B2:'Sandia PROFILE'.B42" chart:class="chart:scatter">
            <chart:domain table:cell-range-address="'Sandia PROFILE'.A2:'Sandia PROFILE'.A42"/>
            <chart:data-point chart:repeated="41"/>
          </chart:series>
          <chart:series chart:style-name="ch9" chart:values-cell-range-address="XFOIL.B3:XFOIL.B9" chart:class="chart:scatter">
            <chart:domain table:cell-range-address="XFOIL.A3:XFOIL.A9"/>
            <chart:data-point chart:repeated="7"/>
          </chart:series>
          <chart:series chart:style-name="ch10" chart:values-cell-range-address="Arkusz6.B2:Arkusz6.B59" chart:class="chart:scatter">
            <chart:domain table:cell-range-address="Arkusz6.A2:Arkusz6.A59"/>
            <chart:data-point chart:repeated="5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l</text:p>
                <draw:g>
                  <svg:desc>'Cl NACA-TN-3361'.B1:'Cl NACA-TN-3361'.B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83">
                <text:p>-1.683</text:p>
                <draw:g>
                  <svg:desc>'Cl NACA-TN-3361'.A2:'Cl NACA-TN-3361'.A39</svg:desc>
                </draw:g>
              </table:table-cell>
              <table:table-cell office:value-type="float" office:value="-0.1304">
                <text:p>-0.1304</text:p>
                <draw:g>
                  <svg:desc>'Cl NACA-TN-3361'.B2:'Cl NACA-TN-3361'.B39</svg:desc>
                </draw:g>
              </table:table-cell>
              <table:table-cell office:value-type="float" office:value="0">
                <text:p>0</text:p>
                <draw:g>
                  <svg:desc>'Sandia PROFILE'.A2:'Sandia PROFILE'.A42</svg:desc>
                </draw:g>
              </table:table-cell>
              <table:table-cell office:value-type="float" office:value="0">
                <text:p>0</text:p>
                <draw:g>
                  <svg:desc>'Sandia PROFILE'.B2:'Sandia PROFILE'.B42</svg:desc>
                </draw:g>
              </table:table-cell>
              <table:table-cell office:value-type="float" office:value="0">
                <text:p>0</text:p>
                <draw:g>
                  <svg:desc>XFOIL.A3:XFOIL.A9</svg:desc>
                </draw:g>
              </table:table-cell>
              <table:table-cell office:value-type="float" office:value="0">
                <text:p>0</text:p>
                <draw:g>
                  <svg:desc>XFOIL.B3:XFOIL.B9</svg:desc>
                </draw:g>
              </table:table-cell>
              <table:table-cell office:value-type="float" office:value="-1.8546">
                <text:p>-1.8546</text:p>
                <draw:g>
                  <svg:desc>Arkusz6.A2:Arkusz6.A59</svg:desc>
                </draw:g>
              </table:table-cell>
              <table:table-cell office:value-type="float" office:value="-0.20169">
                <text:p>-0.20169</text:p>
                <draw:g>
                  <svg:desc>Arkusz6.B2:Arkusz6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41">
                <text:p>-0.241</text:p>
              </table:table-cell>
              <table:table-cell office:value-type="float" office:value="0.00162">
                <text:p>0.00162</text:p>
              </table:table-cell>
              <table:table-cell office:value-type="float" office:value="1">
                <text:p>1</text:p>
              </table:table-cell>
              <table:table-cell office:value-type="float" office:value="0.11">
                <text:p>0.11</text:p>
              </table:table-cell>
              <table:table-cell office:value-type="float" office:value="2">
                <text:p>2</text:p>
              </table:table-cell>
              <table:table-cell office:value-type="float" office:value="0.221">
                <text:p>0.221</text:p>
              </table:table-cell>
              <table:table-cell office:value-type="float" office:value="-1.7544">
                <text:p>-1.7544</text:p>
              </table:table-cell>
              <table:table-cell office:value-type="float" office:value="-0.19135">
                <text:p>-0.19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65">
                <text:p>1.765</text:p>
              </table:table-cell>
              <table:table-cell office:value-type="float" office:value="0.19822">
                <text:p>0.19822</text:p>
              </table:table-cell>
              <table:table-cell office:value-type="float" office:value="2">
                <text:p>2</text:p>
              </table:table-cell>
              <table:table-cell office:value-type="float" office:value="0.22">
                <text:p>0.22</text:p>
              </table:table-cell>
              <table:table-cell office:value-type="float" office:value="4">
                <text:p>4</text:p>
              </table:table-cell>
              <table:table-cell office:value-type="float" office:value="0.4367">
                <text:p>0.4367</text:p>
              </table:table-cell>
              <table:table-cell office:value-type="float" office:value="-1.0506">
                <text:p>-1.0506</text:p>
              </table:table-cell>
              <table:table-cell office:value-type="float" office:value="-0.11768">
                <text:p>-0.11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11">
                <text:p>3.211</text:p>
              </table:table-cell>
              <table:table-cell office:value-type="float" office:value="0.3692">
                <text:p>0.3692</text:p>
              </table:table-cell>
              <table:table-cell office:value-type="float" office:value="3">
                <text:p>3</text:p>
              </table:table-cell>
              <table:table-cell office:value-type="float" office:value="0.33">
                <text:p>0.33</text:p>
              </table:table-cell>
              <table:table-cell office:value-type="float" office:value="6">
                <text:p>6</text:p>
              </table:table-cell>
              <table:table-cell office:value-type="float" office:value="0.6539">
                <text:p>0.6539</text:p>
              </table:table-cell>
              <table:table-cell office:value-type="float" office:value="-0.5629">
                <text:p>-0.5629</text:p>
              </table:table-cell>
              <table:table-cell office:value-type="float" office:value="-0.06466">
                <text:p>-0.06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29">
                <text:p>4.829</text:p>
              </table:table-cell>
              <table:table-cell office:value-type="float" office:value="0.54373">
                <text:p>0.54373</text:p>
              </table:table-cell>
              <table:table-cell office:value-type="float" office:value="4">
                <text:p>4</text:p>
              </table:table-cell>
              <table:table-cell office:value-type="float" office:value="0.44">
                <text:p>0.44</text:p>
              </table:table-cell>
              <table:table-cell office:value-type="float" office:value="8">
                <text:p>8</text:p>
              </table:table-cell>
              <table:table-cell office:value-type="float" office:value="0.9148">
                <text:p>0.9148</text:p>
              </table:table-cell>
              <table:table-cell office:value-type="float" office:value="-0.2893">
                <text:p>-0.2893</text:p>
              </table:table-cell>
              <table:table-cell office:value-type="float" office:value="-0.03342">
                <text:p>-0.03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8">
                <text:p>6.78</text:p>
              </table:table-cell>
              <table:table-cell office:value-type="float" office:value="0.73925">
                <text:p>0.73925</text:p>
              </table:table-cell>
              <table:table-cell office:value-type="float" office:value="5">
                <text:p>5</text:p>
              </table:table-cell>
              <table:table-cell office:value-type="float" office:value="0.55">
                <text:p>0.55</text:p>
              </table:table-cell>
              <table:table-cell office:value-type="float" office:value="10">
                <text:p>10</text:p>
              </table:table-cell>
              <table:table-cell office:value-type="float" office:value="1.1049">
                <text:p>1.1049</text:p>
              </table:table-cell>
              <table:table-cell office:value-type="float" office:value="-0.0269">
                <text:p>-0.0269</text:p>
              </table:table-cell>
              <table:table-cell office:value-type="float" office:value="-0.00004">
                <text:p>-0.00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1">
                <text:p>8.41</text:p>
              </table:table-cell>
              <table:table-cell office:value-type="float" office:value="0.89639">
                <text:p>0.89639</text:p>
              </table:table-cell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  <table:table-cell office:value-type="float" office:value="12">
                <text:p>12</text:p>
              </table:table-cell>
              <table:table-cell office:value-type="float" office:value="1.2867">
                <text:p>1.2867</text:p>
              </table:table-cell>
              <table:table-cell office:value-type="float" office:value="0.9122">
                <text:p>0.9122</text:p>
              </table:table-cell>
              <table:table-cell office:value-type="float" office:value="0.09566">
                <text:p>0.095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042">
                <text:p>10.042</text:p>
              </table:table-cell>
              <table:table-cell office:value-type="float" office:value="1.05005">
                <text:p>1.05005</text:p>
              </table:table-cell>
              <table:table-cell office:value-type="float" office:value="7">
                <text:p>7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88">
                <text:p>1.7188</text:p>
              </table:table-cell>
              <table:table-cell office:value-type="float" office:value="0.1792">
                <text:p>0.1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515">
                <text:p>11.515</text:p>
              </table:table-cell>
              <table:table-cell office:value-type="float" office:value="1.18279">
                <text:p>1.18279</text:p>
              </table:table-cell>
              <table:table-cell office:value-type="float" office:value="8">
                <text:p>8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51">
                <text:p>1.8651</text:p>
              </table:table-cell>
              <table:table-cell office:value-type="float" office:value="0.19445">
                <text:p>0.19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836">
                <text:p>12.836</text:p>
              </table:table-cell>
              <table:table-cell office:value-type="float" office:value="1.28416">
                <text:p>1.28416</text:p>
              </table:table-cell>
              <table:table-cell office:value-type="float" office:value="9">
                <text:p>9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91">
                <text:p>3.0091</text:p>
              </table:table-cell>
              <table:table-cell office:value-type="float" office:value="0.31438">
                <text:p>0.314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354">
                <text:p>13.354</text:p>
              </table:table-cell>
              <table:table-cell office:value-type="float" office:value="1.29132">
                <text:p>1.29132</text:p>
              </table:table-cell>
              <table:table-cell office:value-type="float" office:value="10">
                <text:p>10</text:p>
              </table:table-cell>
              <table:table-cell office:value-type="float" office:value="1.0727">
                <text:p>1.0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57">
                <text:p>3.9757</text:p>
              </table:table-cell>
              <table:table-cell office:value-type="float" office:value="0.41991">
                <text:p>0.41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613">
                <text:p>13.613</text:p>
              </table:table-cell>
              <table:table-cell office:value-type="float" office:value="1.1697">
                <text:p>1.1697</text:p>
              </table:table-cell>
              <table:table-cell office:value-type="float" office:value="11">
                <text:p>11</text:p>
              </table:table-cell>
              <table:table-cell office:value-type="float" office:value="1.1539">
                <text:p>1.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31">
                <text:p>4.1031</text:p>
              </table:table-cell>
              <table:table-cell office:value-type="float" office:value="0.43402">
                <text:p>0.43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917">
                <text:p>13.917</text:p>
              </table:table-cell>
              <table:table-cell office:value-type="float" office:value="0.98549">
                <text:p>0.98549</text:p>
              </table:table-cell>
              <table:table-cell office:value-type="float" office:value="12">
                <text:p>12</text:p>
              </table:table-cell>
              <table:table-cell office:value-type="float" office:value="1.2072">
                <text:p>1.2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5">
                <text:p>5.045</text:p>
              </table:table-cell>
              <table:table-cell office:value-type="float" office:value="0.53607">
                <text:p>0.53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339">
                <text:p>15.339</text:p>
              </table:table-cell>
              <table:table-cell office:value-type="float" office:value="0.94431">
                <text:p>0.94431</text:p>
              </table:table-cell>
              <table:table-cell office:value-type="float" office:value="13">
                <text:p>13</text:p>
              </table:table-cell>
              <table:table-cell office:value-type="float" office:value="1.2169">
                <text:p>1.2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38">
                <text:p>6.2038</text:p>
              </table:table-cell>
              <table:table-cell office:value-type="float" office:value="0.65531">
                <text:p>0.65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133">
                <text:p>17.133</text:p>
              </table:table-cell>
              <table:table-cell office:value-type="float" office:value="0.8685">
                <text:p>0.8685</text:p>
              </table:table-cell>
              <table:table-cell office:value-type="float" office:value="14">
                <text:p>14</text:p>
              </table:table-cell>
              <table:table-cell office:value-type="float" office:value="1.1614">
                <text:p>1.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262">
                <text:p>6.6262</text:p>
              </table:table-cell>
              <table:table-cell office:value-type="float" office:value="0.69925">
                <text:p>0.69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589">
                <text:p>18.589</text:p>
              </table:table-cell>
              <table:table-cell office:value-type="float" office:value="0.77864">
                <text:p>0.77864</text:p>
              </table:table-cell>
              <table:table-cell office:value-type="float" office:value="15">
                <text:p>15</text:p>
              </table:table-cell>
              <table:table-cell office:value-type="float" office:value="1.0478">
                <text:p>1.0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476">
                <text:p>7.3476</text:p>
              </table:table-cell>
              <table:table-cell office:value-type="float" office:value="0.77454">
                <text:p>0.77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148">
                <text:p>19.148</text:p>
              </table:table-cell>
              <table:table-cell office:value-type="float" office:value="0.72669">
                <text:p>0.72669</text:p>
              </table:table-cell>
              <table:table-cell office:value-type="float" office:value="16">
                <text:p>16</text:p>
              </table:table-cell>
              <table:table-cell office:value-type="float" office:value="0.9221">
                <text:p>0.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439">
                <text:p>8.8439</text:p>
              </table:table-cell>
              <table:table-cell office:value-type="float" office:value="0.92797">
                <text:p>0.92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548">
                <text:p>20.548</text:p>
              </table:table-cell>
              <table:table-cell office:value-type="float" office:value="0.71681">
                <text:p>0.71681</text:p>
              </table:table-cell>
              <table:table-cell office:value-type="float" office:value="17">
                <text:p>17</text:p>
              </table:table-cell>
              <table:table-cell office:value-type="float" office:value="0.7826">
                <text:p>0.7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542">
                <text:p>9.0542</text:p>
              </table:table-cell>
              <table:table-cell office:value-type="float" office:value="0.94931">
                <text:p>0.94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273">
                <text:p>22.273</text:p>
              </table:table-cell>
              <table:table-cell office:value-type="float" office:value="0.73835">
                <text:p>0.73835</text:p>
              </table:table-cell>
              <table:table-cell office:value-type="float" office:value="18">
                <text:p>18</text:p>
              </table:table-cell>
              <table:table-cell office:value-type="float" office:value="0.7163">
                <text:p>0.7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697">
                <text:p>9.7697</text:p>
              </table:table-cell>
              <table:table-cell office:value-type="float" office:value="1.01687">
                <text:p>1.016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151">
                <text:p>24.151</text:p>
              </table:table-cell>
              <table:table-cell office:value-type="float" office:value="0.79125">
                <text:p>0.79125</text:p>
              </table:table-cell>
              <table:table-cell office:value-type="float" office:value="19">
                <text:p>19</text:p>
              </table:table-cell>
              <table:table-cell office:value-type="float" office:value="0.7091">
                <text:p>0.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501">
                <text:p>10.9501</text:p>
              </table:table-cell>
              <table:table-cell office:value-type="float" office:value="1.11792">
                <text:p>1.11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705">
                <text:p>26.705</text:p>
              </table:table-cell>
              <table:table-cell office:value-type="float" office:value="0.87224">
                <text:p>0.87224</text:p>
              </table:table-cell>
              <table:table-cell office:value-type="float" office:value="20">
                <text:p>20</text:p>
              </table:table-cell>
              <table:table-cell office:value-type="float" office:value="0.7269">
                <text:p>0.7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661">
                <text:p>11.0661</text:p>
              </table:table-cell>
              <table:table-cell office:value-type="float" office:value="1.1279">
                <text:p>1.1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254">
                <text:p>29.254</text:p>
              </table:table-cell>
              <table:table-cell office:value-type="float" office:value="0.96018">
                <text:p>0.96018</text:p>
              </table:table-cell>
              <table:table-cell office:value-type="float" office:value="21">
                <text:p>21</text:p>
              </table:table-cell>
              <table:table-cell office:value-type="float" office:value="0.7595">
                <text:p>0.7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357">
                <text:p>11.9357</text:p>
              </table:table-cell>
              <table:table-cell office:value-type="float" office:value="1.20092">
                <text:p>1.20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193">
                <text:p>33.193</text:p>
              </table:table-cell>
              <table:table-cell office:value-type="float" office:value="1.05215">
                <text:p>1.05215</text:p>
              </table:table-cell>
              <table:table-cell office:value-type="float" office:value="22">
                <text:p>22</text:p>
              </table:table-cell>
              <table:table-cell office:value-type="float" office:value="0.7981">
                <text:p>0.7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642">
                <text:p>12.7642</text:p>
              </table:table-cell>
              <table:table-cell office:value-type="float" office:value="1.25807">
                <text:p>1.258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.017">
                <text:p>38.017</text:p>
              </table:table-cell>
              <table:table-cell office:value-type="float" office:value="1.12359">
                <text:p>1.12359</text:p>
              </table:table-cell>
              <table:table-cell office:value-type="float" office:value="23">
                <text:p>23</text:p>
              </table:table-cell>
              <table:table-cell office:value-type="float" office:value="0.8426">
                <text:p>0.8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853">
                <text:p>12.9853</text:p>
              </table:table-cell>
              <table:table-cell office:value-type="float" office:value="1.27633">
                <text:p>1.276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005">
                <text:p>42.005</text:p>
              </table:table-cell>
              <table:table-cell office:value-type="float" office:value="1.14602">
                <text:p>1.14602</text:p>
              </table:table-cell>
              <table:table-cell office:value-type="float" office:value="24">
                <text:p>24</text:p>
              </table:table-cell>
              <table:table-cell office:value-type="float" office:value="0.8882">
                <text:p>0.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434">
                <text:p>13.2434</text:p>
              </table:table-cell>
              <table:table-cell office:value-type="float" office:value="1.28981">
                <text:p>1.28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814">
                <text:p>48.814</text:p>
              </table:table-cell>
              <table:table-cell office:value-type="float" office:value="1.11738">
                <text:p>1.11738</text:p>
              </table:table-cell>
              <table:table-cell office:value-type="float" office:value="25">
                <text:p>25</text:p>
              </table:table-cell>
              <table:table-cell office:value-type="float" office:value="0.9352">
                <text:p>0.9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755">
                <text:p>13.4755</text:p>
              </table:table-cell>
              <table:table-cell office:value-type="float" office:value="1.30231">
                <text:p>1.30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66">
                <text:p>55.66</text:p>
              </table:table-cell>
              <table:table-cell office:value-type="float" office:value="1.03658">
                <text:p>1.03658</text:p>
              </table:table-cell>
              <table:table-cell office:value-type="float" office:value="26">
                <text:p>26</text:p>
              </table:table-cell>
              <table:table-cell office:value-type="float" office:value="0.9842">
                <text:p>0.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129">
                <text:p>13.7129</text:p>
              </table:table-cell>
              <table:table-cell office:value-type="float" office:value="1.31605">
                <text:p>1.316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.359">
                <text:p>59.359</text:p>
              </table:table-cell>
              <table:table-cell office:value-type="float" office:value="0.97543">
                <text:p>0.97543</text:p>
              </table:table-cell>
              <table:table-cell office:value-type="float" office:value="27">
                <text:p>27</text:p>
              </table:table-cell>
              <table:table-cell office:value-type="float" office:value="1.0355">
                <text:p>1.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757">
                <text:p>14.0757</text:p>
              </table:table-cell>
              <table:table-cell office:value-type="float" office:value="1.31498">
                <text:p>1.314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305">
                <text:p>64.305</text:p>
              </table:table-cell>
              <table:table-cell office:value-type="float" office:value="0.87302">
                <text:p>0.8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201">
                <text:p>14.1201</text:p>
              </table:table-cell>
              <table:table-cell office:value-type="float" office:value="1.31331">
                <text:p>1.313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031">
                <text:p>68.031</text:p>
              </table:table-cell>
              <table:table-cell office:value-type="float" office:value="0.77362">
                <text:p>0.77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659">
                <text:p>14.2659</text:p>
              </table:table-cell>
              <table:table-cell office:value-type="float" office:value="1.27341">
                <text:p>1.27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.943">
                <text:p>71.943</text:p>
              </table:table-cell>
              <table:table-cell office:value-type="float" office:value="0.6569">
                <text:p>0.6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094">
                <text:p>14.3094</text:p>
              </table:table-cell>
              <table:table-cell office:value-type="float" office:value="1.16252">
                <text:p>1.162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.612">
                <text:p>74.612</text:p>
              </table:table-cell>
              <table:table-cell office:value-type="float" office:value="0.57448">
                <text:p>0.57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756">
                <text:p>14.3756</text:p>
              </table:table-cell>
              <table:table-cell office:value-type="float" office:value="1.02222">
                <text:p>1.02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.477">
                <text:p>78.477</text:p>
              </table:table-cell>
              <table:table-cell office:value-type="float" office:value="0.46129">
                <text:p>0.4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254">
                <text:p>14.6254</text:p>
              </table:table-cell>
              <table:table-cell office:value-type="float" office:value="0.98768">
                <text:p>0.987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2.864">
                <text:p>82.864</text:p>
              </table:table-cell>
              <table:table-cell office:value-type="float" office:value="0.31394">
                <text:p>0.3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906">
                <text:p>14.6906</text:p>
              </table:table-cell>
              <table:table-cell office:value-type="float" office:value="0.98514">
                <text:p>0.985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.849">
                <text:p>85.849</text:p>
              </table:table-cell>
              <table:table-cell office:value-type="float" office:value="0.19641">
                <text:p>0.19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666">
                <text:p>15.0666</text:p>
              </table:table-cell>
              <table:table-cell office:value-type="float" office:value="0.96987">
                <text:p>0.96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.102">
                <text:p>89.102</text:p>
              </table:table-cell>
              <table:table-cell office:value-type="float" office:value="0.09003">
                <text:p>0.09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578">
                <text:p>15.7578</text:p>
              </table:table-cell>
              <table:table-cell office:value-type="float" office:value="0.94684">
                <text:p>0.94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1906">
                <text:p>16.1906</text:p>
              </table:table-cell>
              <table:table-cell office:value-type="float" office:value="0.93138">
                <text:p>0.931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929">
                <text:p>17.1929</text:p>
              </table:table-cell>
              <table:table-cell office:value-type="float" office:value="0.88276">
                <text:p>0.88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427">
                <text:p>17.2427</text:p>
              </table:table-cell>
              <table:table-cell office:value-type="float" office:value="0.88003">
                <text:p>0.88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588">
                <text:p>18.588</text:p>
              </table:table-cell>
              <table:table-cell office:value-type="float" office:value="0.80095">
                <text:p>0.80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023">
                <text:p>18.6023</text:p>
              </table:table-cell>
              <table:table-cell office:value-type="float" office:value="0.79998">
                <text:p>0.79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081">
                <text:p>19.3081</text:p>
              </table:table-cell>
              <table:table-cell office:value-type="float" office:value="0.74947">
                <text:p>0.74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075">
                <text:p>19.5075</text:p>
              </table:table-cell>
              <table:table-cell office:value-type="float" office:value="0.73818">
                <text:p>0.73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369">
                <text:p>20.7369</text:p>
              </table:table-cell>
              <table:table-cell office:value-type="float" office:value="0.69977">
                <text:p>0.69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138">
                <text:p>21.4138</text:p>
              </table:table-cell>
              <table:table-cell office:value-type="float" office:value="0.69333">
                <text:p>0.69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569">
                <text:p>21.9569</text:p>
              </table:table-cell>
              <table:table-cell office:value-type="float" office:value="0.69832">
                <text:p>0.69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862">
                <text:p>23.2862</text:p>
              </table:table-cell>
              <table:table-cell office:value-type="float" office:value="0.73996">
                <text:p>0.73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961">
                <text:p>23.9961</text:p>
              </table:table-cell>
              <table:table-cell office:value-type="float" office:value="0.76967">
                <text:p>0.76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715">
                <text:p>24.6715</text:p>
              </table:table-cell>
              <table:table-cell office:value-type="float" office:value="0.79824">
                <text:p>0.79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6158">
                <text:p>25.6158</text:p>
              </table:table-cell>
              <table:table-cell office:value-type="float" office:value="0.83592">
                <text:p>0.83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4752">
                <text:p>26.4752</text:p>
              </table:table-cell>
              <table:table-cell office:value-type="float" office:value="0.86886">
                <text:p>0.86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492">
                <text:p>27.492</text:p>
              </table:table-cell>
              <table:table-cell office:value-type="float" office:value="0.90694">
                <text:p>0.90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2501">
                <text:p>28.2501</text:p>
              </table:table-cell>
              <table:table-cell office:value-type="float" office:value="0.93419">
                <text:p>0.93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415">
                <text:p>29.3415</text:p>
              </table:table-cell>
              <table:table-cell office:value-type="float" office:value="0.96435">
                <text:p>0.96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9532">
                <text:p>29.9532</text:p>
              </table:table-cell>
              <table:table-cell office:value-type="float" office:value="0.97749">
                <text:p>0.97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9291">
                <text:p>30.9291</text:p>
              </table:table-cell>
              <table:table-cell office:value-type="float" office:value="0.99711">
                <text:p>0.99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455">
                <text:p>31.6455</text:p>
              </table:table-cell>
              <table:table-cell office:value-type="float" office:value="1.00717">
                <text:p>1.007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793">
                <text:p>31.6793</text:p>
              </table:table-cell>
              <table:table-cell office:value-type="float" office:value="1.00742">
                <text:p>1.007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27cm" svg:y="4.201cm" style:legend-expansion="high" chart:style-name="ch2"/>
        <chart:plot-area chart:style-name="ch3" table:cell-range-address="Arkusz7.A2:Arkusz7.B28 Arkusz7.B1:Arkusz7.B1" chart:data-source-has-labels="row" svg:x="0.32cm" svg:y="0.18cm" svg:width="13.487cm" svg:height="8.64cm">
          <chart:coordinate-region svg:x="0.466cm" svg:y="0.379cm" svg:width="13.15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7.B2:Arkusz7.B28" chart:label-cell-address="Arkusz7.B1:Arkusz7.B1" chart:class="chart:scatter">
            <chart:domain table:cell-range-address="Arkusz7.A2:Arkusz7.A28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m</text:p>
                <draw:g>
                  <svg:desc>Arkusz7.B1:Arkusz7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0042">
                <text:p>-2.0042</text:p>
                <draw:g>
                  <svg:desc>Arkusz7.A2:Arkusz7.A28</svg:desc>
                </draw:g>
              </table:table-cell>
              <table:table-cell office:value-type="float" office:value="-0.000107">
                <text:p>-0.000107</text:p>
                <draw:g>
                  <svg:desc>Arkusz7.B2:Arkusz7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641">
                <text:p>-0.2641</text:p>
              </table:table-cell>
              <table:table-cell office:value-type="float" office:value="0.000897">
                <text:p>0.000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9">
                <text:p>1.589</text:p>
              </table:table-cell>
              <table:table-cell office:value-type="float" office:value="0.003363">
                <text:p>0.003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73">
                <text:p>3.973</text:p>
              </table:table-cell>
              <table:table-cell office:value-type="float" office:value="0.002185">
                <text:p>0.002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7891">
                <text:p>5.7891</text:p>
              </table:table-cell>
              <table:table-cell office:value-type="float" office:value="0.002261">
                <text:p>0.002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0594">
                <text:p>8.0594</text:p>
              </table:table-cell>
              <table:table-cell office:value-type="float" office:value="0.001524">
                <text:p>0.001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6103">
                <text:p>9.6103</text:p>
              </table:table-cell>
              <table:table-cell office:value-type="float" office:value="0.002471">
                <text:p>0.002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5024">
                <text:p>11.5024</text:p>
              </table:table-cell>
              <table:table-cell office:value-type="float" office:value="0.001619">
                <text:p>0.001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5794">
                <text:p>12.5794</text:p>
              </table:table-cell>
              <table:table-cell office:value-type="float" office:value="0.005276">
                <text:p>0.005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6551">
                <text:p>13.6551</text:p>
              </table:table-cell>
              <table:table-cell office:value-type="float" office:value="0.013213">
                <text:p>0.013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412">
                <text:p>14.412</text:p>
              </table:table-cell>
              <table:table-cell office:value-type="float" office:value="0.012491">
                <text:p>0.0124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8124">
                <text:p>14.8124</text:p>
              </table:table-cell>
              <table:table-cell office:value-type="float" office:value="0.003101">
                <text:p>0.003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236">
                <text:p>15.236</text:p>
              </table:table-cell>
              <table:table-cell office:value-type="float" office:value="-0.019125">
                <text:p>-0.019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7166">
                <text:p>15.7166</text:p>
              </table:table-cell>
              <table:table-cell office:value-type="float" office:value="-0.042285">
                <text:p>-0.0422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4016">
                <text:p>16.4016</text:p>
              </table:table-cell>
              <table:table-cell office:value-type="float" office:value="-0.054443">
                <text:p>-0.0544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4998">
                <text:p>17.4998</text:p>
              </table:table-cell>
              <table:table-cell office:value-type="float" office:value="-0.057438">
                <text:p>-0.0574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4667">
                <text:p>18.4667</text:p>
              </table:table-cell>
              <table:table-cell office:value-type="float" office:value="-0.063803">
                <text:p>-0.063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3993">
                <text:p>19.3993</text:p>
              </table:table-cell>
              <table:table-cell office:value-type="float" office:value="-0.080642">
                <text:p>-0.080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4637">
                <text:p>20.4637</text:p>
              </table:table-cell>
              <table:table-cell office:value-type="float" office:value="-0.096014">
                <text:p>-0.096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6762">
                <text:p>21.6762</text:p>
              </table:table-cell>
              <table:table-cell office:value-type="float" office:value="-0.101354">
                <text:p>-0.101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312">
                <text:p>22.8312</text:p>
              </table:table-cell>
              <table:table-cell office:value-type="float" office:value="-0.104332">
                <text:p>-0.1043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3663">
                <text:p>24.3663</text:p>
              </table:table-cell>
              <table:table-cell office:value-type="float" office:value="-0.112902">
                <text:p>-0.112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7322">
                <text:p>25.7322</text:p>
              </table:table-cell>
              <table:table-cell office:value-type="float" office:value="-0.124378">
                <text:p>-0.1243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6307">
                <text:p>27.6307</text:p>
              </table:table-cell>
              <table:table-cell office:value-type="float" office:value="-0.144728">
                <text:p>-0.1447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.0544">
                <text:p>29.0544</text:p>
              </table:table-cell>
              <table:table-cell office:value-type="float" office:value="-0.159516">
                <text:p>-0.159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.5153">
                <text:p>30.5153</text:p>
              </table:table-cell>
              <table:table-cell office:value-type="float" office:value="-0.172389">
                <text:p>-0.172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.994">
                <text:p>31.994</text:p>
              </table:table-cell>
              <table:table-cell office:value-type="float" office:value="-0.181928">
                <text:p>-0.18192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